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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Liberation Serif"/>
      </text:list-level-style-bullet>
      <text:list-level-style-bullet text:level="2" text:style-name="WW_CharLFO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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Liberation Serif"/>
      </text:list-level-style-bullet>
      <text:list-level-style-bullet text:level="2" text:style-name="WW_CharLFO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fr" fo:country="FR"/>
    </style:style>
    <style:style style:name="P2" style:parent-style-name="Titre1" style:family="paragraph">
      <style:text-properties style:font-name="Liberation Serif" style:font-name-complex="Liberation Serif" fo:language="fr" fo:country="FR"/>
    </style:style>
    <style:style style:name="P3" style:parent-style-name="Normal" style:family="paragraph">
      <style:text-properties style:font-name-complex="Liberation Serif" fo:language="fr" fo:country="FR"/>
    </style:style>
    <style:style style:name="P4" style:parent-style-name="Normal" style:family="paragraph">
      <style:text-properties style:font-name-complex="Liberation Serif" fo:language="fr" fo:country="FR"/>
    </style:style>
    <style:style style:name="P5" style:parent-style-name="Paragraphedeliste" style:family="paragraph">
      <style:text-properties style:font-name-complex="Liberation Serif" fo:language="fr" fo:country="FR"/>
    </style:style>
    <style:style style:name="P6" style:parent-style-name="Paragraphedeliste" style:family="paragraph">
      <style:text-properties style:font-name-complex="Liberation Serif" fo:language="fr" fo:country="FR"/>
    </style:style>
    <style:style style:name="P7" style:parent-style-name="Paragraphedeliste" style:family="paragraph">
      <style:text-properties style:font-name-complex="Liberation Serif" fo:language="fr" fo:country="FR"/>
    </style:style>
    <style:style style:name="P8" style:parent-style-name="Normal" style:family="paragraph">
      <style:text-properties style:font-name-complex="Liberation Serif" fo:language="fr" fo:country="FR"/>
    </style:style>
    <style:style style:name="P9" style:parent-style-name="Normal" style:family="paragraph">
      <style:text-properties style:font-name-complex="Liberation Serif" fo:language="fr" fo:country="FR"/>
    </style:style>
    <style:style style:name="T10" style:parent-style-name="Policepardéfaut" style:family="text">
      <style:text-properties style:font-name="Liberation Serif" style:font-name-complex="Liberation Serif" fo:font-weight="bold" style:font-weight-asian="bold" style:font-weight-complex="bold" fo:language="fr" fo:country="FR"/>
    </style:style>
    <style:style style:name="T11" style:parent-style-name="Policepardéfaut" style:family="text">
      <style:text-properties style:font-name="Liberation Serif" style:font-name-complex="Liberation Serif" fo:language="fr" fo:country="FR"/>
    </style:style>
    <style:style style:name="T12" style:parent-style-name="Policepardéfaut" style:family="text">
      <style:text-properties style:font-name="Liberation Serif" style:font-name-complex="Liberation Serif" fo:font-weight="bold" style:font-weight-asian="bold" style:font-weight-complex="bold" fo:language="fr" fo:country="FR"/>
    </style:style>
    <style:style style:name="T13" style:parent-style-name="Policepardéfaut" style:family="text">
      <style:text-properties style:font-name="Liberation Serif" style:font-name-complex="Liberation Serif" fo:language="fr" fo:country="FR"/>
    </style:style>
    <style:style style:name="T14" style:parent-style-name="Policepardéfaut" style:family="text">
      <style:text-properties style:font-name="Liberation Serif" style:font-name-complex="Liberation Serif" fo:font-weight="bold" style:font-weight-asian="bold" style:font-weight-complex="bold" fo:language="fr" fo:country="FR"/>
    </style:style>
    <style:style style:name="T15" style:parent-style-name="Policepardéfaut" style:family="text">
      <style:text-properties style:font-name="Liberation Serif" style:font-name-complex="Liberation Serif" fo:language="fr" fo:country="FR"/>
    </style:style>
    <style:style style:name="T16" style:parent-style-name="Policepardéfaut" style:family="text">
      <style:text-properties style:font-name="Liberation Serif" style:font-name-complex="Liberation Serif" fo:font-weight="bold" style:font-weight-asian="bold" style:font-weight-complex="bold" fo:language="fr" fo:country="FR"/>
    </style:style>
    <style:style style:name="P17" style:parent-style-name="Normal" style:family="paragraph">
      <style:text-properties style:font-name-complex="Liberation Serif" fo:language="fr" fo:country="FR"/>
    </style:style>
    <style:style style:name="P18" style:parent-style-name="Normal" style:family="paragraph">
      <style:text-properties style:font-name-complex="Liberation Serif" fo:language="fr" fo:country="FR"/>
    </style:style>
    <style:style style:name="P19" style:parent-style-name="Normal" style:family="paragraph">
      <style:text-properties style:font-name-complex="Liberation Serif" fo:language="fr" fo:country="FR"/>
    </style:style>
    <style:style style:name="P20" style:parent-style-name="Normal" style:family="paragraph">
      <style:text-properties style:font-name-complex="Liberation Serif" fo:language="fr" fo:country="FR"/>
    </style:style>
    <style:style style:name="T21" style:parent-style-name="Policepardéfaut" style:family="text">
      <style:text-properties style:font-name="Liberation Serif" style:font-name-complex="Liberation Serif" fo:font-weight="bold" style:font-weight-asian="bold" style:font-weight-complex="bold" fo:language="fr" fo:country="FR"/>
    </style:style>
    <style:style style:name="T22" style:parent-style-name="Policepardéfaut" style:family="text">
      <style:text-properties style:font-name="Liberation Serif" style:font-name-complex="Liberation Serif" fo:language="fr" fo:country="FR"/>
    </style:style>
    <style:style style:name="T23" style:parent-style-name="Policepardéfaut" style:family="text">
      <style:text-properties style:font-name="Liberation Serif" style:font-name-complex="Liberation Serif" fo:font-weight="bold" style:font-weight-asian="bold" style:font-weight-complex="bold" fo:language="fr" fo:country="FR"/>
    </style:style>
    <style:style style:name="T24" style:parent-style-name="Policepardéfaut" style:family="text">
      <style:text-properties style:font-name="Liberation Serif" style:font-name-complex="Liberation Serif" fo:language="fr" fo:country="FR"/>
    </style:style>
    <style:style style:name="P25" style:parent-style-name="Normal" style:family="paragraph">
      <style:text-properties style:font-name-complex="Liberation Serif" fo:language="fr" fo:country="FR"/>
    </style:style>
    <style:style style:name="P26" style:parent-style-name="Normal" style:family="paragraph">
      <style:paragraph-properties fo:text-indent="0.4923in"/>
      <style:text-properties style:font-name-complex="Liberation Serif" fo:language="fr" fo:country="FR"/>
    </style:style>
    <style:style style:name="P27" style:parent-style-name="Normal" style:family="paragraph">
      <style:paragraph-properties fo:text-indent="0.4923in"/>
      <style:text-properties style:font-name-complex="Liberation Serif" fo:language="fr" fo:country="FR"/>
    </style:style>
    <style:style style:name="P28" style:parent-style-name="Normal" style:family="paragraph">
      <style:paragraph-properties fo:margin-left="0.4923in" fo:text-indent="0.4923in">
        <style:tab-stops/>
      </style:paragraph-properties>
      <style:text-properties style:font-name-complex="Liberation Serif" fo:language="fr" fo:country="FR"/>
    </style:style>
    <style:style style:name="P29" style:parent-style-name="Normal" style:family="paragraph">
      <style:paragraph-properties fo:margin-left="0.4923in" fo:text-indent="0.4923in">
        <style:tab-stops/>
      </style:paragraph-properties>
      <style:text-properties style:font-name-complex="Liberation Serif" fo:language="fr" fo:country="FR"/>
    </style:style>
    <style:style style:name="P30" style:parent-style-name="Normal" style:family="paragraph">
      <style:paragraph-properties fo:margin-left="0.9847in" fo:text-indent="0.4923in">
        <style:tab-stops/>
      </style:paragraph-properties>
    </style:style>
    <style:style style:name="T31" style:parent-style-name="Policepardéfaut" style:family="text">
      <style:text-properties style:font-name-complex="Liberation Serif" fo:language="fr" fo:country="FR"/>
    </style:style>
    <style:style style:name="T32" style:parent-style-name="Policepardéfaut" style:family="text">
      <style:text-properties style:font-name-complex="Liberation Serif" style:text-position="sub 66.6%" fo:language="fr" fo:country="FR"/>
    </style:style>
    <style:style style:name="T33" style:parent-style-name="Policepardéfaut" style:family="text">
      <style:text-properties style:font-name-complex="Liberation Serif" fo:language="fr" fo:country="FR"/>
    </style:style>
    <style:style style:name="T34" style:parent-style-name="Policepardéfaut" style:family="text">
      <style:text-properties style:font-name-complex="Liberation Serif" style:text-position="sub 66.6%" fo:language="fr" fo:country="FR"/>
    </style:style>
    <style:style style:name="T35" style:parent-style-name="Policepardéfaut" style:family="text">
      <style:text-properties style:font-name-complex="Liberation Serif" fo:language="fr" fo:country="FR"/>
    </style:style>
    <style:style style:name="P36" style:parent-style-name="Normal" style:family="paragraph">
      <style:text-properties style:font-name-complex="Liberation Serif" fo:language="fr" fo:country="FR"/>
    </style:style>
    <style:style style:name="T37" style:parent-style-name="Policepardéfaut" style:family="text">
      <style:text-properties style:font-name="Liberation Serif" style:font-name-complex="Liberation Serif" fo:font-weight="bold" style:font-weight-asian="bold" style:font-weight-complex="bold" fo:language="fr" fo:country="FR"/>
    </style:style>
    <style:style style:name="P38" style:parent-style-name="Normal" style:family="paragraph">
      <style:text-properties style:font-name-complex="Liberation Serif" fo:language="fr" fo:country="FR"/>
    </style:style>
    <style:style style:name="P39" style:parent-style-name="Normal" style:family="paragraph">
      <style:text-properties style:font-name-complex="Liberation Serif" fo:language="fr" fo:country="FR"/>
    </style:style>
    <style:style style:name="P40" style:parent-style-name="Normal" style:family="paragraph">
      <style:text-properties style:font-name-complex="Liberation Serif" fo:language="fr" fo:country="FR"/>
    </style:style>
    <style:style style:name="T41" style:parent-style-name="Policepardéfaut" style:family="text">
      <style:text-properties style:font-name-complex="Liberation Serif" fo:font-weight="bold" style:font-weight-asian="bold" style:font-weight-complex="bold" fo:font-style="italic" style:font-style-asian="italic" style:font-style-complex="italic" fo:language="fr" fo:country="FR"/>
    </style:style>
    <style:style style:name="T42" style:parent-style-name="Policepardéfaut" style:family="text">
      <style:text-properties style:font-name-complex="Liberation Serif" fo:language="fr" fo:country="FR"/>
    </style:style>
    <style:style style:name="P43" style:parent-style-name="Normal" style:family="paragraph">
      <style:text-properties style:font-name-complex="Liberation Serif" fo:language="fr" fo:country="FR"/>
    </style:style>
    <style:style style:name="P44" style:parent-style-name="Normal" style:family="paragraph">
      <style:text-properties style:font-name-complex="Liberation Serif" fo:language="fr" fo:country="FR"/>
    </style:style>
    <style:style style:name="P45" style:parent-style-name="Titre2" style:family="paragraph">
      <style:text-properties style:font-name="Liberation Serif" style:font-name-complex="Liberation Serif" fo:font-weight="bold" style:font-weight-asian="bold" style:font-weight-complex="bold" fo:language="fr" fo:country="FR"/>
    </style:style>
    <style:style style:name="P46" style:parent-style-name="Normal" style:family="paragraph">
      <style:text-properties style:font-name-complex="Liberation Serif" fo:language="fr" fo:country="FR"/>
    </style:style>
    <style:style style:name="T47" style:parent-style-name="Policepardéfaut" style:family="text">
      <style:text-properties style:font-name-complex="Liberation Serif" fo:language="fr" fo:country="FR"/>
    </style:style>
    <style:style style:name="T48" style:parent-style-name="Policepardéfaut" style:family="text">
      <style:text-properties style:font-name-complex="Liberation Serif" style:text-position="sub 66.6%" fo:language="fr" fo:country="FR"/>
    </style:style>
    <style:style style:name="T49" style:parent-style-name="Policepardéfaut" style:family="text">
      <style:text-properties style:font-name-complex="Liberation Serif" fo:language="fr" fo:country="FR"/>
    </style:style>
    <style:style style:name="T50" style:parent-style-name="Policepardéfaut" style:family="text">
      <style:text-properties style:font-name-complex="Liberation Serif" style:text-position="sub 66.6%" fo:language="fr" fo:country="FR"/>
    </style:style>
    <style:style style:name="T51" style:parent-style-name="Policepardéfaut" style:family="text">
      <style:text-properties style:font-name-complex="Liberation Serif" fo:language="fr" fo:country="FR"/>
    </style:style>
    <style:style style:name="T52" style:parent-style-name="Policepardéfaut" style:family="text">
      <style:text-properties style:font-name-complex="Liberation Serif" style:text-position="sub 66.6%" fo:language="fr" fo:country="FR"/>
    </style:style>
    <style:style style:name="T53" style:parent-style-name="Policepardéfaut" style:family="text">
      <style:text-properties style:font-name-complex="Liberation Serif" fo:language="fr" fo:country="FR"/>
    </style:style>
    <style:style style:name="T54" style:parent-style-name="Policepardéfaut" style:family="text">
      <style:text-properties style:font-name-complex="Liberation Serif" style:text-position="sub 66.6%" fo:language="fr" fo:country="FR"/>
    </style:style>
    <style:style style:name="T55" style:parent-style-name="Policepardéfaut" style:family="text">
      <style:text-properties style:font-name-complex="Liberation Serif" fo:language="fr" fo:country="FR"/>
    </style:style>
    <style:style style:name="T56" style:parent-style-name="Policepardéfaut" style:family="text">
      <style:text-properties style:font-name-complex="Liberation Serif" style:text-position="sub 66.6%" fo:language="fr" fo:country="FR"/>
    </style:style>
    <style:style style:name="T57" style:parent-style-name="Policepardéfaut" style:family="text">
      <style:text-properties style:font-name-complex="Liberation Serif" fo:language="fr" fo:country="FR"/>
    </style:style>
    <style:style style:name="T58" style:parent-style-name="Policepardéfaut" style:family="text">
      <style:text-properties style:font-name-complex="Liberation Serif" style:text-position="sub 66.6%" fo:language="fr" fo:country="FR"/>
    </style:style>
    <style:style style:name="T59" style:parent-style-name="Policepardéfaut" style:family="text">
      <style:text-properties style:font-name-complex="Liberation Serif" fo:language="fr" fo:country="FR"/>
    </style:style>
    <style:style style:name="P60" style:parent-style-name="Normal" style:family="paragraph">
      <style:text-properties style:font-name-complex="Liberation Serif" fo:language="fr" fo:country="FR"/>
    </style:style>
    <style:style style:name="T61" style:parent-style-name="Policepardéfaut" style:family="text">
      <style:text-properties style:font-name-complex="Liberation Serif" fo:language="fr" fo:country="FR"/>
    </style:style>
    <style:style style:name="T62" style:parent-style-name="Policepardéfaut" style:family="text">
      <style:text-properties style:font-name="Cambria Math" style:font-name-complex="Cambria Math" fo:language="fr" fo:country="FR"/>
    </style:style>
    <style:style style:name="T63" style:parent-style-name="Policepardéfaut" style:family="text">
      <style:text-properties style:font-name-complex="Liberation Serif" fo:language="fr" fo:country="FR"/>
    </style:style>
    <style:style style:name="T64" style:parent-style-name="Policepardéfaut" style:family="text">
      <style:text-properties style:font-name="Cambria Math" style:font-name-complex="Cambria Math" fo:language="fr" fo:country="FR"/>
    </style:style>
    <style:style style:name="P65" style:parent-style-name="Normal" style:family="paragraph">
      <style:text-properties style:font-name-complex="Liberation Serif" fo:language="fr" fo:country="FR"/>
    </style:style>
    <style:style style:name="P66" style:parent-style-name="Normal" style:family="paragraph">
      <style:paragraph-properties fo:text-indent="0.4923in"/>
      <style:text-properties style:font-name-complex="Liberation Serif" fo:language="fr" fo:country="FR"/>
    </style:style>
    <style:style style:name="P67" style:parent-style-name="Normal" style:family="paragraph">
      <style:text-properties style:font-name-complex="Liberation Serif" fo:language="fr" fo:country="FR"/>
    </style:style>
    <style:style style:name="P68" style:parent-style-name="Normal" style:family="paragraph">
      <style:paragraph-properties fo:margin-left="0.4923in" fo:text-indent="0.0416in">
        <style:tab-stops/>
      </style:paragraph-properties>
      <style:text-properties style:font-name-complex="Liberation Serif" fo:language="fr" fo:country="FR"/>
    </style:style>
    <style:style style:name="P69" style:parent-style-name="Normal" style:family="paragraph">
      <style:text-properties style:font-name-complex="Liberation Serif" fo:language="fr" fo:country="FR"/>
    </style:style>
    <style:style style:name="P70" style:parent-style-name="Normal" style:family="paragraph">
      <style:text-properties style:font-name-complex="Liberation Serif" fo:language="fr" fo:country="FR"/>
    </style:style>
    <style:style style:name="P71" style:parent-style-name="Normal" style:family="paragraph">
      <style:text-properties style:font-name-complex="Liberation Serif" fo:language="fr" fo:country="FR"/>
    </style:style>
    <style:style style:name="P72" style:parent-style-name="Normal" style:family="paragraph">
      <style:text-properties style:font-name-complex="Liberation Serif" fo:language="fr" fo:country="FR"/>
    </style:style>
    <style:style style:name="P73" style:parent-style-name="Normal" style:family="paragraph">
      <style:text-properties style:font-name-complex="Liberation Serif" fo:language="fr" fo:country="FR"/>
    </style:style>
    <style:style style:name="P74" style:parent-style-name="Normal" style:family="paragraph">
      <style:text-properties style:font-name-complex="Liberation Serif" fo:language="fr" fo:country="FR"/>
    </style:style>
    <style:style style:name="P75" style:parent-style-name="Normal" style:family="paragraph">
      <style:text-properties style:font-name-complex="Liberation Serif" fo:language="fr" fo:country="FR"/>
    </style:style>
    <style:style style:name="T76" style:parent-style-name="Policepardéfaut" style:family="text">
      <style:text-properties style:font-name-complex="Liberation Serif" fo:language="fr" fo:country="FR"/>
    </style:style>
    <style:style style:name="T77" style:parent-style-name="Policepardéfaut" style:family="text">
      <style:text-properties style:font-name="Cambria Math" style:font-name-complex="Cambria Math" fo:language="fr" fo:country="FR"/>
    </style:style>
    <style:style style:name="T78" style:parent-style-name="Policepardéfaut" style:family="text">
      <style:text-properties style:font-name-complex="Liberation Serif" fo:language="fr" fo:country="FR"/>
    </style:style>
    <style:style style:name="T79" style:parent-style-name="Policepardéfaut" style:family="text">
      <style:text-properties style:font-name="Cambria Math" style:font-name-complex="Cambria Math" fo:language="fr" fo:country="FR"/>
    </style:style>
    <style:style style:name="T80" style:parent-style-name="Policepardéfaut" style:family="text">
      <style:text-properties style:font-name-complex="Liberation Serif" fo:language="fr" fo:country="FR"/>
    </style:style>
    <style:style style:name="T81" style:parent-style-name="Policepardéfaut" style:family="text">
      <style:text-properties style:font-name="Cambria Math" style:font-name-complex="Cambria Math" fo:language="fr" fo:country="FR"/>
    </style:style>
    <style:style style:name="T82" style:parent-style-name="Policepardéfaut" style:family="text">
      <style:text-properties style:font-name-complex="Liberation Serif" fo:language="fr" fo:country="FR"/>
    </style:style>
    <style:style style:name="T83" style:parent-style-name="Policepardéfaut" style:family="text">
      <style:text-properties style:font-name="Cambria Math" style:font-name-complex="Cambria Math" fo:language="fr" fo:country="FR"/>
    </style:style>
    <style:style style:name="T84" style:parent-style-name="Policepardéfaut" style:family="text">
      <style:text-properties style:font-name-complex="Liberation Serif" fo:language="fr" fo:country="FR"/>
    </style:style>
    <style:style style:name="T85" style:parent-style-name="Policepardéfaut" style:family="text">
      <style:text-properties style:font-name-complex="Liberation Serif" fo:language="fr" fo:country="FR"/>
    </style:style>
    <style:style style:name="T86" style:parent-style-name="Policepardéfaut" style:family="text">
      <style:text-properties style:font-name="Cambria Math" style:font-name-complex="Cambria Math" fo:language="fr" fo:country="FR"/>
    </style:style>
    <style:style style:name="T87" style:parent-style-name="Policepardéfaut" style:family="text">
      <style:text-properties style:font-name-complex="Liberation Serif" fo:language="fr" fo:country="FR"/>
    </style:style>
    <style:style style:name="T88" style:parent-style-name="Policepardéfaut" style:family="text">
      <style:text-properties style:font-name="Cambria Math" style:font-name-complex="Cambria Math" fo:language="fr" fo:country="FR"/>
    </style:style>
    <style:style style:name="T89" style:parent-style-name="Policepardéfaut" style:family="text">
      <style:text-properties style:font-name-complex="Liberation Serif" fo:language="fr" fo:country="FR"/>
    </style:style>
    <style:style style:name="T90" style:parent-style-name="Policepardéfaut" style:family="text">
      <style:text-properties style:font-name="Cambria Math" style:font-name-complex="Cambria Math" fo:language="fr" fo:country="FR"/>
    </style:style>
    <style:style style:name="T91" style:parent-style-name="Policepardéfaut" style:family="text">
      <style:text-properties style:font-name-complex="Liberation Serif" fo:language="fr" fo:country="FR"/>
    </style:style>
    <style:style style:name="P92" style:parent-style-name="Normal" style:family="paragraph">
      <style:text-properties style:font-name-complex="Liberation Serif" fo:language="fr" fo:country="FR"/>
    </style:style>
    <style:style style:name="T93" style:parent-style-name="Policepardéfaut" style:family="text">
      <style:text-properties style:font-name-complex="Liberation Serif" fo:language="fr" fo:country="FR"/>
    </style:style>
    <style:style style:name="T94" style:parent-style-name="Policepardéfaut" style:family="text">
      <style:text-properties style:font-name-complex="Liberation Serif" style:text-position="sub 66.6%" fo:language="fr" fo:country="FR"/>
    </style:style>
    <style:style style:name="T95" style:parent-style-name="Policepardéfaut" style:family="text">
      <style:text-properties style:font-name-complex="Liberation Serif" fo:language="fr" fo:country="FR"/>
    </style:style>
    <style:style style:name="T96" style:parent-style-name="Policepardéfaut" style:family="text">
      <style:text-properties style:font-name-complex="Liberation Serif" style:text-position="sub 66.6%" fo:language="fr" fo:country="FR"/>
    </style:style>
    <style:style style:name="T97" style:parent-style-name="Policepardéfaut" style:family="text">
      <style:text-properties style:font-name-complex="Liberation Serif" fo:language="fr" fo:country="FR"/>
    </style:style>
    <style:style style:name="P98" style:parent-style-name="Normal" style:family="paragraph">
      <style:text-properties style:font-name-complex="Liberation Serif" fo:language="fr" fo:country="FR"/>
    </style:style>
    <style:style style:name="T99" style:parent-style-name="Policepardéfaut" style:family="text">
      <style:text-properties style:font-name-complex="Liberation Serif" fo:language="fr" fo:country="FR"/>
    </style:style>
    <style:style style:name="T100" style:parent-style-name="Policepardéfaut" style:family="text">
      <style:text-properties style:font-name-complex="Liberation Serif" fo:language="fr" fo:country="FR"/>
    </style:style>
    <style:style style:name="T101" style:parent-style-name="Policepardéfaut" style:family="text">
      <style:text-properties style:font-name-complex="Liberation Serif" style:text-position="sub 66.6%" fo:language="fr" fo:country="FR"/>
    </style:style>
    <style:style style:name="T102" style:parent-style-name="Policepardéfaut" style:family="text">
      <style:text-properties style:font-name-complex="Liberation Serif" fo:language="fr" fo:country="FR"/>
    </style:style>
    <style:style style:name="P103" style:parent-style-name="Normal" style:family="paragraph">
      <style:text-properties style:font-name-complex="Liberation Serif" fo:language="fr" fo:country="FR"/>
    </style:style>
    <style:style style:name="P104" style:parent-style-name="Normal" style:family="paragraph">
      <style:text-properties style:font-name-complex="Liberation Serif" fo:language="fr" fo:country="FR"/>
    </style:style>
    <style:style style:name="P105" style:parent-style-name="Normal" style:family="paragraph">
      <style:text-properties style:font-name-complex="Liberation Serif" fo:language="fr" fo:country="FR"/>
    </style:style>
    <style:style style:name="T106" style:parent-style-name="Policepardéfaut" style:family="text">
      <style:text-properties fo:font-weight="bold" style:font-weight-asian="bold" style:font-weight-complex="bold" fo:language="fr" fo:country="FR"/>
    </style:style>
    <style:style style:name="T107" style:parent-style-name="Policepardéfaut" style:family="text">
      <style:text-properties fo:language="fr" fo:country="FR"/>
    </style:style>
    <style:style style:name="T108" style:parent-style-name="Policepardéfaut" style:family="text">
      <style:text-properties fo:font-weight="bold" style:font-weight-asian="bold" style:font-weight-complex="bold" fo:language="fr" fo:country="FR"/>
    </style:style>
    <style:style style:name="T109" style:parent-style-name="Policepardéfaut" style:family="text">
      <style:text-properties fo:language="fr" fo:country="FR"/>
    </style:style>
    <style:style style:name="T110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11" style:parent-style-name="Policepardéfaut" style:family="text">
      <style:text-properties fo:language="fr" fo:country="FR"/>
    </style:style>
    <style:style style:name="T112" style:parent-style-name="Policepardéfaut" style:family="text">
      <style:text-properties fo:language="fr" fo:country="FR"/>
    </style:style>
    <style:style style:name="T113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14" style:parent-style-name="Policepardéfaut" style:family="text">
      <style:text-properties fo:language="fr" fo:country="FR"/>
    </style:style>
    <style:style style:name="T115" style:parent-style-name="Policepardéfaut" style:family="text">
      <style:text-properties fo:language="fr" fo:country="FR"/>
    </style:style>
    <style:style style:name="T116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17" style:parent-style-name="Policepardéfaut" style:family="text">
      <style:text-properties fo:language="fr" fo:country="FR"/>
    </style:style>
    <style:style style:name="T118" style:parent-style-name="Policepardéfaut" style:family="text">
      <style:text-properties fo:language="fr" fo:country="FR"/>
    </style:style>
    <style:style style:name="T119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20" style:parent-style-name="Policepardéfaut" style:family="text">
      <style:text-properties fo:language="fr" fo:country="FR"/>
    </style:style>
    <style:style style:name="T121" style:parent-style-name="Policepardéfaut" style:family="text">
      <style:text-properties fo:language="fr" fo:country="FR"/>
    </style:style>
    <style:style style:name="T122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23" style:parent-style-name="Policepardéfaut" style:family="text">
      <style:text-properties fo:language="fr" fo:country="FR"/>
    </style:style>
    <style:style style:name="T124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25" style:parent-style-name="Policepardéfaut" style:family="text">
      <style:text-properties fo:language="fr" fo:country="FR"/>
    </style:style>
    <style:style style:name="T126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27" style:parent-style-name="Policepardéfaut" style:family="text">
      <style:text-properties fo:language="fr" fo:country="FR"/>
    </style:style>
    <style:style style:name="T128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29" style:parent-style-name="Policepardéfaut" style:family="text">
      <style:text-properties fo:language="fr" fo:country="FR"/>
    </style:style>
    <style:style style:name="T130" style:parent-style-name="Policepardéfaut" style:family="text">
      <style:text-properties fo:language="fr" fo:country="FR"/>
    </style:style>
    <style:style style:name="T131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32" style:parent-style-name="Policepardéfaut" style:family="text">
      <style:text-properties fo:language="fr" fo:country="FR"/>
    </style:style>
    <style:style style:name="T133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34" style:parent-style-name="Policepardéfaut" style:family="text">
      <style:text-properties fo:language="fr" fo:country="FR"/>
    </style:style>
    <style:style style:name="T135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36" style:parent-style-name="Policepardéfaut" style:family="text">
      <style:text-properties fo:language="fr" fo:country="FR"/>
    </style:style>
    <style:style style:name="T137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38" style:parent-style-name="Policepardéfaut" style:family="text">
      <style:text-properties fo:language="fr" fo:country="FR"/>
    </style:style>
    <style:style style:name="P139" style:parent-style-name="Normal" style:family="paragraph">
      <style:text-properties fo:language="fr" fo:country="FR"/>
    </style:style>
    <style:style style:name="P140" style:parent-style-name="Normal" style:family="paragraph">
      <style:text-properties fo:language="fr" fo:country="FR"/>
    </style:style>
    <style:style style:name="P141" style:parent-style-name="Paragraphedeliste" style:family="paragraph">
      <style:text-properties fo:language="fr" fo:country="FR"/>
    </style:style>
    <style:style style:name="T142" style:parent-style-name="Policepardéfaut" style:family="text">
      <style:text-properties fo:language="fr" fo:country="FR"/>
    </style:style>
    <style:style style:name="P143" style:parent-style-name="Normal" style:family="paragraph">
      <style:text-properties fo:language="fr" fo:country="FR"/>
    </style:style>
    <style:style style:name="P144" style:parent-style-name="Paragraphedeliste" style:family="paragraph">
      <style:text-properties fo:language="fr" fo:country="FR"/>
    </style:style>
    <style:style style:name="P145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146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147" style:parent-style-name="Normal" style:family="paragraph">
      <style:text-properties fo:language="fr" fo:country="FR"/>
    </style:style>
    <style:style style:name="P148" style:parent-style-name="Paragraphedeliste" style:family="paragraph">
      <style:text-properties fo:language="fr" fo:country="FR"/>
    </style:style>
    <style:style style:name="P149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150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151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152" style:parent-style-name="Normal" style:family="paragraph">
      <style:text-properties fo:language="fr" fo:country="FR"/>
    </style:style>
    <style:style style:name="P153" style:parent-style-name="Normal" style:family="paragraph">
      <style:text-properties fo:language="fr" fo:country="FR"/>
    </style:style>
    <style:style style:name="P154" style:parent-style-name="Normal" style:family="paragraph">
      <style:text-properties fo:language="fr" fo:country="FR"/>
    </style:style>
    <style:style style:name="P155" style:parent-style-name="Normal" style:family="paragraph">
      <style:text-properties fo:language="fr" fo:country="FR"/>
    </style:style>
    <style:style style:name="P156" style:parent-style-name="Paragraphedeliste" style:family="paragraph">
      <style:text-properties fo:language="fr" fo:country="FR"/>
    </style:style>
    <style:style style:name="P157" style:parent-style-name="Paragraphedeliste" style:family="paragraph">
      <style:paragraph-properties fo:text-align="start"/>
    </style:style>
    <style:style style:name="P158" style:parent-style-name="Normal" style:family="paragraph">
      <style:text-properties fo:language="fr" fo:country="FR"/>
    </style:style>
    <style:style style:name="P159" style:parent-style-name="Paragraphedeliste" style:family="paragraph">
      <style:text-properties fo:language="fr" fo:country="FR"/>
    </style:style>
    <style:style style:name="P160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161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162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163" style:parent-style-name="Normal" style:family="paragraph">
      <style:text-properties fo:language="fr" fo:country="FR"/>
    </style:style>
    <style:style style:name="P164" style:parent-style-name="Normal" style:family="paragraph">
      <style:text-properties fo:language="fr" fo:country="FR"/>
    </style:style>
    <style:style style:name="P165" style:parent-style-name="Normal" style:family="paragraph">
      <style:text-properties fo:language="fr" fo:country="FR"/>
    </style:style>
    <style:style style:name="P166" style:parent-style-name="Paragraphedeliste" style:family="paragraph">
      <style:text-properties fo:language="fr" fo:country="FR"/>
    </style:style>
    <style:style style:name="P167" style:parent-style-name="Paragraphedeliste" style:family="paragraph">
      <style:paragraph-properties fo:text-align="start"/>
    </style:style>
    <style:style style:name="P168" style:parent-style-name="Paragraphedeliste" style:family="paragraph">
      <style:text-properties fo:language="fr" fo:country="FR"/>
    </style:style>
    <style:style style:name="P169" style:parent-style-name="Paragraphedeliste" style:family="paragraph">
      <style:text-properties fo:language="fr" fo:country="FR"/>
    </style:style>
    <style:style style:name="P170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171" style:parent-style-name="Normal" style:family="paragraph">
      <style:paragraph-properties fo:text-indent="0.4923in"/>
      <style:text-properties fo:font-style="italic" style:font-style-asian="italic" style:font-style-complex="italic" fo:color="#333333" fo:language="fr" fo:country="FR"/>
    </style:style>
    <style:style style:name="T172" style:parent-style-name="Policepardéfaut" style:family="text">
      <style:text-properties style:font-name-complex="Liberation Serif" fo:color="#333333" fo:language="fr" fo:country="FR"/>
    </style:style>
    <style:style style:name="T173" style:parent-style-name="Policepardéfaut" style:family="text">
      <style:text-properties style:font-name-complex="Liberation Serif" fo:color="#333333" fo:language="fr" fo:country="FR"/>
    </style:style>
    <style:style style:name="T174" style:parent-style-name="Policepardéfaut" style:family="text">
      <style:text-properties style:font-name-complex="Liberation Serif" fo:font-style="italic" style:font-style-asian="italic" style:font-style-complex="italic" fo:color="#333333" fo:language="fr" fo:country="FR"/>
    </style:style>
    <style:style style:name="P175" style:parent-style-name="Normal" style:family="paragraph">
      <style:paragraph-properties fo:margin-left="1.477in">
        <style:tab-stops/>
      </style:paragraph-properties>
      <style:text-properties style:font-name-complex="Liberation Serif" fo:font-style="italic" style:font-style-asian="italic" style:font-style-complex="italic" fo:color="#333333" fo:language="fr" fo:country="FR"/>
    </style:style>
    <style:style style:name="P176" style:parent-style-name="Normal" style:family="paragraph">
      <style:text-properties style:font-name-complex="Liberation Serif" fo:font-style="italic" style:font-style-asian="italic" style:font-style-complex="italic" fo:color="#E7E6E6" fo:language="fr" fo:country="FR"/>
    </style:style>
    <style:style style:name="P177" style:parent-style-name="Normal" style:family="paragraph">
      <style:text-properties style:font-name-complex="Liberation Serif" fo:font-style="italic" style:font-style-asian="italic" style:font-style-complex="italic" fo:color="#E7E6E6" fo:language="fr" fo:country="FR"/>
    </style:style>
    <style:style style:name="P178" style:parent-style-name="Titre2" style:family="paragraph">
      <style:text-properties fo:font-weight="bold" style:font-weight-asian="bold" style:font-weight-complex="bold" fo:language="fr" fo:country="FR"/>
    </style:style>
    <style:style style:name="T179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P180" style:parent-style-name="Normal" style:family="paragraph">
      <style:text-properties fo:language="fr" fo:country="FR"/>
    </style:style>
    <style:style style:name="P181" style:parent-style-name="Normal" style:family="paragraph">
      <style:text-properties fo:language="fr" fo:country="FR"/>
    </style:style>
    <style:style style:name="P182" style:parent-style-name="Normal" style:family="paragraph">
      <style:text-properties fo:language="fr" fo:country="FR"/>
    </style:style>
    <style:style style:name="P183" style:parent-style-name="Normal" style:family="paragraph">
      <style:text-properties fo:language="fr" fo:country="FR"/>
    </style:style>
    <style:style style:name="T184" style:parent-style-name="Policepardéfaut" style:family="text">
      <style:text-properties fo:font-weight="bold" style:font-weight-asian="bold" style:font-weight-complex="bold" fo:language="fr" fo:country="FR"/>
    </style:style>
    <style:style style:name="P185" style:parent-style-name="Normal" style:family="paragraph">
      <style:text-properties fo:language="fr" fo:country="FR"/>
    </style:style>
    <style:style style:name="T186" style:parent-style-name="Policepardéfaut" style:family="text">
      <style:text-properties fo:language="fr" fo:country="FR"/>
    </style:style>
    <style:style style:name="T187" style:parent-style-name="Lienhypertexte" style:family="text">
      <style:text-properties fo:language="fr" fo:country="FR"/>
    </style:style>
    <style:style style:name="P188" style:parent-style-name="Normal" style:family="paragraph">
      <style:text-properties fo:language="fr" fo:country="FR"/>
    </style:style>
    <style:style style:name="P189" style:parent-style-name="Titre2" style:family="paragraph">
      <style:text-properties fo:language="fr" fo:country="FR"/>
    </style:style>
    <style:style style:name="P190" style:parent-style-name="Normal" style:family="paragraph">
      <style:text-properties fo:language="fr" fo:country="FR"/>
    </style:style>
    <style:style style:name="P191" style:parent-style-name="Normal" style:family="paragraph">
      <style:text-properties fo:language="fr" fo:country="FR"/>
    </style:style>
    <style:style style:name="P192" style:parent-style-name="Normal" style:family="paragraph">
      <style:text-properties fo:language="fr" fo:country="FR"/>
    </style:style>
    <style:style style:name="T193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P194" style:parent-style-name="Normal" style:family="paragraph">
      <style:text-properties fo:language="fr" fo:country="FR"/>
    </style:style>
    <style:style style:name="TableColumn196" style:family="table-column">
      <style:table-column-properties style:column-width="0.9694in" style:use-optimal-column-width="false"/>
    </style:style>
    <style:style style:name="TableColumn197" style:family="table-column">
      <style:table-column-properties style:column-width="4.0097in" style:use-optimal-column-width="false"/>
    </style:style>
    <style:style style:name="TableColumn198" style:family="table-column">
      <style:table-column-properties style:column-width="1.9458in" style:use-optimal-column-width="false"/>
    </style:style>
    <style:style style:name="Table195" style:family="table">
      <style:table-properties style:width="6.925in" fo:margin-left="0in" table:align="lef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02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/>
      <style:text-properties fo:font-weight="bold" style:font-weight-asian="bold" style:font-weight-complex="bold" fo:color="#000000" fo:language="fr" fo:country="FR"/>
    </style:style>
    <style:style style:name="TableCell204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center"/>
      <style:text-properties fo:font-weight="bold" style:font-weight-asian="bold" style:font-weight-complex="bold" fo:color="#000000" fo:language="fr" fo:country="FR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08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09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10" style:parent-style-name="Normal" style:family="paragraph">
      <style:paragraph-properties fo:text-align="center"/>
      <style:text-properties fo:color="#000000" fo:language="fr" fo:country="FR"/>
    </style:style>
    <style:style style:name="TableCell211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12" style:parent-style-name="Normal" style:family="paragraph">
      <style:paragraph-properties fo:text-align="center"/>
      <style:text-properties fo:font-weight="bold" style:font-weight-asian="bold" style:font-weight-complex="bold" fo:color="#000000" fo:language="fr" fo:country="FR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15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16" style:family="table-cell">
      <style:table-cell-properties fo:border="0.0069in solid #666666" style:writing-mode="lr-tb" fo:padding-top="0in" fo:padding-left="0.075in" fo:padding-bottom="0in" fo:padding-right="0.075in"/>
    </style:style>
    <style:style style:name="P217" style:parent-style-name="Normal" style:family="paragraph">
      <style:paragraph-properties fo:text-align="center"/>
      <style:text-properties fo:color="#000000" fo:language="fr" fo:country="FR"/>
    </style:style>
    <style:style style:name="TableCell218" style:family="table-cell">
      <style:table-cell-properties fo:border="0.0069in solid #666666" style:writing-mode="lr-tb" fo:padding-top="0in" fo:padding-left="0.075in" fo:padding-bottom="0in" fo:padding-right="0.075in"/>
    </style:style>
    <style:style style:name="P219" style:parent-style-name="Normal" style:family="paragraph">
      <style:paragraph-properties fo:text-align="center"/>
      <style:text-properties fo:color="#000000" fo:language="fr" fo:country="FR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22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23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24" style:parent-style-name="Normal" style:family="paragraph">
      <style:paragraph-properties fo:text-align="center"/>
      <style:text-properties fo:color="#000000" fo:language="fr" fo:country="FR"/>
    </style:style>
    <style:style style:name="TableCell225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center"/>
      <style:text-properties fo:color="#000000" fo:language="fr" fo:country="FR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30" style:family="table-cell">
      <style:table-cell-properties fo:border="0.0069in solid #666666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align="center"/>
      <style:text-properties fo:color="#000000" fo:language="fr" fo:country="FR"/>
    </style:style>
    <style:style style:name="TableCell232" style:family="table-cell">
      <style:table-cell-properties fo:border="0.0069in solid #666666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center"/>
      <style:text-properties fo:color="#000000" fo:language="fr" fo:country="FR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36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37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38" style:parent-style-name="Normal" style:family="paragraph">
      <style:paragraph-properties fo:text-align="center"/>
      <style:text-properties fo:color="#000000" fo:language="fr" fo:country="FR"/>
    </style:style>
    <style:style style:name="TableCell239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40" style:parent-style-name="Normal" style:family="paragraph">
      <style:paragraph-properties fo:text-align="center"/>
      <style:text-properties fo:color="#000000" fo:language="fr" fo:country="FR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44" style:family="table-cell">
      <style:table-cell-properties fo:border="0.0069in solid #666666" style:writing-mode="lr-tb" fo:padding-top="0in" fo:padding-left="0.075in" fo:padding-bottom="0in" fo:padding-right="0.075in"/>
    </style:style>
    <style:style style:name="P245" style:parent-style-name="Normal" style:family="paragraph">
      <style:paragraph-properties fo:text-align="center"/>
      <style:text-properties fo:color="#000000" fo:language="fr" fo:country="FR"/>
    </style:style>
    <style:style style:name="TableCell246" style:family="table-cell">
      <style:table-cell-properties fo:border="0.0069in solid #666666" style:writing-mode="lr-tb" fo:padding-top="0in" fo:padding-left="0.075in" fo:padding-bottom="0in" fo:padding-right="0.075in"/>
    </style:style>
    <style:style style:name="P247" style:parent-style-name="Normal" style:family="paragraph">
      <style:paragraph-properties fo:text-align="center"/>
      <style:text-properties fo:color="#000000" fo:language="fr" fo:country="FR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50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51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52" style:parent-style-name="Normal" style:family="paragraph">
      <style:paragraph-properties fo:text-align="center"/>
      <style:text-properties fo:color="#000000" fo:language="fr" fo:country="FR"/>
    </style:style>
    <style:style style:name="TableCell253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54" style:parent-style-name="Normal" style:family="paragraph">
      <style:text-properties fo:color="#000000" fo:language="fr" fo:country="FR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57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58" style:family="table-cell">
      <style:table-cell-properties fo:border="0.0069in solid #666666" style:writing-mode="lr-tb" fo:padding-top="0in" fo:padding-left="0.075in" fo:padding-bottom="0in" fo:padding-right="0.075in"/>
    </style:style>
    <style:style style:name="P259" style:parent-style-name="Normal" style:family="paragraph">
      <style:paragraph-properties fo:text-align="center"/>
      <style:text-properties fo:color="#000000" fo:language="fr" fo:country="FR"/>
    </style:style>
    <style:style style:name="TableCell260" style:family="table-cell">
      <style:table-cell-properties fo:border="0.0069in solid #666666" style:writing-mode="lr-tb" fo:padding-top="0in" fo:padding-left="0.075in" fo:padding-bottom="0in" fo:padding-right="0.075in"/>
    </style:style>
    <style:style style:name="P261" style:parent-style-name="Normal" style:family="paragraph">
      <style:paragraph-properties fo:text-align="center"/>
      <style:text-properties fo:color="#000000" fo:language="fr" fo:country="FR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64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65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center"/>
      <style:text-properties fo:color="#000000" fo:language="fr" fo:country="FR"/>
    </style:style>
    <style:style style:name="TableCell267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68" style:parent-style-name="Normal" style:family="paragraph">
      <style:paragraph-properties fo:text-align="center"/>
      <style:text-properties fo:color="#000000" fo:language="fr" fo:country="FR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71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72" style:family="table-cell">
      <style:table-cell-properties fo:border="0.0069in solid #666666" style:writing-mode="lr-tb" fo:padding-top="0in" fo:padding-left="0.075in" fo:padding-bottom="0in" fo:padding-right="0.075in"/>
    </style:style>
    <style:style style:name="P273" style:parent-style-name="Normal" style:family="paragraph">
      <style:paragraph-properties fo:text-align="center"/>
      <style:text-properties fo:color="#000000" fo:language="fr" fo:country="FR"/>
    </style:style>
    <style:style style:name="TableCell274" style:family="table-cell">
      <style:table-cell-properties fo:border="0.0069in solid #666666" style:writing-mode="lr-tb" fo:padding-top="0in" fo:padding-left="0.075in" fo:padding-bottom="0in" fo:padding-right="0.075in"/>
    </style:style>
    <style:style style:name="P275" style:parent-style-name="Normal" style:family="paragraph">
      <style:paragraph-properties fo:text-align="center"/>
      <style:text-properties fo:color="#000000" fo:language="fr" fo:country="FR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78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79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80" style:parent-style-name="Normal" style:family="paragraph">
      <style:paragraph-properties fo:text-align="center"/>
      <style:text-properties fo:color="#000000" fo:language="fr" fo:country="FR"/>
    </style:style>
    <style:style style:name="TableCell281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82" style:parent-style-name="Normal" style:family="paragraph">
      <style:paragraph-properties fo:text-align="center"/>
      <style:text-properties fo:color="#000000" fo:language="fr" fo:country="FR"/>
    </style:style>
    <style:style style:name="P283" style:parent-style-name="Normal" style:family="paragraph">
      <style:text-properties fo:language="fr" fo:country="FR"/>
    </style:style>
    <style:style style:name="P284" style:parent-style-name="Normal" style:family="paragraph">
      <style:text-properties fo:language="fr" fo:country="FR"/>
    </style:style>
    <style:style style:name="P285" style:parent-style-name="Normal" style:family="paragraph">
      <style:text-properties fo:language="fr" fo:country="FR"/>
    </style:style>
    <style:style style:name="P286" style:parent-style-name="Normal" style:family="paragraph">
      <style:text-properties fo:language="fr" fo:country="FR"/>
    </style:style>
    <style:style style:name="P287" style:parent-style-name="Normal" style:family="paragraph">
      <style:text-properties fo:language="fr" fo:country="FR"/>
    </style:style>
    <style:style style:name="P288" style:parent-style-name="Normal" style:family="paragraph">
      <style:text-properties fo:language="fr" fo:country="FR"/>
    </style:style>
    <style:style style:name="P289" style:parent-style-name="Normal" style:family="paragraph">
      <style:text-properties fo:language="fr" fo:country="FR"/>
    </style:style>
    <style:style style:name="P290" style:parent-style-name="Normal" style:family="paragraph">
      <style:text-properties fo:language="fr" fo:country="FR"/>
    </style:style>
    <style:style style:name="P291" style:parent-style-name="Normal" style:family="paragraph">
      <style:text-properties fo:language="fr" fo:country="FR"/>
    </style:style>
    <style:style style:name="P292" style:parent-style-name="Normal" style:family="paragraph">
      <style:text-properties fo:language="fr" fo:country="FR"/>
    </style:style>
    <style:style style:name="P293" style:parent-style-name="Normal" style:family="paragraph">
      <style:text-properties fo:language="fr" fo:country="FR"/>
    </style:style>
    <style:style style:name="P294" style:parent-style-name="Titre2" style:family="paragraph">
      <style:text-properties fo:font-weight="bold" style:font-weight-asian="bold" style:font-weight-complex="bold" fo:language="fr" fo:country="FR"/>
    </style:style>
    <style:style style:name="P295" style:parent-style-name="Normal" style:family="paragraph">
      <style:text-properties fo:language="fr" fo:country="FR"/>
    </style:style>
    <style:style style:name="P296" style:parent-style-name="Normal" style:family="paragraph">
      <style:text-properties fo:language="fr" fo:country="FR"/>
    </style:style>
    <style:style style:name="P297" style:parent-style-name="Normal" style:family="paragraph">
      <style:text-properties fo:language="fr" fo:country="FR"/>
    </style:style>
    <style:style style:name="P298" style:parent-style-name="Normal" style:family="paragraph">
      <style:text-properties fo:language="fr" fo:country="FR"/>
    </style:style>
    <style:style style:name="P299" style:parent-style-name="Paragraphedeliste" style:family="paragraph">
      <style:text-properties fo:language="fr" fo:country="FR"/>
    </style:style>
    <style:style style:name="P300" style:parent-style-name="Paragraphedeliste" style:family="paragraph">
      <style:text-properties fo:language="fr" fo:country="FR"/>
    </style:style>
    <style:style style:name="P301" style:parent-style-name="Normal" style:family="paragraph">
      <style:text-properties fo:language="fr" fo:country="FR"/>
    </style:style>
    <style:style style:name="P302" style:parent-style-name="Normal" style:family="paragraph">
      <style:text-properties fo:language="fr" fo:country="FR"/>
    </style:style>
    <style:style style:name="P303" style:parent-style-name="Normal" style:family="paragraph">
      <style:text-properties fo:language="fr" fo:country="FR"/>
    </style:style>
    <style:style style:name="P304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305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306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307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308" style:parent-style-name="Normal" style:family="paragraph">
      <style:text-properties fo:language="fr" fo:country="FR"/>
    </style:style>
    <style:style style:name="P309" style:parent-style-name="Normal" style:family="paragraph">
      <style:text-properties fo:language="fr" fo:country="FR"/>
    </style:style>
    <style:style style:name="P310" style:parent-style-name="Normal" style:family="paragraph">
      <style:text-properties fo:language="fr" fo:country="FR"/>
    </style:style>
    <style:style style:name="P311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312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313" style:parent-style-name="Normal" style:family="paragraph">
      <style:text-properties fo:font-style="italic" style:font-style-asian="italic" style:font-style-complex="italic" fo:color="#E7E6E6" fo:language="fr" fo:country="FR"/>
    </style:style>
    <style:style style:name="P314" style:parent-style-name="Normal" style:family="paragraph">
      <style:text-properties fo:language="fr" fo:country="FR"/>
    </style:style>
    <style:style style:name="P315" style:parent-style-name="Paragraphedeliste" style:family="paragraph">
      <style:text-properties fo:language="fr" fo:country="FR"/>
    </style:style>
    <style:style style:name="P316" style:parent-style-name="Paragraphedeliste" style:family="paragraph">
      <style:text-properties fo:language="fr" fo:country="FR"/>
    </style:style>
    <style:style style:name="P317" style:parent-style-name="Paragraphedeliste" style:family="paragraph">
      <style:text-properties fo:language="fr" fo:country="FR"/>
    </style:style>
    <style:style style:name="P318" style:parent-style-name="Paragraphedeliste" style:family="paragraph">
      <style:text-properties fo:language="fr" fo:country="FR"/>
    </style:style>
    <style:style style:name="P319" style:parent-style-name="Normal" style:family="paragraph">
      <style:text-properties fo:language="fr" fo:country="FR"/>
    </style:style>
    <style:style style:name="P320" style:parent-style-name="Normal" style:family="paragraph">
      <style:text-properties fo:language="fr" fo:country="FR"/>
    </style:style>
    <style:style style:name="P321" style:parent-style-name="Normal" style:family="paragraph">
      <style:text-properties fo:language="fr" fo:country="FR"/>
    </style:style>
    <style:style style:name="P322" style:parent-style-name="Titre1" style:family="paragraph">
      <style:paragraph-properties fo:break-before="page"/>
      <style:text-properties fo:font-weight="bold" style:font-weight-asian="bold" style:font-weight-complex="bold" fo:language="fr" fo:country="FR"/>
    </style:style>
    <style:style style:name="P323" style:parent-style-name="Normal" style:family="paragraph">
      <style:text-properties fo:language="fr" fo:country="FR"/>
    </style:style>
    <style:style style:name="P324" style:parent-style-name="Titre2" style:family="paragraph">
      <style:text-properties fo:language="fr" fo:country="FR"/>
    </style:style>
    <style:style style:name="P325" style:parent-style-name="Paragraphedeliste" style:family="paragraph">
      <style:text-properties fo:language="fr" fo:country="FR"/>
    </style:style>
    <style:style style:name="P326" style:parent-style-name="Paragraphedeliste" style:family="paragraph">
      <style:text-properties fo:language="fr" fo:country="FR"/>
    </style:style>
    <style:style style:name="P327" style:parent-style-name="Paragraphedeliste" style:family="paragraph">
      <style:text-properties fo:language="fr" fo:country="FR"/>
    </style:style>
    <style:style style:name="P328" style:parent-style-name="Normal" style:family="paragraph">
      <style:text-properties fo:language="fr" fo:country="FR"/>
    </style:style>
    <style:style style:name="P329" style:parent-style-name="Titre2" style:family="paragraph">
      <style:text-properties fo:language="fr" fo:country="FR"/>
    </style:style>
    <style:style style:name="P330" style:parent-style-name="Paragraphedeliste" style:family="paragraph">
      <style:text-properties fo:language="fr" fo:country="FR"/>
    </style:style>
    <style:style style:name="P331" style:parent-style-name="Paragraphedeliste" style:family="paragraph">
      <style:text-properties fo:language="fr" fo:country="FR"/>
    </style:style>
    <style:style style:name="P332" style:parent-style-name="Paragraphedeliste" style:family="paragraph">
      <style:text-properties fo:language="fr" fo:country="FR"/>
    </style:style>
    <style:style style:name="P333" style:parent-style-name="Paragraphedeliste" style:family="paragraph">
      <style:text-properties fo:language="fr" fo:country="FR"/>
    </style:style>
    <style:style style:name="P334" style:parent-style-name="Normal" style:family="paragraph">
      <style:text-properties fo:language="fr" fo:country="FR"/>
    </style:style>
    <style:style style:name="P335" style:parent-style-name="Normal" style:family="paragraph">
      <style:text-properties fo:language="fr" fo:country="FR"/>
    </style:style>
    <style:style style:name="P336" style:parent-style-name="Titre2" style:family="paragraph">
      <style:text-properties fo:language="fr" fo:country="FR"/>
    </style:style>
    <style:style style:name="P337" style:parent-style-name="Paragraphedeliste" style:family="paragraph">
      <style:text-properties fo:language="fr" fo:country="FR"/>
    </style:style>
    <style:style style:name="P338" style:parent-style-name="Normal" style:family="paragraph">
      <style:text-properties fo:language="fr" fo:country="FR"/>
    </style:style>
    <style:style style:name="P339" style:parent-style-name="Titre2" style:family="paragraph">
      <style:text-properties fo:language="fr" fo:country="FR"/>
    </style:style>
    <style:style style:name="P340" style:parent-style-name="Normal" style:family="paragraph">
      <style:text-properties fo:language="fr" fo:country="FR"/>
    </style:style>
    <style:style style:name="P341" style:parent-style-name="Paragraphedeliste" style:family="paragraph">
      <style:text-properties fo:language="fr" fo:country="FR"/>
    </style:style>
    <style:style style:name="P342" style:parent-style-name="Paragraphedeliste" style:family="paragraph">
      <style:text-properties fo:language="fr" fo:country="FR"/>
    </style:style>
    <style:style style:name="P343" style:parent-style-name="Paragraphedeliste" style:family="paragraph">
      <style:text-properties fo:language="fr" fo:country="FR"/>
    </style:style>
    <style:style style:name="P344" style:parent-style-name="Normal" style:family="paragraph">
      <style:text-properties fo:language="fr" fo:country="FR"/>
    </style:style>
    <style:style style:name="P345" style:parent-style-name="Normal" style:family="paragraph">
      <style:text-properties fo:language="fr" fo:country="FR"/>
    </style:style>
    <style:style style:name="P346" style:parent-style-name="Titre2" style:family="paragraph">
      <style:text-properties fo:language="fr" fo:country="FR"/>
    </style:style>
    <style:style style:name="P347" style:parent-style-name="Normal" style:family="paragraph">
      <style:text-properties fo:language="fr" fo:country="FR"/>
    </style:style>
    <style:style style:name="P348" style:parent-style-name="Normal" style:family="paragraph">
      <style:text-properties fo:language="fr" fo:country="FR"/>
    </style:style>
    <style:style style:name="P349" style:parent-style-name="Normal" style:family="paragraph">
      <style:text-properties fo:language="fr" fo:country="FR"/>
    </style:style>
    <style:style style:name="P350" style:parent-style-name="Normal" style:family="paragraph">
      <style:text-properties fo:language="fr" fo:country="FR"/>
    </style:style>
    <style:style style:name="P351" style:parent-style-name="Normal" style:family="paragraph">
      <style:text-properties fo:language="fr" fo:country="FR"/>
    </style:style>
    <style:style style:name="P352" style:parent-style-name="Normal" style:family="paragraph">
      <style:text-properties fo:language="fr" fo:country="FR"/>
    </style:style>
    <style:style style:name="P353" style:parent-style-name="Normal" style:family="paragraph">
      <style:text-properties fo:language="fr" fo:country="FR"/>
    </style:style>
    <style:style style:name="P354" style:parent-style-name="Normal" style:family="paragraph">
      <style:text-properties fo:language="fr" fo:country="FR"/>
    </style:style>
    <style:style style:name="P355" style:parent-style-name="Normal" style:family="paragraph">
      <style:text-properties fo:language="fr" fo:country="FR"/>
    </style:style>
    <style:style style:name="P356" style:parent-style-name="Normal" style:family="paragraph">
      <style:text-properties fo:language="fr" fo:country="FR"/>
    </style:style>
    <style:style style:name="P357" style:parent-style-name="Normal" style:family="paragraph">
      <style:text-properties fo:language="fr" fo:country="FR"/>
    </style:style>
    <style:style style:name="P358" style:parent-style-name="Titre2" style:family="paragraph">
      <style:text-properties fo:language="fr" fo:country="FR"/>
    </style:style>
    <style:style style:name="P359" style:parent-style-name="Paragraphedeliste" style:family="paragraph">
      <style:text-properties fo:language="fr" fo:country="FR"/>
    </style:style>
    <style:style style:name="P360" style:parent-style-name="Paragraphedeliste" style:family="paragraph">
      <style:text-properties fo:language="fr" fo:country="FR"/>
    </style:style>
    <style:style style:name="P361" style:parent-style-name="Paragraphedeliste" style:family="paragraph">
      <style:text-properties fo:language="fr" fo:country="FR"/>
    </style:style>
    <style:style style:name="P362" style:parent-style-name="Paragraphedeliste" style:family="paragraph">
      <style:text-properties fo:language="fr" fo:country="FR"/>
    </style:style>
    <style:style style:name="P363" style:parent-style-name="Paragraphedeliste" style:family="paragraph">
      <style:text-properties fo:language="fr" fo:country="FR"/>
    </style:style>
    <style:style style:name="P364" style:parent-style-name="Paragraphedeliste" style:family="paragraph">
      <style:text-properties fo:language="fr" fo:country="FR"/>
    </style:style>
    <style:style style:name="P365" style:parent-style-name="Paragraphedeliste" style:family="paragraph">
      <style:text-properties fo:language="fr" fo:country="FR"/>
    </style:style>
    <style:style style:name="P366" style:parent-style-name="Normal" style:family="paragraph">
      <style:text-properties fo:language="fr" fo:country="FR"/>
    </style:style>
    <style:style style:name="P367" style:parent-style-name="Titre2" style:family="paragraph">
      <style:text-properties fo:language="fr" fo:country="FR"/>
    </style:style>
    <style:style style:name="P368" style:parent-style-name="Paragraphedeliste" style:family="paragraph">
      <style:text-properties fo:language="fr" fo:country="FR"/>
    </style:style>
    <style:style style:name="P369" style:parent-style-name="Paragraphedeliste" style:family="paragraph">
      <style:text-properties fo:language="fr" fo:country="FR"/>
    </style:style>
    <style:style style:name="P370" style:parent-style-name="Paragraphedeliste" style:family="paragraph">
      <style:text-properties fo:language="fr" fo:country="FR"/>
    </style:style>
    <style:style style:name="P371" style:parent-style-name="Normal" style:family="paragraph">
      <style:text-properties fo:language="fr" fo:country="FR"/>
    </style:style>
    <style:style style:name="P372" style:parent-style-name="Titre2" style:family="paragraph">
      <style:text-properties fo:language="fr" fo:country="FR"/>
    </style:style>
    <style:style style:name="P373" style:parent-style-name="Paragraphedeliste" style:family="paragraph">
      <style:text-properties fo:language="fr" fo:country="FR"/>
    </style:style>
    <style:style style:name="P374" style:parent-style-name="Paragraphedeliste" style:family="paragraph">
      <style:text-properties fo:language="fr" fo:country="FR"/>
    </style:style>
    <style:style style:name="P375" style:parent-style-name="Paragraphedeliste" style:family="paragraph">
      <style:text-properties fo:language="fr" fo:country="FR"/>
    </style:style>
    <style:style style:name="P376" style:parent-style-name="Paragraphedeliste" style:family="paragraph">
      <style:text-properties fo:language="fr" fo:country="FR"/>
    </style:style>
    <style:style style:name="P377" style:parent-style-name="Paragraphedeliste" style:family="paragraph">
      <style:text-properties fo:language="fr" fo:country="FR"/>
    </style:style>
    <style:style style:name="P378" style:parent-style-name="Paragraphedeliste" style:family="paragraph">
      <style:text-properties fo:language="fr" fo:country="FR"/>
    </style:style>
    <style:style style:name="P379" style:parent-style-name="Normal" style:family="paragraph">
      <style:text-properties fo:language="fr" fo:country="FR"/>
    </style:style>
    <style:style style:name="P380" style:parent-style-name="Titre2" style:family="paragraph">
      <style:text-properties fo:language="fr" fo:country="FR"/>
    </style:style>
    <style:style style:name="P381" style:parent-style-name="Normal" style:family="paragraph">
      <style:text-properties fo:language="fr" fo:country="FR"/>
    </style:style>
    <style:style style:name="P382" style:parent-style-name="Normal" style:family="paragraph">
      <style:text-properties fo:language="fr" fo:country="FR"/>
    </style:style>
    <style:style style:name="P383" style:parent-style-name="Normal" style:family="paragraph">
      <style:text-properties fo:language="fr" fo:country="FR"/>
    </style:style>
    <style:style style:name="P384" style:parent-style-name="Normal" style:family="paragraph">
      <style:text-properties fo:language="fr" fo:country="FR"/>
    </style:style>
    <style:style style:name="P385" style:parent-style-name="Normal" style:family="paragraph">
      <style:text-properties fo:language="fr" fo:country="FR"/>
    </style:style>
    <style:style style:name="P386" style:parent-style-name="Normal" style:family="paragraph">
      <style:text-properties fo:language="fr" fo:country="FR"/>
    </style:style>
    <style:style style:name="P387" style:parent-style-name="Normal" style:family="paragraph">
      <style:text-properties fo:language="fr" fo:country="FR"/>
    </style:style>
    <style:style style:name="P388" style:parent-style-name="Normal" style:family="paragraph">
      <style:text-properties fo:language="fr" fo:country="FR"/>
    </style:style>
    <style:style style:name="P389" style:parent-style-name="Normal" style:family="paragraph">
      <style:text-properties fo:language="fr" fo:country="FR"/>
    </style:style>
    <style:style style:name="P390" style:parent-style-name="Titre2" style:family="paragraph">
      <style:text-properties fo:language="fr" fo:country="FR"/>
    </style:style>
    <style:style style:name="P391" style:parent-style-name="Normal" style:family="paragraph">
      <style:text-properties fo:language="fr" fo:country="FR"/>
    </style:style>
    <style:style style:name="P392" style:parent-style-name="Normal" style:family="paragraph">
      <style:text-properties fo:language="fr" fo:country="FR"/>
    </style:style>
    <style:style style:name="P393" style:parent-style-name="Normal" style:family="paragraph">
      <style:text-properties fo:language="fr" fo:country="FR"/>
    </style:style>
    <style:style style:name="P394" style:parent-style-name="Normal" style:family="paragraph">
      <style:text-properties fo:language="fr" fo:country="FR"/>
    </style:style>
    <style:style style:name="P395" style:parent-style-name="Normal" style:family="paragraph">
      <style:text-properties fo:language="fr" fo:country="FR"/>
    </style:style>
    <style:style style:name="P396" style:parent-style-name="Normal" style:family="paragraph">
      <style:text-properties fo:language="fr" fo:country="FR"/>
    </style:style>
    <style:style style:name="P397" style:parent-style-name="Normal" style:family="paragraph">
      <style:text-properties fo:language="fr" fo:country="FR"/>
    </style:style>
    <style:style style:name="P398" style:parent-style-name="Normal" style:family="paragraph">
      <style:text-properties fo:language="fr" fo:country="FR"/>
    </style:style>
    <style:style style:name="P399" style:parent-style-name="Normal" style:family="paragraph">
      <style:text-properties fo:language="fr" fo:country="FR"/>
    </style:style>
    <style:style style:name="P400" style:parent-style-name="Titre2" style:family="paragraph">
      <style:text-properties fo:language="fr" fo:country="FR"/>
    </style:style>
    <style:style style:name="P401" style:parent-style-name="Paragraphedeliste" style:family="paragraph">
      <style:text-properties fo:language="fr" fo:country="FR"/>
    </style:style>
    <style:style style:name="P402" style:parent-style-name="Paragraphedeliste" style:family="paragraph">
      <style:text-properties fo:language="fr" fo:country="FR"/>
    </style:style>
    <style:style style:name="P403" style:parent-style-name="Paragraphedeliste" style:family="paragraph">
      <style:text-properties fo:language="fr" fo:country="FR"/>
    </style:style>
    <style:style style:name="P404" style:parent-style-name="Normal" style:family="paragraph">
      <style:text-properties fo:language="fr" fo:country="FR"/>
    </style:style>
    <style:style style:name="P405" style:parent-style-name="Paragraphedeliste" style:family="paragraph">
      <style:text-properties fo:language="fr" fo:country="FR"/>
    </style:style>
    <style:style style:name="P406" style:parent-style-name="Paragraphedeliste" style:family="paragraph">
      <style:text-properties fo:language="fr" fo:country="FR"/>
    </style:style>
    <style:style style:name="P407" style:parent-style-name="Paragraphedeliste" style:family="paragraph">
      <style:text-properties fo:language="fr" fo:country="FR"/>
    </style:style>
    <style:style style:name="P408" style:parent-style-name="Paragraphedeliste" style:family="paragraph">
      <style:text-properties fo:language="fr" fo:country="FR"/>
    </style:style>
    <style:style style:name="P409" style:parent-style-name="Paragraphedeliste" style:family="paragraph">
      <style:text-properties fo:language="fr" fo:country="FR"/>
    </style:style>
    <style:style style:name="P410" style:parent-style-name="Normal" style:family="paragraph">
      <style:paragraph-properties fo:break-before="page"/>
      <style:text-properties fo:hyphenate="true"/>
    </style:style>
    <style:style style:name="P411" style:parent-style-name="Titre2" style:family="paragraph">
      <style:text-properties fo:language="fr" fo:country="FR"/>
    </style:style>
    <style:style style:name="T412" style:parent-style-name="Policepardéfaut" style:family="text">
      <style:text-properties fo:language="fr" fo:country="FR"/>
    </style:style>
    <style:style style:name="P413" style:parent-style-name="Normal" style:family="paragraph">
      <style:text-properties fo:language="en" fo:country="GB"/>
    </style:style>
    <style:style style:name="P414" style:parent-style-name="Normal" style:family="paragraph">
      <style:text-properties fo:language="en" fo:country="GB"/>
    </style:style>
    <style:style style:name="P415" style:parent-style-name="Normal" style:family="paragraph">
      <style:text-properties fo:language="en" fo:country="GB"/>
    </style:style>
    <style:style style:name="T416" style:parent-style-name="Policepardéfaut" style:family="text">
      <style:text-properties fo:language="en" fo:country="GB"/>
    </style:style>
    <style:style style:name="T417" style:parent-style-name="Policepardéfaut" style:family="text">
      <style:text-properties fo:language="fr" fo:country="FR"/>
    </style:style>
    <style:style style:name="P418" style:parent-style-name="Normal" style:family="paragraph">
      <style:text-properties fo:language="fr" fo:country="FR"/>
    </style:style>
    <style:style style:name="P419" style:parent-style-name="Normal" style:family="paragraph">
      <style:text-properties fo:language="fr" fo:country="FR"/>
    </style:style>
    <style:style style:name="P420" style:parent-style-name="Normal" style:family="paragraph">
      <style:text-properties fo:language="fr" fo:country="FR"/>
    </style:style>
    <style:style style:name="P421" style:parent-style-name="Normal" style:family="paragraph">
      <style:text-properties fo:language="fr" fo:country="FR"/>
    </style:style>
    <style:style style:name="P422" style:parent-style-name="Normal" style:family="paragraph">
      <style:text-properties fo:language="fr" fo:country="FR"/>
    </style:style>
    <style:style style:name="P423" style:parent-style-name="Normal" style:family="paragraph">
      <style:text-properties fo:language="fr" fo:country="FR"/>
    </style:style>
    <style:style style:name="T424" style:parent-style-name="Policepardéfaut" style:family="text">
      <style:text-properties fo:language="fr" fo:country="FR"/>
    </style:style>
    <style:style style:name="P425" style:parent-style-name="Normal" style:family="paragraph">
      <style:text-properties fo:language="en" fo:country="GB"/>
    </style:style>
    <style:style style:name="P426" style:parent-style-name="Normal" style:family="paragraph">
      <style:text-properties fo:language="en" fo:country="GB"/>
    </style:style>
    <style:style style:name="P427" style:parent-style-name="Normal" style:family="paragraph">
      <style:text-properties fo:language="en" fo:country="GB"/>
    </style:style>
    <style:style style:name="P428" style:parent-style-name="Normal" style:family="paragraph">
      <style:text-properties fo:language="en" fo:country="GB"/>
    </style:style>
    <style:style style:name="P429" style:parent-style-name="Normal" style:family="paragraph">
      <style:text-properties fo:language="en" fo:country="GB"/>
    </style:style>
    <style:style style:name="P430" style:parent-style-name="Normal" style:family="paragraph">
      <style:text-properties fo:language="en" fo:country="GB"/>
    </style:style>
    <style:style style:name="T431" style:parent-style-name="Policepardéfaut" style:family="text">
      <style:text-properties fo:language="fr" fo:country="FR"/>
    </style:style>
    <style:style style:name="P432" style:parent-style-name="Normal" style:family="paragraph">
      <style:text-properties fo:language="en" fo:country="GB"/>
    </style:style>
    <style:style style:name="P433" style:parent-style-name="Normal" style:family="paragraph">
      <style:text-properties fo:language="en" fo:country="GB"/>
    </style:style>
    <style:style style:name="P434" style:parent-style-name="Normal" style:family="paragraph">
      <style:text-properties fo:language="en" fo:country="GB"/>
    </style:style>
    <style:style style:name="P435" style:parent-style-name="Normal" style:family="paragraph">
      <style:text-properties fo:text-shadow="0.0145in 0.0145in 0.0416in #000000" fo:color="#000000" fo:language="en" fo:country="GB"/>
    </style:style>
    <style:style style:name="P436" style:parent-style-name="Normal" style:family="paragraph">
      <style:text-properties fo:language="fr" fo:country="FR"/>
    </style:style>
    <style:style style:name="T437" style:parent-style-name="Policepardéfaut" style:family="text">
      <style:text-properties fo:language="fr" fo:country="FR"/>
    </style:style>
    <style:style style:name="P438" style:parent-style-name="Normal" style:family="paragraph">
      <style:text-properties fo:language="fr" fo:country="FR"/>
    </style:style>
    <style:style style:name="P439" style:parent-style-name="Normal" style:family="paragraph">
      <style:text-properties fo:language="fr" fo:country="FR"/>
    </style:style>
    <style:style style:name="P440" style:parent-style-name="Normal" style:family="paragraph">
      <style:text-properties fo:language="fr" fo:country="FR"/>
    </style:style>
    <style:style style:name="P441" style:parent-style-name="Normal" style:family="paragraph">
      <style:text-properties fo:language="fr" fo:country="FR"/>
    </style:style>
    <style:style style:name="P442" style:parent-style-name="Normal" style:family="paragraph">
      <style:text-properties fo:language="fr" fo:country="FR"/>
    </style:style>
    <style:style style:name="P443" style:parent-style-name="Normal" style:family="paragraph">
      <style:text-properties fo:language="fr" fo:country="FR"/>
    </style:style>
    <style:style style:name="P444" style:parent-style-name="Normal" style:family="paragraph">
      <style:text-properties fo:language="fr" fo:country="FR"/>
    </style:style>
    <style:style style:name="P445" style:parent-style-name="Normal" style:family="paragraph">
      <style:text-properties fo:language="fr" fo:country="FR"/>
    </style:style>
    <style:style style:name="P446" style:parent-style-name="Normal" style:family="paragraph">
      <style:text-properties fo:language="fr" fo:country="FR"/>
    </style:style>
    <style:style style:name="P447" style:parent-style-name="Normal" style:family="paragraph">
      <style:text-properties fo:language="fr" fo:country="FR"/>
    </style:style>
    <style:style style:name="P448" style:parent-style-name="Normal" style:family="paragraph">
      <style:text-properties fo:language="fr" fo:country="FR"/>
    </style:style>
    <style:style style:name="P449" style:parent-style-name="Normal" style:family="paragraph">
      <style:text-properties fo:language="fr" fo:country="FR"/>
    </style:style>
    <style:style style:name="P450" style:parent-style-name="Normal" style:family="paragraph">
      <style:text-properties fo:language="fr" fo:country="FR"/>
    </style:style>
    <style:style style:name="P451" style:parent-style-name="Normal" style:family="paragraph">
      <style:text-properties fo:language="fr" fo:country="FR"/>
    </style:style>
    <style:style style:name="P452" style:parent-style-name="Normal" style:family="paragraph">
      <style:text-properties fo:language="fr" fo:country="FR"/>
    </style:style>
    <style:style style:name="P453" style:parent-style-name="Normal" style:family="paragraph">
      <style:text-properties fo:language="fr" fo:country="FR"/>
    </style:style>
    <style:style style:name="P454" style:parent-style-name="Normal" style:family="paragraph">
      <style:text-properties fo:language="fr" fo:country="FR"/>
    </style:style>
    <style:style style:name="P455" style:parent-style-name="Normal" style:family="paragraph">
      <style:text-properties fo:language="fr" fo:country="FR"/>
    </style:style>
    <style:style style:name="P456" style:parent-style-name="Normal" style:family="paragraph">
      <style:text-properties fo:language="fr" fo:country="FR"/>
    </style:style>
    <style:style style:name="P457" style:parent-style-name="Normal" style:family="paragraph">
      <style:text-properties fo:language="fr" fo:country="FR"/>
    </style:style>
    <style:style style:name="P458" style:parent-style-name="Normal" style:family="paragraph">
      <style:text-properties fo:language="fr" fo:country="FR"/>
    </style:style>
    <style:style style:name="P459" style:parent-style-name="Normal" style:family="paragraph">
      <style:text-properties fo:language="fr" fo:country="FR"/>
    </style:style>
    <style:style style:name="P460" style:parent-style-name="Normal" style:family="paragraph">
      <style:text-properties fo:language="fr" fo:country="FR"/>
    </style:style>
    <style:style style:name="P461" style:parent-style-name="Normal" style:family="paragraph">
      <style:text-properties fo:language="fr" fo:country="FR"/>
    </style:style>
    <style:style style:name="P462" style:parent-style-name="Titre2" style:family="paragraph">
      <style:text-properties fo:language="fr" fo:country="FR"/>
    </style:style>
    <style:style style:name="T463" style:parent-style-name="Policepardéfaut" style:family="text">
      <style:text-properties fo:language="fr" fo:country="FR"/>
    </style:style>
    <style:style style:name="T464" style:parent-style-name="Policepardéfaut" style:family="text">
      <style:text-properties fo:language="fr" fo:country="FR"/>
    </style:style>
    <style:style style:name="P465" style:parent-style-name="Normal" style:family="paragraph">
      <style:text-properties fo:language="fr" fo:country="FR"/>
    </style:style>
    <style:style style:name="P466" style:parent-style-name="Normal" style:family="paragraph">
      <style:text-properties fo:language="fr" fo:country="FR"/>
    </style:style>
    <style:style style:name="P467" style:parent-style-name="Normal" style:family="paragraph">
      <style:text-properties fo:language="fr" fo:country="FR"/>
    </style:style>
    <style:style style:name="P468" style:parent-style-name="Normal" style:family="paragraph">
      <style:text-properties fo:language="fr" fo:country="FR"/>
    </style:style>
    <style:style style:name="T469" style:parent-style-name="Policepardéfaut" style:family="text">
      <style:text-properties fo:language="fr" fo:country="FR"/>
    </style:style>
    <style:style style:name="P470" style:parent-style-name="Normal" style:family="paragraph">
      <style:text-properties fo:language="fr" fo:country="FR"/>
    </style:style>
    <style:style style:name="P471" style:parent-style-name="Normal" style:family="paragraph">
      <style:text-properties fo:language="fr" fo:country="FR"/>
    </style:style>
    <style:style style:name="P472" style:parent-style-name="Normal" style:family="paragraph">
      <style:text-properties fo:language="fr" fo:country="FR"/>
    </style:style>
    <style:style style:name="P473" style:parent-style-name="Normal" style:family="paragraph">
      <style:text-properties fo:language="fr" fo:country="FR"/>
    </style:style>
    <style:style style:name="P474" style:parent-style-name="Normal" style:family="paragraph">
      <style:text-properties fo:language="fr" fo:country="FR"/>
    </style:style>
    <style:style style:name="P475" style:parent-style-name="Normal" style:family="paragraph">
      <style:text-properties fo:language="fr" fo:country="FR"/>
    </style:style>
    <style:style style:name="P476" style:parent-style-name="Normal" style:family="paragraph">
      <style:text-properties fo:language="fr" fo:country="FR"/>
    </style:style>
    <style:style style:name="P477" style:parent-style-name="Normal" style:family="paragraph">
      <style:text-properties fo:language="fr" fo:country="FR"/>
    </style:style>
    <style:style style:name="P478" style:parent-style-name="Normal" style:family="paragraph">
      <style:text-properties fo:language="fr" fo:country="FR"/>
    </style:style>
    <style:style style:name="P479" style:parent-style-name="Normal" style:family="paragraph">
      <style:text-properties fo:language="fr" fo:country="FR"/>
    </style:style>
    <style:style style:name="P480" style:parent-style-name="Normal" style:family="paragraph">
      <style:text-properties fo:language="fr" fo:country="FR"/>
    </style:style>
    <style:style style:name="P481" style:parent-style-name="Normal" style:family="paragraph">
      <style:text-properties fo:language="fr" fo:country="FR"/>
    </style:style>
    <style:style style:name="P482" style:parent-style-name="Normal" style:family="paragraph">
      <style:text-properties fo:language="fr" fo:country="FR"/>
    </style:style>
    <style:style style:name="P483" style:parent-style-name="Normal" style:family="paragraph">
      <style:text-properties fo:language="fr" fo:country="FR"/>
    </style:style>
    <style:style style:name="P484" style:parent-style-name="Normal" style:family="paragraph">
      <style:text-properties fo:language="fr" fo:country="FR"/>
    </style:style>
    <style:style style:name="P485" style:parent-style-name="Normal" style:family="paragraph">
      <style:text-properties fo:language="fr" fo:country="FR"/>
    </style:style>
    <style:style style:name="P486" style:parent-style-name="Normal" style:family="paragraph">
      <style:text-properties fo:language="fr" fo:country="FR"/>
    </style:style>
    <style:style style:name="P487" style:parent-style-name="Normal" style:family="paragraph">
      <style:text-properties fo:language="fr" fo:country="FR"/>
    </style:style>
    <style:style style:name="P488" style:parent-style-name="Normal" style:family="paragraph">
      <style:text-properties fo:language="fr" fo:country="FR"/>
    </style:style>
    <style:style style:name="P489" style:parent-style-name="Normal" style:family="paragraph">
      <style:text-properties fo:language="fr" fo:country="FR"/>
    </style:style>
    <style:style style:name="P490" style:parent-style-name="Normal" style:family="paragraph">
      <style:text-properties fo:language="fr" fo:country="FR"/>
    </style:style>
    <style:style style:name="P491" style:parent-style-name="Normal" style:family="paragraph">
      <style:text-properties fo:language="fr" fo:country="FR"/>
    </style:style>
    <style:style style:name="P492" style:parent-style-name="Normal" style:family="paragraph">
      <style:text-properties fo:language="fr" fo:country="FR"/>
    </style:style>
    <style:style style:name="P493" style:parent-style-name="Normal" style:family="paragraph">
      <style:text-properties fo:language="fr" fo:country="FR"/>
    </style:style>
    <style:style style:name="P494" style:parent-style-name="Normal" style:family="paragraph">
      <style:text-properties fo:language="fr" fo:country="FR"/>
    </style:style>
    <style:style style:name="P495" style:parent-style-name="Normal" style:family="paragraph">
      <style:text-properties fo:language="fr" fo:country="FR"/>
    </style:style>
    <style:style style:name="P496" style:parent-style-name="Normal" style:family="paragraph">
      <style:text-properties fo:language="fr" fo:country="FR"/>
    </style:style>
    <style:style style:name="P497" style:parent-style-name="Normal" style:family="paragraph">
      <style:text-properties fo:language="fr" fo:country="FR"/>
    </style:style>
    <style:style style:name="P498" style:parent-style-name="Normal" style:family="paragraph">
      <style:text-properties fo:language="fr" fo:country="FR"/>
    </style:style>
    <style:style style:name="P499" style:parent-style-name="Normal" style:family="paragraph">
      <style:text-properties fo:language="fr" fo:country="FR"/>
    </style:style>
    <style:style style:name="P500" style:parent-style-name="Titre2" style:family="paragraph">
      <style:text-properties fo:language="fr" fo:country="FR"/>
    </style:style>
    <style:style style:name="P501" style:parent-style-name="Normal" style:family="paragraph">
      <style:text-properties fo:language="fr" fo:country="FR"/>
    </style:style>
    <style:style style:name="P502" style:parent-style-name="Normal" style:family="paragraph">
      <style:text-properties fo:language="fr" fo:country="FR"/>
    </style:style>
    <style:style style:name="P503" style:parent-style-name="Normal" style:family="paragraph">
      <style:text-properties fo:language="fr" fo:country="FR"/>
    </style:style>
    <style:style style:name="P504" style:parent-style-name="Normal" style:family="paragraph">
      <style:text-properties fo:language="fr" fo:country="FR"/>
    </style:style>
    <style:style style:name="P505" style:parent-style-name="Paragraphedeliste" style:family="paragraph">
      <style:text-properties fo:language="fr" fo:country="FR"/>
    </style:style>
    <style:style style:name="P506" style:parent-style-name="Paragraphedeliste" style:family="paragraph">
      <style:text-properties fo:language="fr" fo:country="FR"/>
    </style:style>
    <style:style style:name="P507" style:parent-style-name="Normal" style:family="paragraph">
      <style:text-properties fo:language="fr" fo:country="FR"/>
    </style:style>
    <style:style style:name="P508" style:parent-style-name="Normal" style:family="paragraph">
      <style:text-properties fo:language="fr" fo:country="FR"/>
    </style:style>
    <style:style style:name="P509" style:parent-style-name="Normal" style:family="paragraph">
      <style:text-properties fo:language="fr" fo:country="FR"/>
    </style:style>
    <style:style style:name="P510" style:parent-style-name="Normal" style:family="paragraph">
      <style:text-properties fo:language="fr" fo:country="FR"/>
    </style:style>
    <style:style style:name="P511" style:parent-style-name="Normal" style:family="paragraph">
      <style:text-properties fo:language="fr" fo:country="FR"/>
    </style:style>
    <style:style style:name="P512" style:parent-style-name="Normal" style:family="paragraph">
      <style:text-properties fo:language="fr" fo:country="FR"/>
    </style:style>
    <style:style style:name="P513" style:parent-style-name="Normal" style:family="paragraph">
      <style:text-properties fo:language="fr" fo:country="FR"/>
    </style:style>
    <style:style style:name="P514" style:parent-style-name="Normal" style:family="paragraph">
      <style:text-properties fo:language="fr" fo:country="FR"/>
    </style:style>
    <style:style style:name="P515" style:parent-style-name="Normal" style:family="paragraph">
      <style:text-properties fo:language="fr" fo:country="FR"/>
    </style:style>
    <style:style style:name="P516" style:parent-style-name="Normal" style:family="paragraph">
      <style:text-properties fo:language="fr" fo:country="FR"/>
    </style:style>
    <style:style style:name="P517" style:parent-style-name="Normal" style:family="paragraph">
      <style:text-properties fo:language="fr" fo:country="FR"/>
    </style:style>
    <style:style style:name="P518" style:parent-style-name="Normal" style:family="paragraph">
      <style:text-properties fo:language="fr" fo:country="FR"/>
    </style:style>
    <style:style style:name="P519" style:parent-style-name="Titre2" style:family="paragraph">
      <style:text-properties fo:language="fr" fo:country="FR"/>
    </style:style>
    <style:style style:name="P520" style:parent-style-name="Normal" style:family="paragraph">
      <style:text-properties fo:language="fr" fo:country="FR"/>
    </style:style>
    <style:style style:name="P521" style:parent-style-name="Normal" style:family="paragraph">
      <style:text-properties fo:language="fr" fo:country="FR"/>
    </style:style>
    <style:style style:name="T522" style:parent-style-name="Policepardéfaut" style:family="text">
      <style:text-properties fo:language="fr" fo:country="FR"/>
    </style:style>
    <style:style style:name="P523" style:parent-style-name="Normal" style:family="paragraph">
      <style:text-properties fo:language="fr" fo:country="FR"/>
    </style:style>
    <style:style style:name="P524" style:parent-style-name="Normal" style:family="paragraph">
      <style:text-properties fo:language="fr" fo:country="FR"/>
    </style:style>
    <style:style style:name="P525" style:parent-style-name="Normal" style:family="paragraph">
      <style:text-properties fo:language="fr" fo:country="FR"/>
    </style:style>
    <style:style style:name="P526" style:parent-style-name="Normal" style:family="paragraph">
      <style:text-properties fo:language="fr" fo:country="FR"/>
    </style:style>
    <style:style style:name="P527" style:parent-style-name="Normal" style:family="paragraph">
      <style:text-properties fo:language="fr" fo:country="FR"/>
    </style:style>
    <style:style style:name="P528" style:parent-style-name="Normal" style:family="paragraph">
      <style:text-properties fo:language="fr" fo:country="FR"/>
    </style:style>
    <style:style style:name="P529" style:parent-style-name="Normal" style:family="paragraph">
      <style:text-properties fo:language="fr" fo:country="FR"/>
    </style:style>
    <style:style style:name="P530" style:parent-style-name="Normal" style:family="paragraph">
      <style:text-properties fo:language="fr" fo:country="FR"/>
    </style:style>
    <style:style style:name="P531" style:parent-style-name="Normal" style:family="paragraph">
      <style:text-properties fo:language="fr" fo:country="FR"/>
    </style:style>
    <style:style style:name="P532" style:parent-style-name="Normal" style:family="paragraph">
      <style:text-properties fo:language="fr" fo:country="FR"/>
    </style:style>
    <style:style style:name="P533" style:parent-style-name="Normal" style:family="paragraph">
      <style:text-properties fo:language="fr" fo:country="FR"/>
    </style:style>
    <style:style style:name="P534" style:parent-style-name="Normal" style:family="paragraph">
      <style:text-properties fo:language="fr" fo:country="FR"/>
    </style:style>
    <style:style style:name="P535" style:parent-style-name="Normal" style:family="paragraph">
      <style:text-properties fo:language="fr" fo:country="FR"/>
    </style:style>
    <style:style style:name="P536" style:parent-style-name="Normal" style:family="paragraph">
      <style:text-properties fo:language="fr" fo:country="FR"/>
    </style:style>
    <style:style style:name="P537" style:parent-style-name="Normal" style:family="paragraph">
      <style:text-properties fo:language="fr" fo:country="FR"/>
    </style:style>
    <style:style style:name="P538" style:parent-style-name="Normal" style:family="paragraph">
      <style:text-properties fo:language="fr" fo:country="FR"/>
    </style:style>
    <style:style style:name="P539" style:parent-style-name="Normal" style:family="paragraph">
      <style:text-properties fo:language="fr" fo:country="FR"/>
    </style:style>
    <style:style style:name="P540" style:parent-style-name="Normal" style:family="paragraph">
      <style:text-properties fo:language="fr" fo:country="FR"/>
    </style:style>
    <style:style style:name="P541" style:parent-style-name="Normal" style:family="paragraph">
      <style:text-properties fo:language="fr" fo:country="FR"/>
    </style:style>
    <style:style style:name="P542" style:parent-style-name="Normal" style:family="paragraph">
      <style:text-properties fo:language="fr" fo:country="FR"/>
    </style:style>
    <style:style style:name="P543" style:parent-style-name="Normal" style:family="paragraph">
      <style:text-properties fo:language="fr" fo:country="FR"/>
    </style:style>
    <style:style style:name="P544" style:parent-style-name="Normal" style:family="paragraph">
      <style:text-properties fo:language="fr" fo:country="FR"/>
    </style:style>
    <style:style style:name="P545" style:parent-style-name="Normal" style:family="paragraph">
      <style:text-properties fo:language="fr" fo:country="FR"/>
    </style:style>
    <style:style style:name="P546" style:parent-style-name="Normal" style:family="paragraph">
      <style:text-properties fo:language="fr" fo:country="FR"/>
    </style:style>
    <style:style style:name="P547" style:parent-style-name="Normal" style:family="paragraph">
      <style:text-properties fo:language="fr" fo:country="FR"/>
    </style:style>
    <style:style style:name="P548" style:parent-style-name="Normal" style:family="paragraph">
      <style:text-properties fo:language="fr" fo:country="FR"/>
    </style:style>
    <style:style style:name="P549" style:parent-style-name="Normal" style:family="paragraph">
      <style:text-properties fo:language="fr" fo:country="FR"/>
    </style:style>
    <style:style style:name="P550" style:parent-style-name="Normal" style:family="paragraph">
      <style:text-properties fo:language="fr" fo:country="FR"/>
    </style:style>
    <style:style style:name="P551" style:parent-style-name="Normal" style:family="paragraph">
      <style:text-properties fo:language="fr" fo:country="FR"/>
    </style:style>
    <style:style style:name="P552" style:parent-style-name="Normal" style:family="paragraph">
      <style:text-properties fo:language="fr" fo:country="FR"/>
    </style:style>
    <style:style style:name="P553" style:parent-style-name="Titre2" style:family="paragraph">
      <style:text-properties fo:language="fr" fo:country="FR"/>
    </style:style>
    <style:style style:name="P554" style:parent-style-name="Normal" style:family="paragraph">
      <style:text-properties fo:language="fr" fo:country="FR"/>
    </style:style>
    <style:style style:name="P555" style:parent-style-name="Normal" style:family="paragraph">
      <style:text-properties fo:language="fr" fo:country="FR"/>
    </style:style>
    <style:style style:name="P556" style:parent-style-name="Normal" style:family="paragraph">
      <style:text-properties fo:language="fr" fo:country="FR"/>
    </style:style>
    <style:style style:name="P557" style:parent-style-name="Normal" style:family="paragraph">
      <style:text-properties fo:language="fr" fo:country="FR"/>
    </style:style>
    <style:style style:name="P558" style:parent-style-name="Normal" style:family="paragraph">
      <style:text-properties fo:language="fr" fo:country="FR"/>
    </style:style>
    <style:style style:name="P559" style:parent-style-name="Normal" style:family="paragraph">
      <style:text-properties fo:language="fr" fo:country="FR"/>
    </style:style>
    <style:style style:name="P560" style:parent-style-name="Normal" style:family="paragraph">
      <style:text-properties fo:language="fr" fo:country="FR"/>
    </style:style>
    <style:style style:name="P561" style:parent-style-name="Titre2" style:family="paragraph">
      <style:text-properties fo:language="fr" fo:country="FR"/>
    </style:style>
    <style:style style:name="P562" style:parent-style-name="Normal" style:family="paragraph">
      <style:text-properties fo:language="fr" fo:country="FR"/>
    </style:style>
    <style:style style:name="P563" style:parent-style-name="Paragraphedeliste" style:family="paragraph">
      <style:text-properties fo:language="fr" fo:country="FR"/>
    </style:style>
    <style:style style:name="P564" style:parent-style-name="Paragraphedeliste" style:family="paragraph">
      <style:text-properties fo:language="fr" fo:country="FR"/>
    </style:style>
    <style:style style:name="P565" style:parent-style-name="Paragraphedeliste" style:family="paragraph">
      <style:text-properties fo:language="fr" fo:country="FR"/>
    </style:style>
    <style:style style:name="P566" style:parent-style-name="Paragraphedeliste" style:family="paragraph">
      <style:text-properties fo:language="fr" fo:country="FR"/>
    </style:style>
    <style:style style:name="P567" style:parent-style-name="Normal" style:family="paragraph">
      <style:text-properties fo:language="fr" fo:country="FR"/>
    </style:style>
    <style:style style:name="P568" style:parent-style-name="Normal" style:family="paragraph">
      <style:text-properties fo:language="fr" fo:country="FR"/>
    </style:style>
    <style:style style:name="P569" style:parent-style-name="Normal" style:family="paragraph">
      <style:text-properties fo:language="fr" fo:country="FR"/>
    </style:style>
    <style:style style:name="T570" style:parent-style-name="Policepardéfaut" style:family="text">
      <style:text-properties fo:language="fr" fo:country="FR"/>
    </style:style>
    <style:style style:name="P571" style:parent-style-name="Normal" style:family="paragraph">
      <style:text-properties fo:language="fr" fo:country="FR"/>
    </style:style>
    <style:style style:name="P572" style:parent-style-name="Normal" style:family="paragraph">
      <style:text-properties fo:language="fr" fo:country="FR"/>
    </style:style>
    <style:style style:name="P573" style:parent-style-name="Normal" style:family="paragraph">
      <style:text-properties fo:language="fr" fo:country="FR"/>
    </style:style>
    <style:style style:name="P574" style:parent-style-name="Normal" style:family="paragraph">
      <style:text-properties fo:language="fr" fo:country="FR"/>
    </style:style>
    <style:style style:name="P575" style:parent-style-name="Normal" style:family="paragraph">
      <style:text-properties fo:language="fr" fo:country="FR"/>
    </style:style>
    <style:style style:name="P576" style:parent-style-name="Normal" style:family="paragraph">
      <style:text-properties fo:language="fr" fo:country="FR"/>
    </style:style>
    <style:style style:name="P577" style:parent-style-name="Normal" style:family="paragraph">
      <style:paragraph-properties fo:text-indent="0.4923in"/>
      <style:text-properties fo:language="fr" fo:country="FR"/>
    </style:style>
    <style:style style:name="P578" style:parent-style-name="Normal" style:family="paragraph">
      <style:paragraph-properties fo:text-indent="0.4923in"/>
      <style:text-properties fo:language="fr" fo:country="FR"/>
    </style:style>
    <style:style style:name="P579" style:parent-style-name="Normal" style:family="paragraph">
      <style:text-properties fo:language="fr" fo:country="FR"/>
    </style:style>
    <style:style style:name="P580" style:parent-style-name="Normal" style:family="paragraph">
      <style:text-properties fo:language="fr" fo:country="FR"/>
    </style:style>
    <style:style style:name="P581" style:parent-style-name="Normal" style:family="paragraph">
      <style:text-properties fo:language="fr" fo:country="FR"/>
    </style:style>
    <style:style style:name="P582" style:parent-style-name="Normal" style:family="paragraph">
      <style:text-properties fo:language="fr" fo:country="FR"/>
    </style:style>
    <style:style style:name="P583" style:parent-style-name="Normal" style:family="paragraph">
      <style:text-properties fo:language="fr" fo:country="FR"/>
    </style:style>
    <style:style style:name="P584" style:parent-style-name="Normal" style:family="paragraph">
      <style:text-properties fo:language="fr" fo:country="FR"/>
    </style:style>
    <style:style style:name="P585" style:parent-style-name="Normal" style:family="paragraph">
      <style:text-properties fo:language="fr" fo:country="FR"/>
    </style:style>
    <style:style style:name="P586" style:parent-style-name="Normal" style:family="paragraph">
      <style:text-properties fo:language="fr" fo:country="FR"/>
    </style:style>
    <style:style style:name="P587" style:parent-style-name="Normal" style:family="paragraph">
      <style:text-properties fo:language="fr" fo:country="FR"/>
    </style:style>
    <style:style style:name="P588" style:parent-style-name="Titre2" style:family="paragraph">
      <style:text-properties fo:language="fr" fo:country="FR"/>
    </style:style>
    <style:style style:name="P589" style:parent-style-name="Paragraphedeliste" style:family="paragraph">
      <style:text-properties fo:language="fr" fo:country="FR"/>
    </style:style>
    <style:style style:name="P590" style:parent-style-name="Paragraphedeliste" style:family="paragraph">
      <style:text-properties fo:language="fr" fo:country="FR"/>
    </style:style>
    <style:style style:name="P591" style:parent-style-name="Paragraphedeliste" style:family="paragraph">
      <style:text-properties fo:language="fr" fo:country="FR"/>
    </style:style>
    <style:style style:name="P592" style:parent-style-name="Paragraphedeliste" style:family="paragraph">
      <style:text-properties fo:language="fr" fo:country="FR"/>
    </style:style>
    <style:style style:name="T593" style:parent-style-name="Policepardéfaut" style:family="text">
      <style:text-properties fo:language="fr" fo:country="FR"/>
    </style:style>
    <style:style style:name="P594" style:parent-style-name="Normal" style:family="paragraph">
      <style:text-properties fo:language="fr" fo:country="FR"/>
    </style:style>
    <style:style style:name="P595" style:parent-style-name="Normal" style:family="paragraph">
      <style:text-properties fo:language="fr" fo:country="FR"/>
    </style:style>
    <style:style style:name="P596" style:parent-style-name="Normal" style:family="paragraph">
      <style:text-properties fo:language="fr" fo:country="FR"/>
    </style:style>
    <style:style style:name="P597" style:parent-style-name="Normal" style:family="paragraph">
      <style:text-properties fo:language="fr" fo:country="FR"/>
    </style:style>
    <style:style style:name="P598" style:parent-style-name="Normal" style:family="paragraph">
      <style:text-properties fo:language="fr" fo:country="FR"/>
    </style:style>
    <style:style style:name="P599" style:parent-style-name="Normal" style:family="paragraph">
      <style:text-properties fo:language="fr" fo:country="FR"/>
    </style:style>
    <style:style style:name="P600" style:parent-style-name="Normal" style:family="paragraph">
      <style:text-properties fo:language="fr" fo:country="FR"/>
    </style:style>
    <style:style style:name="P601" style:parent-style-name="Normal" style:family="paragraph">
      <style:text-properties fo:language="fr" fo:country="FR"/>
    </style:style>
    <style:style style:name="P602" style:parent-style-name="Normal" style:family="paragraph">
      <style:text-properties fo:language="fr" fo:country="FR"/>
    </style:style>
    <style:style style:name="P603" style:parent-style-name="Normal" style:family="paragraph">
      <style:text-properties fo:language="fr" fo:country="FR"/>
    </style:style>
    <style:style style:name="P604" style:parent-style-name="Normal" style:family="paragraph">
      <style:text-properties fo:language="fr" fo:country="FR"/>
    </style:style>
    <style:style style:name="P605" style:parent-style-name="Normal" style:family="paragraph">
      <style:text-properties fo:language="fr" fo:country="FR"/>
    </style:style>
    <style:style style:name="P606" style:parent-style-name="Normal" style:family="paragraph">
      <style:text-properties fo:language="fr" fo:country="FR"/>
    </style:style>
    <style:style style:name="P607" style:parent-style-name="Normal" style:family="paragraph">
      <style:text-properties fo:language="fr" fo:country="FR"/>
    </style:style>
    <style:style style:name="T608" style:parent-style-name="Policepardéfaut" style:family="text">
      <style:text-properties fo:language="fr" fo:country="FR"/>
    </style:style>
    <style:style style:name="P609" style:parent-style-name="Normal" style:family="paragraph">
      <style:text-properties fo:language="fr" fo:country="FR"/>
    </style:style>
    <style:style style:name="P610" style:parent-style-name="Normal" style:family="paragraph">
      <style:text-properties fo:language="fr" fo:country="FR"/>
    </style:style>
    <style:style style:name="P611" style:parent-style-name="Normal" style:family="paragraph">
      <style:text-properties fo:language="fr" fo:country="FR"/>
    </style:style>
    <style:style style:name="P612" style:parent-style-name="Normal" style:family="paragraph">
      <style:paragraph-properties fo:text-indent="0.4923in"/>
      <style:text-properties fo:language="fr" fo:country="FR"/>
    </style:style>
    <style:style style:name="P613" style:parent-style-name="Normal" style:family="paragraph">
      <style:paragraph-properties fo:text-indent="0.4923in"/>
      <style:text-properties fo:language="fr" fo:country="FR"/>
    </style:style>
    <style:style style:name="P614" style:parent-style-name="Normal" style:family="paragraph">
      <style:paragraph-properties fo:text-indent="0.4923in"/>
      <style:text-properties fo:language="fr" fo:country="FR"/>
    </style:style>
    <style:style style:name="P615" style:parent-style-name="Normal" style:family="paragraph">
      <style:text-properties fo:language="fr" fo:country="FR"/>
    </style:style>
    <style:style style:name="P616" style:parent-style-name="Normal" style:family="paragraph">
      <style:text-properties fo:language="fr" fo:country="FR"/>
    </style:style>
    <style:style style:name="P617" style:parent-style-name="Normal" style:family="paragraph">
      <style:text-properties fo:language="fr" fo:country="FR"/>
    </style:style>
    <style:style style:name="P618" style:parent-style-name="Normal" style:family="paragraph">
      <style:text-properties fo:language="fr" fo:country="FR"/>
    </style:style>
    <style:style style:name="P619" style:parent-style-name="Normal" style:family="paragraph">
      <style:text-properties fo:language="fr" fo:country="FR"/>
    </style:style>
    <style:style style:name="P620" style:parent-style-name="Normal" style:family="paragraph">
      <style:text-properties fo:language="fr" fo:country="FR"/>
    </style:style>
    <style:style style:name="P621" style:parent-style-name="Normal" style:family="paragraph">
      <style:text-properties fo:language="fr" fo:country="FR"/>
    </style:style>
    <style:style style:name="P622" style:parent-style-name="Normal" style:family="paragraph">
      <style:text-properties fo:language="fr" fo:country="FR"/>
    </style:style>
    <style:style style:name="P623" style:parent-style-name="Normal" style:family="paragraph">
      <style:text-properties fo:language="fr" fo:country="FR"/>
    </style:style>
    <style:style style:name="P624" style:parent-style-name="Normal" style:family="paragraph">
      <style:text-properties fo:language="fr" fo:country="FR"/>
    </style:style>
    <style:style style:name="P625" style:parent-style-name="Normal" style:family="paragraph">
      <style:text-properties fo:language="fr" fo:country="FR"/>
    </style:style>
    <style:style style:name="P626" style:parent-style-name="Normal" style:family="paragraph">
      <style:text-properties fo:language="fr" fo:country="FR"/>
    </style:style>
    <style:style style:name="P627" style:parent-style-name="Normal" style:family="paragraph">
      <style:text-properties fo:language="fr" fo:country="FR"/>
    </style:style>
    <style:style style:name="P628" style:parent-style-name="Normal" style:family="paragraph">
      <style:text-properties fo:language="fr" fo:country="FR"/>
    </style:style>
    <style:style style:name="P629" style:parent-style-name="Normal" style:family="paragraph">
      <style:text-properties fo:language="fr" fo:country="FR"/>
    </style:style>
    <style:style style:name="P630" style:parent-style-name="Normal" style:family="paragraph">
      <style:text-properties fo:language="fr" fo:country="FR"/>
    </style:style>
    <style:style style:name="P631" style:parent-style-name="Normal" style:family="paragraph">
      <style:text-properties fo:language="fr" fo:country="FR"/>
    </style:style>
    <style:style style:name="P632" style:parent-style-name="Normal" style:family="paragraph">
      <style:text-properties fo:language="fr" fo:country="FR"/>
    </style:style>
    <style:style style:name="P633" style:parent-style-name="Normal" style:family="paragraph">
      <style:text-properties fo:language="fr" fo:country="FR"/>
    </style:style>
    <style:style style:name="P634" style:parent-style-name="Normal" style:family="paragraph">
      <style:text-properties fo:language="fr" fo:country="FR"/>
    </style:style>
    <style:style style:name="P635" style:parent-style-name="Normal" style:family="paragraph">
      <style:text-properties fo:language="fr" fo:country="FR"/>
    </style:style>
    <style:style style:name="P636" style:parent-style-name="Normal" style:family="paragraph">
      <style:paragraph-properties fo:text-indent="0.4923in"/>
      <style:text-properties fo:language="fr" fo:country="FR"/>
    </style:style>
    <style:style style:name="P637" style:parent-style-name="Titre2" style:family="paragraph">
      <style:text-properties fo:language="fr" fo:country="FR"/>
    </style:style>
    <style:style style:name="P638" style:parent-style-name="Paragraphedeliste" style:family="paragraph">
      <style:text-properties fo:language="fr" fo:country="FR"/>
    </style:style>
    <style:style style:name="P639" style:parent-style-name="Paragraphedeliste" style:family="paragraph">
      <style:text-properties fo:language="fr" fo:country="FR"/>
    </style:style>
    <style:style style:name="P640" style:parent-style-name="Normal" style:family="paragraph">
      <style:text-properties fo:language="fr" fo:country="FR"/>
    </style:style>
    <style:style style:name="T641" style:parent-style-name="Policepardéfaut" style:family="text">
      <style:text-properties fo:language="fr" fo:country="FR"/>
    </style:style>
    <style:style style:name="P642" style:parent-style-name="Normal" style:family="paragraph">
      <style:text-properties fo:language="fr" fo:country="FR"/>
    </style:style>
    <style:style style:name="P643" style:parent-style-name="Normal" style:family="paragraph">
      <style:text-properties fo:language="fr" fo:country="FR"/>
    </style:style>
    <style:style style:name="P644" style:parent-style-name="Normal" style:family="paragraph">
      <style:text-properties fo:language="fr" fo:country="FR"/>
    </style:style>
    <style:style style:name="P645" style:parent-style-name="Normal" style:family="paragraph">
      <style:text-properties fo:language="fr" fo:country="FR"/>
    </style:style>
    <style:style style:name="P646" style:parent-style-name="Normal" style:family="paragraph">
      <style:text-properties fo:language="fr" fo:country="FR"/>
    </style:style>
    <style:style style:name="P647" style:parent-style-name="Normal" style:family="paragraph">
      <style:text-properties fo:language="fr" fo:country="FR"/>
    </style:style>
    <style:style style:name="P648" style:parent-style-name="Normal" style:family="paragraph">
      <style:text-properties fo:language="fr" fo:country="FR"/>
    </style:style>
    <style:style style:name="P649" style:parent-style-name="Normal" style:family="paragraph">
      <style:text-properties fo:language="fr" fo:country="FR"/>
    </style:style>
    <style:style style:name="P650" style:parent-style-name="Normal" style:family="paragraph">
      <style:text-properties fo:language="fr" fo:country="FR"/>
    </style:style>
    <style:style style:name="P651" style:parent-style-name="Normal" style:family="paragraph">
      <style:text-properties fo:language="fr" fo:country="FR"/>
    </style:style>
    <style:style style:name="P652" style:parent-style-name="Normal" style:family="paragraph">
      <style:text-properties fo:language="fr" fo:country="FR"/>
    </style:style>
    <style:style style:name="P653" style:parent-style-name="Normal" style:family="paragraph">
      <style:text-properties fo:language="fr" fo:country="FR"/>
    </style:style>
    <style:style style:name="P654" style:parent-style-name="Normal" style:family="paragraph">
      <style:text-properties fo:language="fr" fo:country="FR"/>
    </style:style>
    <style:style style:name="P655" style:parent-style-name="Normal" style:family="paragraph">
      <style:text-properties fo:language="fr" fo:country="FR"/>
    </style:style>
    <style:style style:name="P656" style:parent-style-name="Normal" style:family="paragraph">
      <style:text-properties fo:language="fr" fo:country="FR"/>
    </style:style>
    <style:style style:name="P657" style:parent-style-name="Normal" style:family="paragraph">
      <style:text-properties fo:language="fr" fo:country="FR"/>
    </style:style>
    <style:style style:name="P658" style:parent-style-name="Normal" style:family="paragraph">
      <style:text-properties fo:language="fr" fo:country="FR"/>
    </style:style>
    <style:style style:name="P659" style:parent-style-name="Normal" style:family="paragraph">
      <style:text-properties fo:language="fr" fo:country="FR"/>
    </style:style>
    <style:style style:name="P660" style:parent-style-name="Normal" style:family="paragraph">
      <style:text-properties fo:language="fr" fo:country="FR"/>
    </style:style>
    <style:style style:name="P661" style:parent-style-name="Normal" style:family="paragraph">
      <style:text-properties fo:language="fr" fo:country="FR"/>
    </style:style>
    <style:style style:name="P662" style:parent-style-name="Normal" style:family="paragraph">
      <style:text-properties fo:language="fr" fo:country="FR"/>
    </style:style>
    <style:style style:name="P663" style:parent-style-name="Normal" style:family="paragraph">
      <style:text-properties fo:language="fr" fo:country="FR"/>
    </style:style>
    <style:style style:name="P664" style:parent-style-name="Titre2" style:family="paragraph">
      <style:text-properties fo:language="fr" fo:country="FR"/>
    </style:style>
    <style:style style:name="P665" style:parent-style-name="Normal" style:family="paragraph">
      <style:text-properties fo:language="fr" fo:country="FR"/>
    </style:style>
    <style:style style:name="P666" style:parent-style-name="Normal" style:family="paragraph">
      <style:text-properties fo:language="fr" fo:country="FR"/>
    </style:style>
    <style:style style:name="P667" style:parent-style-name="Normal" style:family="paragraph">
      <style:text-properties fo:language="fr" fo:country="FR"/>
    </style:style>
    <style:style style:name="P668" style:parent-style-name="Normal" style:family="paragraph">
      <style:text-properties fo:language="fr" fo:country="FR"/>
    </style:style>
    <style:style style:name="P669" style:parent-style-name="Paragraphedeliste" style:family="paragraph">
      <style:text-properties fo:language="fr" fo:country="FR"/>
    </style:style>
    <style:style style:name="P670" style:parent-style-name="Paragraphedeliste" style:family="paragraph">
      <style:text-properties fo:language="fr" fo:country="FR"/>
    </style:style>
    <style:style style:name="P671" style:parent-style-name="Paragraphedeliste" style:family="paragraph">
      <style:text-properties fo:language="fr" fo:country="FR"/>
    </style:style>
    <style:style style:name="P672" style:parent-style-name="Paragraphedeliste" style:family="paragraph">
      <style:text-properties fo:language="fr" fo:country="FR"/>
    </style:style>
    <style:style style:name="T673" style:parent-style-name="Policepardéfaut" style:family="text">
      <style:text-properties fo:language="fr" fo:country="FR"/>
    </style:style>
    <style:style style:name="T674" style:parent-style-name="Policepardéfaut" style:family="text">
      <style:text-properties fo:language="fr" fo:country="FR"/>
    </style:style>
    <style:style style:name="P675" style:parent-style-name="Normal" style:family="paragraph">
      <style:text-properties fo:language="fr" fo:country="FR"/>
    </style:style>
    <style:style style:name="P676" style:parent-style-name="Normal" style:family="paragraph">
      <style:text-properties fo:language="fr" fo:country="FR"/>
    </style:style>
    <style:style style:name="P677" style:parent-style-name="Normal" style:family="paragraph">
      <style:text-properties fo:language="fr" fo:country="FR"/>
    </style:style>
    <style:style style:name="P678" style:parent-style-name="Normal" style:family="paragraph">
      <style:text-properties fo:language="fr" fo:country="FR"/>
    </style:style>
    <style:style style:name="P679" style:parent-style-name="Normal" style:family="paragraph">
      <style:text-properties fo:language="fr" fo:country="FR"/>
    </style:style>
    <style:style style:name="P680" style:parent-style-name="Normal" style:family="paragraph">
      <style:paragraph-properties fo:margin-left="2.9541in" fo:text-indent="0.4923in">
        <style:tab-stops/>
      </style:paragraph-properties>
      <style:text-properties fo:language="fr" fo:country="FR"/>
    </style:style>
    <style:style style:name="P681" style:parent-style-name="Normal" style:family="paragraph">
      <style:paragraph-properties fo:margin-left="3.4465in">
        <style:tab-stops/>
      </style:paragraph-properties>
      <style:text-properties fo:language="fr" fo:country="FR"/>
    </style:style>
    <style:style style:name="P682" style:parent-style-name="Normal" style:family="paragraph">
      <style:paragraph-properties fo:margin-left="2.9541in" fo:text-indent="0.4923in">
        <style:tab-stops/>
      </style:paragraph-properties>
      <style:text-properties fo:language="fr" fo:country="FR"/>
    </style:style>
    <style:style style:name="P683" style:parent-style-name="Normal" style:family="paragraph">
      <style:text-properties fo:language="fr" fo:country="FR"/>
    </style:style>
    <style:style style:name="P684" style:parent-style-name="Normal" style:family="paragraph">
      <style:text-properties fo:language="fr" fo:country="FR"/>
    </style:style>
    <style:style style:name="P685" style:parent-style-name="Normal" style:family="paragraph">
      <style:text-properties fo:language="fr" fo:country="FR"/>
    </style:style>
    <style:style style:name="P686" style:parent-style-name="Normal" style:family="paragraph">
      <style:text-properties fo:language="fr" fo:country="FR"/>
    </style:style>
    <style:style style:name="P687" style:parent-style-name="Normal" style:family="paragraph">
      <style:text-properties fo:language="fr" fo:country="FR"/>
    </style:style>
    <style:style style:name="P688" style:parent-style-name="Titre2" style:family="paragraph">
      <style:text-properties fo:language="fr" fo:country="FR"/>
    </style:style>
    <style:style style:name="P689" style:parent-style-name="Normal" style:family="paragraph">
      <style:text-properties fo:language="fr" fo:country="FR"/>
    </style:style>
    <style:style style:name="P690" style:parent-style-name="Paragraphedeliste" style:family="paragraph">
      <style:text-properties fo:language="fr" fo:country="FR"/>
    </style:style>
    <style:style style:name="P691" style:parent-style-name="Paragraphedeliste" style:family="paragraph"/>
    <style:style style:name="T692" style:parent-style-name="Policepardéfaut" style:family="text">
      <style:text-properties fo:language="fr" fo:country="FR"/>
    </style:style>
    <style:style style:name="P693" style:parent-style-name="Normal" style:family="paragraph">
      <style:text-properties fo:language="fr" fo:country="FR"/>
    </style:style>
    <style:style style:name="P694" style:parent-style-name="Normal" style:family="paragraph">
      <style:text-properties fo:language="fr" fo:country="FR"/>
    </style:style>
    <style:style style:name="P695" style:parent-style-name="Normal" style:family="paragraph">
      <style:text-properties fo:language="fr" fo:country="FR"/>
    </style:style>
    <style:style style:name="P696" style:parent-style-name="Normal" style:family="paragraph">
      <style:text-properties fo:language="fr" fo:country="FR"/>
    </style:style>
    <style:style style:name="P697" style:parent-style-name="Normal" style:family="paragraph">
      <style:text-properties fo:language="fr" fo:country="FR"/>
    </style:style>
    <style:style style:name="P698" style:parent-style-name="Normal" style:family="paragraph">
      <style:text-properties fo:language="fr" fo:country="FR"/>
    </style:style>
    <style:style style:name="P699" style:parent-style-name="Normal" style:family="paragraph">
      <style:text-properties fo:language="fr" fo:country="FR"/>
    </style:style>
    <style:style style:name="P700" style:parent-style-name="Normal" style:family="paragraph">
      <style:text-properties fo:language="fr" fo:country="FR"/>
    </style:style>
    <style:style style:name="P701" style:parent-style-name="Normal" style:family="paragraph">
      <style:text-properties fo:language="fr" fo:country="FR"/>
    </style:style>
    <style:style style:name="P702" style:parent-style-name="Normal" style:family="paragraph">
      <style:text-properties fo:language="fr" fo:country="FR"/>
    </style:style>
    <style:style style:name="P703" style:parent-style-name="Normal" style:family="paragraph">
      <style:text-properties fo:language="fr" fo:country="FR"/>
    </style:style>
    <style:style style:name="P704" style:parent-style-name="Normal" style:family="paragraph">
      <style:text-properties fo:language="fr" fo:country="FR"/>
    </style:style>
    <style:style style:name="P705" style:parent-style-name="Normal" style:family="paragraph">
      <style:text-properties fo:language="fr" fo:country="FR"/>
    </style:style>
    <style:style style:name="P706" style:parent-style-name="Normal" style:family="paragraph">
      <style:text-properties fo:language="fr" fo:country="FR"/>
    </style:style>
    <style:style style:name="P707" style:parent-style-name="Normal" style:family="paragraph">
      <style:text-properties fo:language="fr" fo:country="FR"/>
    </style:style>
    <style:style style:name="P708" style:parent-style-name="Normal" style:family="paragraph">
      <style:text-properties fo:language="fr" fo:country="FR"/>
    </style:style>
    <style:style style:name="P709" style:parent-style-name="Normal" style:family="paragraph">
      <style:text-properties fo:language="fr" fo:country="FR"/>
    </style:style>
    <style:style style:name="T710" style:parent-style-name="Policepardéfaut" style:family="text">
      <style:text-properties fo:language="fr" fo:country="FR"/>
    </style:style>
    <style:style style:name="T711" style:parent-style-name="Policepardéfaut" style:family="text">
      <style:text-properties fo:language="fr" fo:country="FR"/>
    </style:style>
    <style:style style:name="T712" style:parent-style-name="Policepardéfaut" style:family="text">
      <style:text-properties fo:language="fr" fo:country="FR"/>
    </style:style>
    <style:style style:name="P713" style:parent-style-name="Normal" style:family="paragraph">
      <style:text-properties fo:language="fr" fo:country="FR"/>
    </style:style>
    <style:style style:name="P714" style:parent-style-name="Normal" style:family="paragraph">
      <style:text-properties fo:language="fr" fo:country="FR"/>
    </style:style>
    <style:style style:name="P715" style:parent-style-name="Normal" style:family="paragraph">
      <style:text-properties fo:language="fr" fo:country="FR"/>
    </style:style>
    <style:style style:name="P716" style:parent-style-name="Normal" style:family="paragraph">
      <style:paragraph-properties fo:break-before="page"/>
      <style:text-properties fo:language="fr" fo:country="FR" fo:hyphenate="true"/>
    </style:style>
    <style:style style:name="P717" style:parent-style-name="Titre1" style:family="paragraph">
      <style:text-properties fo:font-weight="bold" style:font-weight-asian="bold" style:font-weight-complex="bold" fo:language="fr" fo:country="FR"/>
    </style:style>
    <style:style style:name="T718" style:parent-style-name="Policepardéfaut" style:family="text">
      <style:text-properties fo:language="fr" fo:country="FR"/>
    </style:style>
    <style:style style:name="P719" style:parent-style-name="Normal" style:family="paragraph">
      <style:text-properties fo:language="fr" fo:country="FR"/>
    </style:style>
    <style:style style:name="P720" style:parent-style-name="Normal" style:family="paragraph">
      <style:text-properties fo:language="fr" fo:country="FR"/>
    </style:style>
    <style:style style:name="P721" style:parent-style-name="Normal" style:family="paragraph">
      <style:text-properties fo:language="fr" fo:country="FR"/>
    </style:style>
    <style:style style:name="P722" style:parent-style-name="Normal" style:family="paragraph">
      <style:paragraph-properties fo:text-indent="0.4923in"/>
      <style:text-properties fo:language="fr" fo:country="FR"/>
    </style:style>
    <style:style style:name="P723" style:parent-style-name="Normal" style:family="paragraph">
      <style:text-properties fo:language="fr" fo:country="FR"/>
    </style:style>
    <style:style style:name="P724" style:parent-style-name="Normal" style:family="paragraph">
      <style:text-properties fo:language="fr" fo:country="FR"/>
    </style:style>
    <style:style style:name="P725" style:parent-style-name="Normal" style:family="paragraph">
      <style:paragraph-properties fo:text-indent="0.4923in"/>
      <style:text-properties fo:language="fr" fo:country="FR"/>
    </style:style>
    <style:style style:name="P726" style:parent-style-name="Normal" style:family="paragraph">
      <style:paragraph-properties fo:margin-left="0.4923in" fo:text-indent="0.4923in">
        <style:tab-stops/>
      </style:paragraph-properties>
      <style:text-properties fo:language="fr" fo:country="FR"/>
    </style:style>
    <style:style style:name="P727" style:parent-style-name="Normal" style:family="paragraph">
      <style:paragraph-properties fo:text-indent="0.4923in"/>
      <style:text-properties fo:language="fr" fo:country="FR"/>
    </style:style>
    <style:style style:name="P728" style:parent-style-name="Normal" style:family="paragraph">
      <style:text-properties fo:language="fr" fo:country="FR"/>
    </style:style>
    <style:style style:name="P729" style:parent-style-name="Normal" style:family="paragraph">
      <style:text-properties fo:language="fr" fo:country="FR"/>
    </style:style>
    <style:style style:name="P730" style:parent-style-name="Normal" style:family="paragraph">
      <style:text-properties fo:language="fr" fo:country="FR"/>
    </style:style>
    <style:style style:name="P731" style:parent-style-name="Normal" style:family="paragraph">
      <style:text-properties fo:language="fr" fo:country="FR"/>
    </style:style>
    <style:style style:name="P732" style:parent-style-name="Normal" style:family="paragraph">
      <style:text-properties fo:language="fr" fo:country="FR"/>
    </style:style>
    <style:style style:name="P733" style:parent-style-name="Normal" style:family="paragraph">
      <style:text-properties fo:language="fr" fo:country="FR"/>
    </style:style>
    <style:style style:name="P734" style:parent-style-name="Normal" style:family="paragraph">
      <style:text-properties fo:language="fr" fo:country="FR"/>
    </style:style>
    <style:style style:name="P735" style:parent-style-name="Normal" style:family="paragraph">
      <style:text-properties fo:language="fr" fo:country="FR"/>
    </style:style>
    <style:style style:name="P736" style:parent-style-name="Normal" style:family="paragraph">
      <style:text-properties fo:language="fr" fo:country="FR"/>
    </style:style>
    <style:style style:name="P737" style:parent-style-name="Normal" style:family="paragraph">
      <style:text-properties fo:language="fr" fo:country="FR"/>
    </style:style>
    <style:style style:name="P738" style:parent-style-name="Normal" style:family="paragraph">
      <style:text-properties fo:language="fr" fo:country="FR"/>
    </style:style>
    <style:style style:name="P739" style:parent-style-name="Normal" style:family="paragraph">
      <style:text-properties fo:language="fr" fo:country="FR"/>
    </style:style>
    <style:style style:name="P740" style:parent-style-name="Normal" style:family="paragraph">
      <style:text-properties fo:language="fr" fo:country="FR"/>
    </style:style>
    <style:style style:name="P741" style:parent-style-name="Titre2" style:family="paragraph">
      <style:text-properties fo:language="fr" fo:country="FR"/>
    </style:style>
    <style:style style:name="P742" style:parent-style-name="Normal" style:family="paragraph">
      <style:text-properties fo:language="fr" fo:country="FR"/>
    </style:style>
    <style:style style:name="P743" style:parent-style-name="Normal" style:family="paragraph">
      <style:text-properties fo:language="fr" fo:country="FR"/>
    </style:style>
    <style:style style:name="P744" style:parent-style-name="Normal" style:family="paragraph">
      <style:text-properties fo:language="fr" fo:country="FR"/>
    </style:style>
    <style:style style:name="T745" style:parent-style-name="Policepardéfaut" style:family="text">
      <style:text-properties fo:language="fr" fo:country="FR"/>
    </style:style>
    <style:style style:name="P746" style:parent-style-name="Normal" style:family="paragraph">
      <style:text-properties fo:language="fr" fo:country="FR"/>
    </style:style>
    <style:style style:name="P747" style:parent-style-name="Normal" style:family="paragraph">
      <style:text-properties fo:language="fr" fo:country="FR"/>
    </style:style>
    <style:style style:name="P748" style:parent-style-name="Normal" style:family="paragraph">
      <style:text-properties fo:language="fr" fo:country="FR"/>
    </style:style>
    <style:style style:name="P749" style:parent-style-name="Normal" style:family="paragraph">
      <style:text-properties fo:language="fr" fo:country="FR"/>
    </style:style>
    <style:style style:name="P750" style:parent-style-name="Normal" style:family="paragraph">
      <style:text-properties fo:language="fr" fo:country="FR"/>
    </style:style>
    <style:style style:name="P751" style:parent-style-name="Normal" style:family="paragraph">
      <style:text-properties fo:language="fr" fo:country="FR"/>
    </style:style>
    <style:style style:name="P752" style:parent-style-name="Normal" style:family="paragraph">
      <style:text-properties fo:language="fr" fo:country="FR"/>
    </style:style>
    <style:style style:name="P753" style:parent-style-name="Normal" style:family="paragraph">
      <style:text-properties fo:language="fr" fo:country="FR"/>
    </style:style>
    <style:style style:name="P754" style:parent-style-name="Normal" style:family="paragraph">
      <style:text-properties fo:language="fr" fo:country="FR"/>
    </style:style>
    <style:style style:name="P755" style:parent-style-name="Normal" style:family="paragraph">
      <style:text-properties fo:language="fr" fo:country="FR"/>
    </style:style>
    <style:style style:name="P756" style:parent-style-name="Normal" style:family="paragraph">
      <style:text-properties fo:language="fr" fo:country="FR"/>
    </style:style>
    <style:style style:name="P757" style:parent-style-name="Normal" style:family="paragraph">
      <style:text-properties fo:language="fr" fo:country="FR"/>
    </style:style>
    <style:style style:name="P758" style:parent-style-name="Normal" style:family="paragraph">
      <style:text-properties fo:language="fr" fo:country="FR"/>
    </style:style>
    <style:style style:name="P759" style:parent-style-name="Normal" style:family="paragraph">
      <style:text-properties fo:language="fr" fo:country="FR"/>
    </style:style>
    <style:style style:name="P760" style:parent-style-name="Normal" style:family="paragraph">
      <style:text-properties fo:language="fr" fo:country="FR"/>
    </style:style>
    <style:style style:name="P761" style:parent-style-name="Normal" style:family="paragraph">
      <style:text-properties fo:language="fr" fo:country="FR"/>
    </style:style>
    <style:style style:name="P762" style:parent-style-name="Normal" style:family="paragraph">
      <style:text-properties fo:language="fr" fo:country="FR"/>
    </style:style>
    <style:style style:name="P763" style:parent-style-name="Normal" style:family="paragraph">
      <style:text-properties fo:language="fr" fo:country="FR"/>
    </style:style>
    <style:style style:name="P764" style:parent-style-name="Normal" style:family="paragraph">
      <style:text-properties fo:language="fr" fo:country="FR"/>
    </style:style>
    <style:style style:name="P765" style:parent-style-name="Normal" style:family="paragraph">
      <style:text-properties fo:language="fr" fo:country="FR"/>
    </style:style>
    <style:style style:name="P766" style:parent-style-name="Normal" style:family="paragraph">
      <style:text-properties fo:language="fr" fo:country="FR"/>
    </style:style>
    <style:style style:name="P767" style:parent-style-name="Normal" style:family="paragraph">
      <style:text-properties fo:language="fr" fo:country="FR"/>
    </style:style>
    <style:style style:name="P768" style:parent-style-name="Normal" style:family="paragraph">
      <style:text-properties fo:language="fr" fo:country="FR"/>
    </style:style>
    <style:style style:name="P769" style:parent-style-name="Normal" style:family="paragraph">
      <style:text-properties fo:language="fr" fo:country="FR"/>
    </style:style>
    <style:style style:name="P770" style:parent-style-name="Normal" style:family="paragraph">
      <style:text-properties fo:language="fr" fo:country="FR"/>
    </style:style>
    <style:style style:name="P771" style:parent-style-name="Normal" style:family="paragraph">
      <style:text-properties fo:language="fr" fo:country="FR"/>
    </style:style>
    <style:style style:name="P772" style:parent-style-name="Normal" style:family="paragraph">
      <style:text-properties fo:language="fr" fo:country="FR"/>
    </style:style>
    <style:style style:name="P773" style:parent-style-name="Normal" style:family="paragraph">
      <style:text-properties fo:language="fr" fo:country="FR"/>
    </style:style>
    <style:style style:name="P774" style:parent-style-name="Normal" style:family="paragraph">
      <style:text-properties fo:language="fr" fo:country="FR"/>
    </style:style>
    <style:style style:name="P775" style:parent-style-name="Normal" style:family="paragraph">
      <style:text-properties fo:language="fr" fo:country="FR"/>
    </style:style>
    <style:style style:name="P776" style:parent-style-name="Normal" style:family="paragraph">
      <style:text-properties fo:language="fr" fo:country="FR"/>
    </style:style>
    <style:style style:name="P777" style:parent-style-name="Normal" style:family="paragraph">
      <style:text-properties fo:language="fr" fo:country="FR"/>
    </style:style>
    <style:style style:name="P778" style:parent-style-name="Normal" style:family="paragraph">
      <style:text-properties fo:language="fr" fo:country="FR"/>
    </style:style>
    <style:style style:name="P779" style:parent-style-name="Normal" style:family="paragraph">
      <style:text-properties fo:language="fr" fo:country="FR"/>
    </style:style>
    <style:style style:name="P780" style:parent-style-name="Normal" style:family="paragraph">
      <style:text-properties fo:language="fr" fo:country="FR"/>
    </style:style>
    <style:style style:name="P781" style:parent-style-name="Normal" style:family="paragraph">
      <style:text-properties fo:language="fr" fo:country="FR"/>
    </style:style>
    <style:style style:name="P782" style:parent-style-name="Normal" style:family="paragraph">
      <style:text-properties fo:language="fr" fo:country="FR"/>
    </style:style>
    <style:style style:name="P783" style:parent-style-name="Normal" style:family="paragraph">
      <style:text-properties fo:language="fr" fo:country="FR"/>
    </style:style>
    <style:style style:name="P784" style:parent-style-name="Normal" style:family="paragraph">
      <style:text-properties fo:language="fr" fo:country="FR"/>
    </style:style>
    <style:style style:name="P785" style:parent-style-name="Normal" style:family="paragraph">
      <style:text-properties fo:language="fr" fo:country="FR"/>
    </style:style>
    <style:style style:name="P786" style:parent-style-name="Normal" style:family="paragraph">
      <style:text-properties fo:language="fr" fo:country="FR"/>
    </style:style>
    <style:style style:name="P787" style:parent-style-name="Normal" style:family="paragraph">
      <style:text-properties fo:language="fr" fo:country="FR"/>
    </style:style>
    <style:style style:name="P788" style:parent-style-name="Normal" style:family="paragraph">
      <style:text-properties fo:language="fr" fo:country="FR"/>
    </style:style>
    <style:style style:name="P789" style:parent-style-name="Titre2" style:family="paragraph">
      <style:text-properties fo:language="fr" fo:country="FR"/>
    </style:style>
    <style:style style:name="P790" style:parent-style-name="Normal" style:family="paragraph">
      <style:text-properties fo:language="fr" fo:country="FR"/>
    </style:style>
    <style:style style:name="T791" style:parent-style-name="Policepardéfaut" style:family="text">
      <style:text-properties fo:language="fr" fo:country="FR"/>
    </style:style>
    <style:style style:name="T792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P793" style:parent-style-name="Normal" style:family="paragraph">
      <style:text-properties fo:language="fr" fo:country="FR"/>
    </style:style>
    <style:style style:name="P794" style:parent-style-name="Normal" style:family="paragraph">
      <style:text-properties fo:language="fr" fo:country="FR"/>
    </style:style>
    <style:style style:name="P795" style:parent-style-name="Normal" style:family="paragraph">
      <style:text-properties style:text-underline-type="single" style:text-underline-style="solid" style:text-underline-width="auto" style:text-underline-mode="continuous" fo:language="fr" fo:country="FR"/>
    </style:style>
    <style:style style:name="P796" style:parent-style-name="Normal" style:family="paragraph">
      <style:text-properties fo:language="fr" fo:country="FR"/>
    </style:style>
    <style:style style:name="P797" style:parent-style-name="Normal" style:family="paragraph">
      <style:text-properties fo:language="fr" fo:country="FR"/>
    </style:style>
    <style:style style:name="P798" style:parent-style-name="Normal" style:family="paragraph">
      <style:text-properties fo:language="fr" fo:country="FR"/>
    </style:style>
    <style:style style:name="P799" style:parent-style-name="Normal" style:family="paragraph">
      <style:text-properties fo:language="fr" fo:country="FR"/>
    </style:style>
    <style:style style:name="P800" style:parent-style-name="Normal" style:family="paragraph">
      <style:text-properties fo:language="fr" fo:country="FR"/>
    </style:style>
    <style:style style:name="P801" style:parent-style-name="Normal" style:family="paragraph">
      <style:text-properties fo:language="fr" fo:country="FR"/>
    </style:style>
    <style:style style:name="P802" style:parent-style-name="Normal" style:family="paragraph">
      <style:text-properties fo:language="fr" fo:country="FR"/>
    </style:style>
    <style:style style:name="P803" style:parent-style-name="Normal" style:family="paragraph">
      <style:text-properties fo:language="fr" fo:country="FR"/>
    </style:style>
    <style:style style:name="P804" style:parent-style-name="Normal" style:family="paragraph">
      <style:text-properties fo:language="fr" fo:country="FR"/>
    </style:style>
    <style:style style:name="P805" style:parent-style-name="Normal" style:family="paragraph">
      <style:text-properties fo:language="fr" fo:country="FR"/>
    </style:style>
    <style:style style:name="P806" style:parent-style-name="Normal" style:family="paragraph">
      <style:text-properties fo:language="fr" fo:country="FR"/>
    </style:style>
    <style:style style:name="P807" style:parent-style-name="Normal" style:family="paragraph">
      <style:text-properties fo:language="fr" fo:country="FR"/>
    </style:style>
    <style:style style:name="P808" style:parent-style-name="Normal" style:family="paragraph">
      <style:text-properties fo:language="fr" fo:country="FR"/>
    </style:style>
    <style:style style:name="P809" style:parent-style-name="Normal" style:family="paragraph">
      <style:text-properties fo:language="fr" fo:country="FR"/>
    </style:style>
    <style:style style:name="P810" style:parent-style-name="Normal" style:family="paragraph">
      <style:text-properties fo:language="fr" fo:country="FR"/>
    </style:style>
    <style:style style:name="P811" style:parent-style-name="Normal" style:family="paragraph">
      <style:text-properties fo:language="fr" fo:country="FR"/>
    </style:style>
    <style:style style:name="P812" style:parent-style-name="Normal" style:family="paragraph">
      <style:text-properties fo:language="fr" fo:country="FR"/>
    </style:style>
    <style:style style:name="P813" style:parent-style-name="Normal" style:family="paragraph">
      <style:text-properties fo:language="fr" fo:country="FR"/>
    </style:style>
    <style:style style:name="P814" style:parent-style-name="Normal" style:family="paragraph">
      <style:text-properties fo:language="fr" fo:country="FR"/>
    </style:style>
    <style:style style:name="P815" style:parent-style-name="Normal" style:family="paragraph">
      <style:text-properties fo:language="fr" fo:country="FR"/>
    </style:style>
    <style:style style:name="P816" style:parent-style-name="Titre2" style:family="paragraph">
      <style:text-properties fo:language="fr" fo:country="FR"/>
    </style:style>
    <style:style style:name="P817" style:parent-style-name="Normal" style:family="paragraph">
      <style:text-properties fo:language="fr" fo:country="FR"/>
    </style:style>
    <style:style style:name="P818" style:parent-style-name="Normal" style:family="paragraph">
      <style:text-properties fo:language="fr" fo:country="FR"/>
    </style:style>
    <style:style style:name="P819" style:parent-style-name="Normal" style:family="paragraph">
      <style:text-properties fo:language="fr" fo:country="FR"/>
    </style:style>
    <style:style style:name="P820" style:parent-style-name="Normal" style:family="paragraph">
      <style:text-properties fo:language="fr" fo:country="FR"/>
    </style:style>
    <style:style style:name="P821" style:parent-style-name="Normal" style:family="paragraph">
      <style:text-properties fo:language="fr" fo:country="FR"/>
    </style:style>
    <style:style style:name="P822" style:parent-style-name="Titre2" style:family="paragraph">
      <style:text-properties fo:language="fr" fo:country="FR"/>
    </style:style>
    <style:style style:name="P823" style:parent-style-name="Normal" style:family="paragraph">
      <style:text-properties fo:language="fr" fo:country="FR"/>
    </style:style>
    <style:style style:name="T824" style:parent-style-name="Policepardéfaut" style:family="text">
      <style:text-properties fo:language="fr" fo:country="FR"/>
    </style:style>
    <style:style style:name="P825" style:parent-style-name="Normal" style:family="paragraph">
      <style:text-properties style:text-underline-type="single" style:text-underline-style="solid" style:text-underline-width="auto" style:text-underline-mode="continuous" fo:language="fr" fo:country="FR"/>
    </style:style>
    <style:style style:name="P826" style:parent-style-name="Normal" style:family="paragraph">
      <style:text-properties style:text-underline-type="single" style:text-underline-style="solid" style:text-underline-width="auto" style:text-underline-mode="continuous" fo:language="fr" fo:country="FR"/>
    </style:style>
    <style:style style:name="P827" style:parent-style-name="Normal" style:family="paragraph">
      <style:text-properties fo:language="fr" fo:country="FR"/>
    </style:style>
    <style:style style:name="P828" style:parent-style-name="Normal" style:family="paragraph">
      <style:text-properties fo:language="fr" fo:country="FR"/>
    </style:style>
    <style:style style:name="P829" style:parent-style-name="Normal" style:family="paragraph">
      <style:text-properties fo:language="fr" fo:country="FR"/>
    </style:style>
    <style:style style:name="P830" style:parent-style-name="Normal" style:family="paragraph">
      <style:text-properties fo:language="fr" fo:country="FR"/>
    </style:style>
    <style:style style:name="P831" style:parent-style-name="Normal" style:family="paragraph">
      <style:text-properties fo:language="fr" fo:country="FR"/>
    </style:style>
    <style:style style:name="P832" style:parent-style-name="Normal" style:family="paragraph">
      <style:text-properties fo:language="fr" fo:country="FR"/>
    </style:style>
    <style:style style:name="P833" style:parent-style-name="Normal" style:family="paragraph">
      <style:text-properties fo:language="fr" fo:country="FR"/>
    </style:style>
    <style:style style:name="P834" style:parent-style-name="Normal" style:family="paragraph">
      <style:text-properties fo:language="fr" fo:country="FR"/>
    </style:style>
    <style:style style:name="P835" style:parent-style-name="Normal" style:family="paragraph">
      <style:text-properties fo:language="fr" fo:country="FR"/>
    </style:style>
    <style:style style:name="P836" style:parent-style-name="Normal" style:family="paragraph">
      <style:text-properties fo:language="fr" fo:country="FR"/>
    </style:style>
    <style:style style:name="P837" style:parent-style-name="Normal" style:family="paragraph">
      <style:text-properties fo:language="fr" fo:country="FR"/>
    </style:style>
    <style:style style:name="P838" style:parent-style-name="Normal" style:family="paragraph">
      <style:text-properties fo:language="fr" fo:country="FR"/>
    </style:style>
    <style:style style:name="P839" style:parent-style-name="Normal" style:family="paragraph">
      <style:text-properties fo:language="fr" fo:country="FR"/>
    </style:style>
    <style:style style:name="P840" style:parent-style-name="Normal" style:family="paragraph">
      <style:text-properties fo:language="fr" fo:country="FR"/>
    </style:style>
    <style:style style:name="T841" style:parent-style-name="Policepardéfaut" style:family="text">
      <style:text-properties fo:language="fr" fo:country="FR"/>
    </style:style>
    <style:style style:name="P842" style:parent-style-name="Normal" style:family="paragraph">
      <style:text-properties style:text-underline-type="single" style:text-underline-style="solid" style:text-underline-width="auto" style:text-underline-mode="continuous" fo:language="fr" fo:country="FR"/>
    </style:style>
    <style:style style:name="P843" style:parent-style-name="Normal" style:family="paragraph">
      <style:text-properties style:text-underline-type="single" style:text-underline-style="solid" style:text-underline-width="auto" style:text-underline-mode="continuous" fo:language="fr" fo:country="FR"/>
    </style:style>
    <style:style style:name="P844" style:parent-style-name="Normal" style:family="paragraph">
      <style:text-properties fo:language="fr" fo:country="FR"/>
    </style:style>
    <style:style style:name="P845" style:parent-style-name="Normal" style:family="paragraph">
      <style:text-properties fo:language="fr" fo:country="FR"/>
    </style:style>
    <style:style style:name="P846" style:parent-style-name="Normal" style:family="paragraph">
      <style:text-properties fo:language="fr" fo:country="FR"/>
    </style:style>
    <style:style style:name="P847" style:parent-style-name="Normal" style:family="paragraph">
      <style:text-properties fo:language="fr" fo:country="FR"/>
    </style:style>
    <style:style style:name="P848" style:parent-style-name="Normal" style:family="paragraph">
      <style:text-properties fo:language="fr" fo:country="FR"/>
    </style:style>
    <style:style style:name="P849" style:parent-style-name="Normal" style:family="paragraph">
      <style:text-properties fo:language="fr" fo:country="FR"/>
    </style:style>
    <style:style style:name="P850" style:parent-style-name="Normal" style:family="paragraph">
      <style:text-properties fo:language="fr" fo:country="FR"/>
    </style:style>
    <style:style style:name="P851" style:parent-style-name="Normal" style:family="paragraph">
      <style:text-properties fo:language="fr" fo:country="FR"/>
    </style:style>
    <style:style style:name="P852" style:parent-style-name="Normal" style:family="paragraph">
      <style:text-properties fo:language="fr" fo:country="FR"/>
    </style:style>
    <style:style style:name="P853" style:parent-style-name="Normal" style:family="paragraph">
      <style:text-properties fo:language="fr" fo:country="FR"/>
    </style:style>
    <style:style style:name="P854" style:parent-style-name="Normal" style:family="paragraph">
      <style:text-properties fo:language="fr" fo:country="FR"/>
    </style:style>
    <style:style style:name="P855" style:parent-style-name="Normal" style:family="paragraph">
      <style:text-properties fo:language="fr" fo:country="FR"/>
    </style:style>
    <style:style style:name="P856" style:parent-style-name="Normal" style:family="paragraph">
      <style:text-properties fo:language="fr" fo:country="FR"/>
    </style:style>
    <style:style style:name="P857" style:parent-style-name="Normal" style:family="paragraph">
      <style:text-properties fo:language="fr" fo:country="FR"/>
    </style:style>
    <style:style style:name="P858" style:parent-style-name="Normal" style:family="paragraph">
      <style:text-properties fo:language="fr" fo:country="FR"/>
    </style:style>
    <style:style style:name="P859" style:parent-style-name="Normal" style:family="paragraph">
      <style:text-properties fo:language="fr" fo:country="FR"/>
    </style:style>
    <style:style style:name="P860" style:parent-style-name="Normal" style:family="paragraph">
      <style:text-properties fo:language="fr" fo:country="FR"/>
    </style:style>
    <style:style style:name="P861" style:parent-style-name="Normal" style:family="paragraph">
      <style:text-properties fo:language="fr" fo:country="FR"/>
    </style:style>
    <style:style style:name="P862" style:parent-style-name="Titre2" style:family="paragraph">
      <style:text-properties fo:language="fr" fo:country="FR"/>
    </style:style>
    <style:style style:name="P863" style:parent-style-name="Normal" style:family="paragraph">
      <style:text-properties fo:language="fr" fo:country="FR"/>
    </style:style>
    <style:style style:name="P864" style:parent-style-name="Paragraphedeliste" style:family="paragraph">
      <style:text-properties fo:language="fr" fo:country="FR"/>
    </style:style>
    <style:style style:name="P865" style:parent-style-name="Paragraphedeliste" style:family="paragraph">
      <style:text-properties fo:language="fr" fo:country="FR"/>
    </style:style>
    <style:style style:name="P866" style:parent-style-name="Paragraphedeliste" style:family="paragraph">
      <style:text-properties fo:language="fr" fo:country="FR"/>
    </style:style>
    <style:style style:name="P867" style:parent-style-name="Paragraphedeliste" style:family="paragraph">
      <style:text-properties fo:language="fr" fo:country="FR"/>
    </style:style>
    <style:style style:name="P868" style:parent-style-name="Normal" style:family="paragraph">
      <style:text-properties fo:language="fr" fo:country="FR"/>
    </style:style>
    <style:style style:name="P869" style:parent-style-name="Paragraphedeliste" style:family="paragraph">
      <style:text-properties fo:language="fr" fo:country="FR"/>
    </style:style>
    <style:style style:name="P870" style:parent-style-name="Normal" style:family="paragraph">
      <style:text-properties fo:language="fr" fo:country="FR"/>
    </style:style>
    <style:style style:name="P871" style:parent-style-name="Normal" style:family="paragraph">
      <style:text-properties fo:language="fr" fo:country="FR"/>
    </style:style>
    <style:style style:name="P872" style:parent-style-name="Normal" style:family="paragraph">
      <style:text-properties fo:language="fr" fo:country="FR"/>
    </style:style>
    <style:style style:name="T873" style:parent-style-name="Policepardéfaut" style:family="text">
      <style:text-properties fo:language="fr" fo:country="FR"/>
    </style:style>
    <style:style style:name="T874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P875" style:parent-style-name="Normal" style:family="paragraph">
      <style:text-properties fo:language="fr" fo:country="FR"/>
    </style:style>
    <style:style style:name="P876" style:parent-style-name="Normal" style:family="paragraph">
      <style:text-properties fo:language="fr" fo:country="FR"/>
    </style:style>
    <style:style style:name="T877" style:parent-style-name="Policepardéfaut" style:family="text">
      <style:text-properties fo:language="fr" fo:country="FR"/>
    </style:style>
    <style:style style:name="T878" style:parent-style-name="Policepardéfaut" style:family="text">
      <style:text-properties style:font-name="Cambria Math" style:font-name-complex="Cambria Math" fo:language="fr" fo:country="FR"/>
    </style:style>
    <style:style style:name="T879" style:parent-style-name="Policepardéfaut" style:family="text">
      <style:text-properties fo:language="fr" fo:country="FR"/>
    </style:style>
    <style:style style:name="P880" style:parent-style-name="Normal" style:family="paragraph">
      <style:text-properties fo:language="fr" fo:country="FR"/>
    </style:style>
    <style:style style:name="P881" style:parent-style-name="Normal" style:family="paragraph">
      <style:text-properties fo:language="fr" fo:country="FR"/>
    </style:style>
    <style:style style:name="P882" style:parent-style-name="Normal" style:family="paragraph">
      <style:text-properties fo:language="fr" fo:country="FR"/>
    </style:style>
    <style:style style:name="P883" style:parent-style-name="Normal" style:family="paragraph">
      <style:text-properties fo:language="fr" fo:country="FR"/>
    </style:style>
    <style:style style:name="P884" style:parent-style-name="Normal" style:family="paragraph">
      <style:text-properties fo:language="fr" fo:country="FR"/>
    </style:style>
    <style:style style:name="P885" style:parent-style-name="Normal" style:family="paragraph">
      <style:text-properties fo:language="fr" fo:country="FR"/>
    </style:style>
    <style:style style:name="P886" style:parent-style-name="Normal" style:family="paragraph">
      <style:text-properties fo:language="fr" fo:country="FR"/>
    </style:style>
    <style:style style:name="P887" style:parent-style-name="Normal" style:family="paragraph">
      <style:text-properties fo:language="fr" fo:country="FR"/>
    </style:style>
    <style:style style:name="P888" style:parent-style-name="Normal" style:family="paragraph">
      <style:text-properties fo:language="fr" fo:country="FR"/>
    </style:style>
    <style:style style:name="P889" style:parent-style-name="Normal" style:family="paragraph">
      <style:text-properties fo:language="fr" fo:country="FR"/>
    </style:style>
    <style:style style:name="P890" style:parent-style-name="Normal" style:family="paragraph">
      <style:text-properties fo:language="fr" fo:country="FR"/>
    </style:style>
    <style:style style:name="P891" style:parent-style-name="Normal" style:family="paragraph">
      <style:text-properties fo:language="fr" fo:country="FR"/>
    </style:style>
    <style:style style:name="P892" style:parent-style-name="Normal" style:family="paragraph">
      <style:text-properties fo:language="fr" fo:country="FR"/>
    </style:style>
    <style:style style:name="P893" style:parent-style-name="Titre2" style:family="paragraph">
      <style:text-properties fo:language="fr" fo:country="FR"/>
    </style:style>
    <style:style style:name="P894" style:parent-style-name="Normal" style:family="paragraph">
      <style:text-properties fo:language="fr" fo:country="FR"/>
    </style:style>
    <style:style style:name="P895" style:parent-style-name="Normal" style:family="paragraph">
      <style:text-properties fo:language="fr" fo:country="FR"/>
    </style:style>
    <style:style style:name="P896" style:parent-style-name="Normal" style:family="paragraph">
      <style:text-properties fo:language="fr" fo:country="FR"/>
    </style:style>
    <style:style style:name="P897" style:parent-style-name="Normal" style:family="paragraph">
      <style:text-properties fo:language="fr" fo:country="FR"/>
    </style:style>
    <style:style style:name="T898" style:parent-style-name="Policepardéfaut" style:family="text">
      <style:text-properties fo:language="fr" fo:country="FR"/>
    </style:style>
    <style:style style:family="graphic" style:name="a20" style:parent-style-name="Graphics">
      <style:graphic-properties fo:wrap-option="wrap" fo:border="0.01389in solid #4472c4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21" style:parent-style-name="Graphics">
      <style:graphic-properties fo:wrap-option="wrap" fo:border="0.01389in solid #4472c4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22" style:parent-style-name="Graphics">
      <style:graphic-properties fo:wrap-option="wrap" fo:border="0.01389in solid #4472c4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23" style:parent-style-name="Graphics">
      <style:graphic-properties fo:wrap-option="wrap" fo:border="0.01389in solid #4472c4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0" style:parent-style-name="Graphics">
      <style:graphic-properties fo:wrap-option="wrap" fo:border="0.01389in solid #4472c4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1389in solid #4472c4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2" style:parent-style-name="Graphics">
      <style:graphic-properties fo:wrap-option="wrap" fo:border="0.01389in solid #4472c4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3" style:parent-style-name="Graphics">
      <style:graphic-properties fo:wrap-option="wrap" fo:border="0.01389in solid #4472c4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4" style:parent-style-name="Graphics">
      <style:graphic-properties fo:wrap-option="wrap" fo:border="0.01389in solid #4472c4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5">
      <style:graphic-properties style:wrap="run-through" style:run-through="foreground" draw:fill="none" draw:stroke="solid" svg:stroke-width="0.02083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 style:parent-style-name="Graphics">
      <style:graphic-properties fo:wrap-option="wrap" fo:border="0.01389in solid #4472c4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fo:wrap-option="wrap" fo:border="0.01389in solid #4472c4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 style:parent-style-name="Graphics">
      <style:graphic-properties fo:wrap-option="wrap" fo:border="0.01389in solid #4472c4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9" style:parent-style-name="Graphics">
      <style:graphic-properties fo:wrap-option="wrap" fo:border="0.01389in solid #4472c4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 style:parent-style-name="Graphics">
      <style:graphic-properties fo:wrap-option="wrap" fo:border="0.01389in solid #70ad47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389in solid #70ad47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389in solid #70ad47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wrap-option="wrap" fo:border="0.01389in solid #70ad47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389in solid #70ad47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border="0.01389in solid #70ad47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border="0.01389in solid #ed7d31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source :<text:s/>http://deptinfo.unice.fr/~grin/messupports/plsql.pdf</text:p>
      <text:h text:style-name="P2" text:outline-level="1">Rappels de SQL</text:h>
      <text:p text:style-name="P3"/>
      <text:p text:style-name="P4">Langage non procédurale de :</text:p>
      <text:list text:style-name="LFO1" text:continue-numbering="true">
        <text:list-item>
          <text:p text:style-name="P5">Définition de données</text:p>
        </text:list-item>
        <text:list-item>
          <text:p text:style-name="P6">Manipulation de données</text:p>
        </text:list-item>
        <text:list-item>
          <text:p text:style-name="P7">Contrôle de données</text:p>
        </text:list-item>
      </text:list>
      <text:p text:style-name="P8">basée sur l’algèbre relationnelle de Codd (1970).</text:p>
      <text:p text:style-name="P9"/>
      <text:h text:style-name="Titre2" text:outline-level="2"><text:span text:style-name="T10">Syntaxe</text:span><text:span text:style-name="T11"><text:s/></text:span><text:span text:style-name="T12">minimale</text:span><text:span text:style-name="T13"><text:s/></text:span><text:span text:style-name="T14">d’une</text:span><text:span text:style-name="T15"><text:s/></text:span><text:span text:style-name="T16">requête</text:span></text:h>
      <text:p text:style-name="P17">Select &lt;Liste d’attributs&gt; From &lt;Liste de relation&gt;</text:p>
      <text:p text:style-name="P18"/>
      <text:p text:style-name="P19">On peut utiliser d’autres clauses pour exprimer les jointures, tris, projections, restrictions et agrégats.</text:p>
      <text:p text:style-name="P20"/>
      <text:h text:style-name="Titre2" text:outline-level="2"><text:span text:style-name="T21">Syntaxe</text:span><text:span text:style-name="T22"><text:s/></text:span><text:span text:style-name="T23">étendue</text:span><text:span text:style-name="T24"> </text:span></text:h>
      <text:p text:style-name="P25">Select &lt;Liste d’attrs.&gt;</text:p>
      <text:p text:style-name="P26">From &lt;Liste de relation&gt; Join ON &lt;critère de jointure&gt;</text:p>
      <text:p text:style-name="P27">WHERE &lt;Restrictions&gt;</text:p>
      <text:p text:style-name="P28">Group By &lt;Liste d’attrs. à portionner&gt;</text:p>
      <text:p text:style-name="P29">Having &lt;condition de calcul sur regroupement&gt;</text:p>
      <text:p text:style-name="P30"><text:span text:style-name="T31">ORDER BY &lt;Attr</text:span><text:span text:style-name="T32">1</text:span><text:span text:style-name="T33">&gt; [ASC/DESC]... Attr</text:span><text:span text:style-name="T34">n</text:span><text:span text:style-name="T35"><text:s/>[ASC/DESC]</text:span></text:p>
      <text:p text:style-name="P36"/>
      <text:h text:style-name="Titre2" text:outline-level="2"><text:span text:style-name="T37">Sous requêtes</text:span></text:h>
      <text:p text:style-name="P38">derrière Where et Having on peut positionner des requêtes qui retournent soit une valeur, soit un ensemble de valeurs (IN)</text:p>
      <text:p text:style-name="P39"/>
      <text:p text:style-name="P40">En SQL, on a le mot clé EXISTS</text:p>
      <text:p text:style-name="Normal"><text:span text:style-name="T41">EXISTS(Select …)</text:span><text:span text:style-name="T42"><text:s text:c="2"/>est évalué à vrai si l’évaluation du Select est non vide.</text:span></text:p>
      <text:p text:style-name="P43">La requête appelante n’est évaluée que si le EXISTS retourne vrai.</text:p>
      <text:p text:style-name="P44"/>
      <text:h text:style-name="P45" text:outline-level="2">La Division</text:h>
      <text:p text:style-name="P46">Donner les N° des médecins qui ont été consultés par tous les patients.</text:p>
      <text:p text:style-name="Normal"><text:span text:style-name="T47">La division d’une relation R de schéma R(A</text:span><text:span text:style-name="T48">1</text:span><text:span text:style-name="T49">…A</text:span><text:span text:style-name="T50">n</text:span><text:span text:style-name="T51">) par une relation S(A</text:span><text:span text:style-name="T52">p11</text:span><text:span text:style-name="T53">…A</text:span><text:span text:style-name="T54">n</text:span><text:span text:style-name="T55">) est la relation T(A</text:span><text:span text:style-name="T56">1</text:span><text:span text:style-name="T57">…A</text:span><text:span text:style-name="T58">p</text:span><text:span text:style-name="T59">) formée de tous les t-uples qui, concaténés à chaque t-uple de S, donne toujours un t-uple de R.</text:span></text:p>
      <text:p text:style-name="P60"/>
      <text:p text:style-name="Normal"><text:span text:style-name="T61">-&gt; SQL n’offre pas de quantificateurs<text:s/></text:span><text:span text:style-name="T62">∀</text:span><text:span text:style-name="T63">. On utilise donc une négation du quantificateur<text:s/></text:span><text:span text:style-name="T64">∃</text:span></text:p>
      <text:p text:style-name="P65">La question</text:p>
      <text:p text:style-name="P66">« Donner le numéro des médecins ayant été consultés par tous les patients »</text:p>
      <text:p text:style-name="P67">devient</text:p>
      <text:p text:style-name="P68">« Donner le numéro des médecins pour lesquels il n’existe aucun patient qui ne l’a pas consulté ».</text:p>
      <text:p text:style-name="P69"/>
      <text:p text:style-name="P70"/>
      <text:p text:style-name="P71"/>
      <text:p text:style-name="P72"/>
      <text:p text:style-name="P73"/>
      <text:p text:style-name="P74"/>
      <text:p text:style-name="P75">R(A.B) / S(B) = T(A)</text:p>
      <text:p text:style-name="Normal"><text:span text:style-name="T76"><text:tab/>= {a<text:s/></text:span><text:span text:style-name="T77">∈</text:span><text:span text:style-name="T78"><text:s/>R(A) |<text:s/></text:span><text:span text:style-name="T79">∀</text:span><text:span text:style-name="T80">b<text:s/></text:span><text:span text:style-name="T81">∈</text:span><text:span text:style-name="T82"><text:s/>S(B), (Q,B)<text:s/></text:span><text:span text:style-name="T83">∈</text:span><text:span text:style-name="T84"><text:s/>R(A,B)}</text:span></text:p>
      <text:p text:style-name="Normal"><text:span text:style-name="T85"><text:tab/>= {q<text:s/></text:span><text:span text:style-name="T86">∈</text:span><text:span text:style-name="T87"><text:s/>R(A) | !</text:span><text:span text:style-name="T88">∃b</text:span><text:span text:style-name="T89"><text:s/>S(B), (Q,B)<text:s/></text:span><text:span text:style-name="T90">∉</text:span><text:span text:style-name="T91"><text:s/>R(A,B)}</text:span></text:p>
      <text:p text:style-name="P92"/>
      <text:p text:style-name="Normal"><text:span text:style-name="T93">Select A From R</text:span><text:span text:style-name="T94">QS</text:span><text:span text:style-name="T95"><text:s/>R</text:span><text:span text:style-name="T96">1</text:span><text:span text:style-name="T97"><text:s/>Where not exists</text:span></text:p>
      <text:p text:style-name="P98"><text:tab/>(Select B From S Where not exists</text:p>
      <text:p text:style-name="Normal"><text:span text:style-name="T99"><text:tab/></text:span><text:span text:style-name="T100"><text:tab/>(Select A,B From R where R</text:span><text:span text:style-name="T101">1</text:span><text:span text:style-name="T102">A=A AND S.B=B))</text:span></text:p>
      <text:p text:style-name="P103"/>
      <text:p text:style-name="P104">On a aussi UNION, INTERSECT, EXCEPT</text:p>
      <text:p text:style-name="P105"/>
      <text:h text:style-name="Titre2" text:outline-level="2"><text:span text:style-name="T106">Schéma</text:span><text:span text:style-name="T107"><text:s/></text:span><text:span text:style-name="T108">relationnel</text:span></text:h>
      <text:p text:style-name="Normal"><text:span text:style-name="T109">Véhicule (</text:span><text:span text:style-name="T110">n° immat</text:span><text:span text:style-name="T111">, Modèle, Marque, Couleur, Puissance Fiscale, #NumAgProp)</text:span></text:p>
      <text:p text:style-name="Normal"><text:span text:style-name="T112">Agence (</text:span><text:span text:style-name="T113">n° Ag</text:span><text:span text:style-name="T114">, NomAg, AdresseAg, VilleAg, TélAg)</text:span></text:p>
      <text:p text:style-name="Normal"><text:span text:style-name="T115">Locataire (</text:span><text:span text:style-name="T116">n°Loc</text:span><text:span text:style-name="T117">, NomLoc, PrénomLoc, AdresseLoc, VilleLoc, TelLoc)</text:span></text:p>
      <text:p text:style-name="Normal"><text:span text:style-name="T118">Assurance (</text:span><text:span text:style-name="T119">n°Ass</text:span><text:span text:style-name="T120">, NomAss, AdresseAss, VilleAss, TélAss)</text:span></text:p>
      <text:p text:style-name="Normal"><text:span text:style-name="T121">Loue (</text:span><text:span text:style-name="T122">n°Location</text:span><text:span text:style-name="T123">,<text:s/></text:span><text:span text:style-name="T124">NumImmat</text:span><text:span text:style-name="T125">,<text:s/></text:span><text:span text:style-name="T126">NumAg</text:span><text:span text:style-name="T127">,<text:s/></text:span><text:span text:style-name="T128">DateDebL</text:span><text:span text:style-name="T129">, DuréeL)</text:span></text:p>
      <text:p text:style-name="Normal"><text:span text:style-name="T130">Assure (</text:span><text:span text:style-name="T131">n°Ag</text:span><text:span text:style-name="T132">,<text:s/></text:span><text:span text:style-name="T133">NumImmat</text:span><text:span text:style-name="T134">,<text:s/></text:span><text:span text:style-name="T135">NumAss</text:span><text:span text:style-name="T136">,<text:s/></text:span><text:span text:style-name="T137">DateDebA</text:span><text:span text:style-name="T138">, DuréeA)</text:span></text:p>
      <text:p text:style-name="P139"/>
      <text:p text:style-name="P140">Donner le nom des locataires d’une Opel Astra.</text:p>
      <text:list text:style-name="LFO1" text:continue-numbering="true">
        <text:list-item>
          <text:p text:style-name="P141">Algèbre relationnel :</text:p>
        </text:list-item>
      </text:list>
      <text:p text:style-name="Normal"><text:span text:style-name="T142"><text:tab/></text:span><text:s/><draw:frame draw:style-name="a0" text:anchor-type="as-char" svg:x="0in" svg:y="0in" svg:width="5.70833in" svg:height="0.75in" style:rel-width="scale" style:rel-height="scale"><draw:object xlink:href="Object 1/" xlink:type="simple" xlink:show="embed" xlink:actuate="onLoad"/></draw:frame></text:p>
      <text:p text:style-name="P143"/>
      <text:list text:style-name="LFO1" text:continue-numbering="true">
        <text:list-item>
          <text:p text:style-name="P144">SQL :</text:p>
        </text:list-item>
      </text:list>
      <text:p text:style-name="P145">Select NomLoc From (Locataire Join Loue on NumLoc) Join Vehicule ON NumImmat</text:p>
      <text:p text:style-name="P146"><text:tab/>Where Modèle Like ‘Astra’ AND Marque Like ‘Opel’</text:p>
      <text:p text:style-name="P147"/>
      <text:list text:style-name="LFO1" text:continue-numbering="true">
        <text:list-item>
          <text:p text:style-name="P148">Imbriquée :</text:p>
        </text:list-item>
      </text:list>
      <text:p text:style-name="P149">Select NomLoc From Locataire where NumLoc IN</text:p>
      <text:p text:style-name="P150"><text:tab/>(Select NumLoc From Loue Where NumImmat IN</text:p>
      <text:p text:style-name="P151"><text:tab/><text:tab/>(Select NumImmat From Véhicule Where Modèle Like ‘Astra’ And Marque Like ‘Opel’</text:p>
      <text:p text:style-name="P152"><text:tab/><text:tab/></text:p>
      <text:p text:style-name="P153"/>
      <text:p text:style-name="P154"/>
      <text:p text:style-name="P155">Donner le téléphone de l’assurance du véhicule loué par Mr Dupond Jean.</text:p>
      <text:list text:style-name="LFO1" text:continue-numbering="true">
        <text:list-item>
          <text:p text:style-name="P156">Algèbre relationnel :</text:p>
        </text:list-item>
      </text:list>
      <text:p text:style-name="P157"><draw:frame draw:style-name="a1" text:anchor-type="as-char" svg:x="0in" svg:y="0in" svg:width="7.65in" svg:height="0.33333in" style:rel-width="scale" style:rel-height="scale"><draw:object xlink:href="Object 2/" xlink:type="simple" xlink:show="embed" xlink:actuate="onLoad"/></draw:frame></text:p>
      <text:p text:style-name="P158"/>
      <text:list text:style-name="LFO1" text:continue-numbering="true">
        <text:list-item>
          <text:p text:style-name="P159">SQL :</text:p>
        </text:list-item>
      </text:list>
      <text:p text:style-name="P160">Select TélAss From Assurance Where NomAss IN (Select NumAss From Assure</text:p>
      <text:p text:style-name="P161"><text:tab/>Where NumImmat IN (Select NumImmat From Loue Where NumLoc IN (Select NumLoc From</text:p>
      <text:p text:style-name="P162"><text:tab/>Locataire Where NomLoc Like ‘Dupont’ AND PrénomLoc Like ‘Jean’)))</text:p>
      <text:p text:style-name="P163"/>
      <text:p text:style-name="P164"/>
      <text:soft-page-break/>
      <text:p text:style-name="P165">Donner le nom des locataires ayant loué tous les véhicules</text:p>
      <text:list text:style-name="LFO1" text:continue-numbering="true">
        <text:list-item>
          <text:p text:style-name="P166">Algèbre relationnel :</text:p>
        </text:list-item>
      </text:list>
      <text:p text:style-name="P167"><draw:frame draw:style-name="a2" text:anchor-type="as-char" svg:x="0in" svg:y="0in" svg:width="4.28333in" svg:height="0.19167in" style:rel-width="scale" style:rel-height="scale"><draw:object xlink:href="Object 3/" xlink:type="simple" xlink:show="embed" xlink:actuate="onLoad"/></draw:frame></text:p>
      <text:list text:style-name="LFO1" text:continue-numbering="true">
        <text:list-item>
          <text:p text:style-name="P168">SQL :</text:p>
        </text:list-item>
      </text:list>
      <text:p text:style-name="P169"/>
      <text:p text:style-name="P170">Select NomLoc From Locataire Where NumLoc IN</text:p>
      <text:p text:style-name="P171">(Select NumLoc From Loue as L Where Not Exists</text:p>
      <text:p text:style-name="Normal"><text:span text:style-name="T172"><text:tab/></text:span><text:span text:style-name="T173"><text:tab/></text:span><text:span text:style-name="T174">(Select NumImmat From Vehicule as V Where Not Exists</text:span></text:p>
      <text:p text:style-name="P175">(Select NumLoc, NumImmat From Loue where L.numLoc = numLoc AND V.numImmat = numImmat)))</text:p>
      <text:p text:style-name="P176"/>
      <text:p text:style-name="P177"/>
      <text:h text:style-name="P178" text:outline-level="2">Expressions régulières et SQL</text:h>
      <text:p text:style-name="Normal"><text:span text:style-name="T179">Définition</text:span></text:p>
      <text:p text:style-name="P180"><text:tab/>Une expression régulière est une chaîne de caractères qui décrit, selon une syntaxe précise, un ensemble de chaînes de caractères possibles.</text:p>
      <text:p text:style-name="P181"/>
      <text:p text:style-name="P182">Exemple courant : *.pdf</text:p>
      <text:p text:style-name="P183"/>
      <text:p text:style-name="Normal"><text:span text:style-name="T184">Utilité :</text:span></text:p>
      <text:p text:style-name="P185"><text:tab/>Décrire une chaîne de caractère par un motif.</text:p>
      <text:p text:style-name="Normal"><text:span text:style-name="T186">Mail :<text:s/></text:span><text:a xlink:href="mailto:*@*.*" office:target-frame-name="_top" xlink:show="replace"><text:span text:style-name="T187">*@*.*</text:span></text:a></text:p>
      <text:p text:style-name="P188"/>
      <text:h text:style-name="P189" text:outline-level="2">Décrire une expression régulière</text:h>
      <text:p text:style-name="P190">Les symboles signifiant une opération particulière sont appelés opérateurs.</text:p>
      <text:p text:style-name="P191">Les caractères qui ne représentent qu’eux-mêmes sont des littéraux.</text:p>
      <text:p text:style-name="P192"/>
      <text:p text:style-name="Normal"><text:span text:style-name="T193">Opérateurs</text:span></text:p>
      <text:p text:style-name="P194"><text:tab/></text:p>
      <table:table table:style-name="Table195">
        <table:table-columns>
          <table:table-column table:style-name="TableColumn196"/>
          <table:table-column table:style-name="TableColumn197"/>
          <table:table-column table:style-name="TableColumn198"/>
        </table:table-columns>
        <table:table-row table:style-name="TableRow199">
          <table:table-cell table:style-name="TableCell200">
            <text:p text:style-name="P201">Symbole</text:p>
          </table:table-cell>
          <table:table-cell table:style-name="TableCell202">
            <text:p text:style-name="P203">Signification</text:p>
          </table:table-cell>
          <table:table-cell table:style-name="TableCell204">
            <text:p text:style-name="P205">Exemple</text:p>
          </table:table-cell>
        </table:table-row>
        <table:table-row table:style-name="TableRow206">
          <table:table-cell table:style-name="TableCell207">
            <text:p text:style-name="P208">.</text:p>
          </table:table-cell>
          <table:table-cell table:style-name="TableCell209">
            <text:p text:style-name="P210">Un caractère quelconque</text:p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( )</text:p>
          </table:table-cell>
          <table:table-cell table:style-name="TableCell216">
            <text:p text:style-name="P217">Forme un groupe</text:p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\</text:p>
          </table:table-cell>
          <table:table-cell table:style-name="TableCell223">
            <text:p text:style-name="P224">Transforme un opérateur en littéral</text:p>
          </table:table-cell>
          <table:table-cell table:style-name="TableCell225">
            <text:p text:style-name="P226">\. signifie le caractère .</text:p>
          </table:table-cell>
        </table:table-row>
        <table:table-row table:style-name="TableRow227">
          <table:table-cell table:style-name="TableCell228">
            <text:p text:style-name="P229">|</text:p>
          </table:table-cell>
          <table:table-cell table:style-name="TableCell230">
            <text:p text:style-name="P231">Génère soit l’élément précédent soit l’élément suivant</text:p>
          </table:table-cell>
          <table:table-cell table:style-name="TableCell232">
            <text:p text:style-name="P233">a|b signifie soit a soit b</text:p>
          </table:table-cell>
        </table:table-row>
        <table:table-row table:style-name="TableRow234">
          <table:table-cell table:style-name="TableCell235">
            <text:p text:style-name="P236">?</text:p>
          </table:table-cell>
          <table:table-cell table:style-name="TableCell237">
            <text:p text:style-name="P238">Génère 0 ou 1 occurrence de l’élément précédent</text:p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*</text:p>
          </table:table-cell>
          <table:table-cell table:style-name="TableCell244">
            <text:p text:style-name="P245">Génère 0 ou plus d’occurrences de l’élément précèdent</text:p>
          </table:table-cell>
          <table:table-cell table:style-name="TableCell246">
            <text:p text:style-name="P247">a* soit 0 soit a soit aaa…</text:p>
          </table:table-cell>
        </table:table-row>
        <table:table-row table:style-name="TableRow248">
          <table:table-cell table:style-name="TableCell249">
            <text:p text:style-name="P250">{n}</text:p>
          </table:table-cell>
          <table:table-cell table:style-name="TableCell251">
            <text:p text:style-name="P252">Génère n occurrences de l’élément précédent</text:p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P257">{n,m}</text:p>
          </table:table-cell>
          <table:table-cell table:style-name="TableCell258">
            <text:p text:style-name="P259">Génère n au moins, m au plus occurrences de l’élément précédent</text:p>
          </table:table-cell>
          <table:table-cell table:style-name="TableCell260">
            <text:p text:style-name="P261"/>
          </table:table-cell>
        </table:table-row>
        <table:table-row table:style-name="TableRow262">
          <table:table-cell table:style-name="TableCell263">
            <text:p text:style-name="P264">[…,…,…]</text:p>
          </table:table-cell>
          <table:table-cell table:style-name="TableCell265">
            <text:p text:style-name="P266">Génère un élément dans l’ensemble entre []</text:p>
          </table:table-cell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p text:style-name="P271">[*…,…,…,]</text:p>
          </table:table-cell>
          <table:table-cell table:style-name="TableCell272">
            <text:p text:style-name="P273">Génère un élément quelconque excepté ceux entre []</text:p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>[A-K]</text:p>
          </table:table-cell>
          <table:table-cell table:style-name="TableCell279">
            <text:p text:style-name="P280">Génère un élément dans l’intervalle donné</text:p>
          </table:table-cell>
          <table:table-cell table:style-name="TableCell281">
            <text:p text:style-name="P282"/>
          </table:table-cell>
        </table:table-row>
      </table:table>
      <text:p text:style-name="P283"/>
      <text:p text:style-name="P284"/>
      <text:p text:style-name="P285">Exemple :</text:p>
      <text:p text:style-name="P286">Avoir un des prénoms parmi : Jean, Louis, Marc = (Jean) | (Louis) | (Marc)</text:p>
      <text:p text:style-name="P287">Un code à 4 chiffres = [0-9]{4}</text:p>
      <text:p text:style-name="P288">Un numéro de tél français : (0 | (+33))[1-9] <text:s/>[0-9]{8} <text:s text:c="2"/>OU <text:s text:c="2"/>(0 | (+33))[1-9] <text:s/>([0-9]{2}){4}</text:p>
      <text:p text:style-name="P289"/>
      <text:p text:style-name="P290"/>
      <text:p text:style-name="P291"/>
      <text:p text:style-name="P292"/>
      <text:p text:style-name="P293"/>
      <text:h text:style-name="P294" text:outline-level="2">Utilisation d’expression régulière en SQL</text:h>
      <text:p text:style-name="P295">-&gt; regexp_Like(source, motifs, option)</text:p>
      <text:p text:style-name="P296">source : La chaîne à tester</text:p>
      <text:p text:style-name="P297">motifs : expression régulière</text:p>
      <text:p text:style-name="P298">options</text:p>
      <text:list text:style-name="LFO1" text:continue-numbering="true">
        <text:list-item>
          <text:p text:style-name="P299">i : non sensible à la casse</text:p>
        </text:list-item>
        <text:list-item>
          <text:p text:style-name="P300">c : sensible à la casse</text:p>
        </text:list-item>
      </text:list>
      <text:p text:style-name="P301"/>
      <text:p text:style-name="P302">Donner le nom des locataires qui ont loué un véhicule à une agence dont le nom comporte la lettre 'v'</text:p>
      <text:p text:style-name="P303"/>
      <text:p text:style-name="P304">Select NomLoc From Locataire Where NumLoc IN (</text:p>
      <text:p text:style-name="P305"><text:tab/>Select NumLoc From Loue Where NumAg IN (</text:p>
      <text:p text:style-name="P306"><text:tab/><text:tab/>Select NumAg From Agence Where regexp_Like(NomAg, .*v.*, c)))</text:p>
      <text:p text:style-name="P307"/>
      <text:p text:style-name="P308">Donner le nom des locataires ayant un numéro de téléphone via l'opérateur BuzzMobile.</text:p>
      <text:p text:style-name="P309">(0 | (+33)) 7501</text:p>
      <text:p text:style-name="P310"/>
      <text:p text:style-name="P311">Select NomLoc From Locataire</text:p>
      <text:p text:style-name="P312"><text:tab/>Where regexp_Like(TelLoc, (0 | \(+33\)) 7501 [0-9][0-9]{2}</text:p>
      <text:p text:style-name="P313"/>
      <text:p text:style-name="P314">Autre fonction que regexp_Like :</text:p>
      <text:list text:style-name="LFO1" text:continue-numbering="true">
        <text:list-item>
          <text:p text:style-name="P315">regexp_subst</text:p>
        </text:list-item>
        <text:list-item>
          <text:p text:style-name="P316">regexp_replace</text:p>
        </text:list-item>
        <text:list-item>
          <text:p text:style-name="P317">regexp_count</text:p>
        </text:list-item>
        <text:list-item>
          <text:p text:style-name="P318">…</text:p>
        </text:list-item>
      </text:list>
      <text:p text:style-name="P319"/>
      <text:p text:style-name="P320"/>
      <text:p text:style-name="P321"/>
      <text:soft-page-break/>
      <text:h text:style-name="P322" text:outline-level="1">PL / SQL</text:h>
      <text:p text:style-name="P323"/>
      <text:h text:style-name="P324" text:outline-level="2">Motivation<text:s/></text:h>
      <text:list text:style-name="LFO1" text:continue-numbering="true">
        <text:list-item>
          <text:p text:style-name="P325">SQL est un langage non procédural</text:p>
        </text:list-item>
        <text:list-item>
          <text:p text:style-name="P326">Difficile d'écrire une requête complexe sans variable ni structure de contrôle</text:p>
        </text:list-item>
      </text:list>
      <text:list text:style-name="LFO2" text:continue-numbering="true">
        <text:list-item>
          <text:p text:style-name="P327">Nécessité de lier à un langage procédural aux requêtes SQL</text:p>
        </text:list-item>
      </text:list>
      <text:p text:style-name="P328"/>
      <text:h text:style-name="P329" text:outline-level="2">Caractéristiques<text:s/></text:h>
      <text:list text:style-name="LFO1" text:continue-numbering="true">
        <text:list-item>
          <text:p text:style-name="P330">Propriétaire : Oracle</text:p>
        </text:list-item>
        <text:list-item>
          <text:p text:style-name="P331">Extension de SQL</text:p>
        </text:list-item>
        <text:list-item>
          <text:p text:style-name="P332">Un programme est constitué de procédures et de fonctions</text:p>
        </text:list-item>
        <text:list-item>
          <text:p text:style-name="P333">D'autres SGBD utilisent des langages très proches de PL/SQL</text:p>
        </text:list-item>
      </text:list>
      <text:p text:style-name="P334"/>
      <text:p text:style-name="P335"/>
      <text:h text:style-name="P336" text:outline-level="2">Utilisation<text:s/></text:h>
      <text:list text:style-name="LFO1" text:continue-numbering="true">
        <text:list-item>
          <text:p text:style-name="P337">PL/SQL peut être utilisé pour écrire des procédures stockées, des triggers, des transactions</text:p>
        </text:list-item>
      </text:list>
      <text:p text:style-name="P338"/>
      <text:h text:style-name="P339" text:outline-level="2">Structure d'un programme</text:h>
      <text:p text:style-name="P340">Un programme est structuré en blocs d'instructions de 3 types :<text:s/></text:p>
      <text:list text:style-name="LFO1" text:continue-numbering="true">
        <text:list-item>
          <text:p text:style-name="P341">procédure anonyme</text:p>
        </text:list-item>
        <text:list-item>
          <text:p text:style-name="P342">procédure nommée</text:p>
        </text:list-item>
        <text:list-item>
          <text:p text:style-name="P343">fonction nommée</text:p>
        </text:list-item>
      </text:list>
      <text:p text:style-name="P344">Un bloc peut contenir d'autres blocs.</text:p>
      <text:p text:style-name="P345"/>
      <text:h text:style-name="P346" text:outline-level="2">Structure d'un bloc</text:h>
      <text:p text:style-name="P347">--ceci est un commentaire</text:p>
      <text:p text:style-name="P348">DÉCLARE</text:p>
      <text:p text:style-name="P349"><text:tab/>--définition de variables</text:p>
      <text:p text:style-name="P350">BEGIN</text:p>
      <text:p text:style-name="P351"><text:tab/>--instructions à exécuter</text:p>
      <text:p text:style-name="P352">EXCEPTION</text:p>
      <text:p text:style-name="P353"><text:tab/>--récupération des erreurs</text:p>
      <text:p text:style-name="P354">END</text:p>
      <text:p text:style-name="P355"/>
      <text:p text:style-name="P356">BEGIN et END sont obligatoires à la fin de chaque instruction</text:p>
      <text:p text:style-name="P357"/>
      <text:h text:style-name="P358" text:outline-level="2">Variables</text:h>
      <text:list text:style-name="LFO1" text:continue-numbering="true">
        <text:list-item>
          <text:p text:style-name="P359">identifiant</text:p>
          <text:list text:continue-numbering="true">
            <text:list-item>
              <text:p text:style-name="P360">30 caractères au plus</text:p>
            </text:list-item>
            <text:list-item>
              <text:p text:style-name="P361">commence par une lettre</text:p>
            </text:list-item>
            <text:list-item>
              <text:p text:style-name="P362">peut contenir lettres, chiffres, $, #</text:p>
            </text:list-item>
          </text:list>
        </text:list-item>
        <text:list-item>
          <text:p text:style-name="P363">insensible à la casse</text:p>
        </text:list-item>
        <text:list-item>
          <text:p text:style-name="P364">portée standard<text:s/></text:p>
        </text:list-item>
        <text:list-item>
          <text:p text:style-name="P365">doivent être déclarées avant utilisation<text:s/></text:p>
        </text:list-item>
      </text:list>
      <text:p text:style-name="P366"/>
      <text:soft-page-break/>
      <text:h text:style-name="P367" text:outline-level="2">Types de variables</text:h>
      <text:list text:style-name="LFO1" text:continue-numbering="true">
        <text:list-item>
          <text:p text:style-name="P368">Les types habituels de SQL (integer, varchar, …)</text:p>
        </text:list-item>
        <text:list-item>
          <text:p text:style-name="P369">Type composite adapté à la récupération des colonnes/lignes des tables (%TYPE, %ROWTYPE)</text:p>
        </text:list-item>
        <text:list-item>
          <text:p text:style-name="P370">Type référence (REF)</text:p>
        </text:list-item>
      </text:list>
      <text:p text:style-name="P371"/>
      <text:h text:style-name="P372" text:outline-level="2">Déclaration</text:h>
      <text:list text:style-name="LFO1" text:continue-numbering="true">
        <text:list-item>
          <text:p text:style-name="P373">identificateur [constant] Type [=valeur]</text:p>
        </text:list-item>
      </text:list>
      <text:p text:style-name="P374">exemple :<text:s/></text:p>
      <text:p text:style-name="P375">age<text:tab/>integer</text:p>
      <text:p text:style-name="P376">Nom<text:tab/>varchar(30)</text:p>
      <text:p text:style-name="P377">ok<text:tab/>boolean = true</text:p>
      <text:list text:style-name="LFO1" text:continue-numbering="true">
        <text:list-item>
          <text:p text:style-name="P378">pas de déclaration multiple !</text:p>
        </text:list-item>
      </text:list>
      <text:p text:style-name="P379"/>
      <text:h text:style-name="P380" text:outline-level="2">Déclaration %TYPE et %ROW TYPE</text:h>
      <text:p text:style-name="P381">On peut déclarer qu'une variable est du même type qu'une colonne d'une table ou d'une vue.</text:p>
      <text:p text:style-name="P382">Exemple :</text:p>
      <text:p text:style-name="P383"><text:tab/>Nom<text:tab/>relation.attribut.%TYPE</text:p>
      <text:p text:style-name="P384"><text:tab/>M<text:tab/>Vehicule.marque.%TYPE</text:p>
      <text:p text:style-name="P385"/>
      <text:p text:style-name="P386">Une variable peut contenir toutes les colonnes d'une table.</text:p>
      <text:p text:style-name="P387">Exemple :<text:s/></text:p>
      <text:p text:style-name="P388"><text:tab/>Veh<text:tab/>Véhicule.%ROWTYPE</text:p>
      <text:p text:style-name="P389"/>
      <text:h text:style-name="P390" text:outline-level="2">Types RECORD</text:h>
      <text:p text:style-name="P391">Équivalent à un struct en C.</text:p>
      <text:p text:style-name="P392"/>
      <text:p text:style-name="P393">TYPE Étudiant IS RECORD(</text:p>
      <text:p text:style-name="P394"><text:tab/>champ°1<text:tab/>type°1,</text:p>
      <text:p text:style-name="P395"><text:tab/>Nom<text:tab/><text:tab/>varchar(30),</text:p>
      <text:p text:style-name="P396"><text:tab/>INE<text:tab/><text:tab/>integer,</text:p>
      <text:p text:style-name="P397"><text:tab/>…</text:p>
      <text:p text:style-name="P398">);</text:p>
      <text:p text:style-name="P399"/>
      <text:h text:style-name="P400" text:outline-level="2">Affectation<text:s/></text:h>
      <text:list text:style-name="LFO1" text:continue-numbering="true">
        <text:list-item>
          <text:p text:style-name="P401">:=</text:p>
          <text:list text:continue-numbering="true">
            <text:list-item>
              <text:p text:style-name="P402">c integer;</text:p>
            </text:list-item>
            <text:list-item>
              <text:p text:style-name="P403">c := 3</text:p>
            </text:list-item>
          </text:list>
        </text:list-item>
      </text:list>
      <text:p text:style-name="P404"/>
      <text:list text:style-name="LFO1" text:continue-numbering="true">
        <text:list-item>
          <text:p text:style-name="P405">Directive into</text:p>
        </text:list-item>
      </text:list>
      <text:p text:style-name="P406">exemple :</text:p>
      <text:p text:style-name="P407"><text:tab/>Select NomE INTO Nom From Empl</text:p>
      <text:p text:style-name="P408"><text:tab/><text:tab/>Where matr=509;</text:p>
      <text:p text:style-name="P409"/>
      <text:p text:style-name="P410"/>
      <text:h text:style-name="P411" text:outline-level="2">Conditionnelles</text:h>
      <text:p text:style-name="Normal"><text:span text:style-name="T412"><draw:frame draw:z-index="251667456" draw:id="id0" draw:style-name="a3" draw:name="Zone de texte 2" text:anchor-type="paragraph" svg:x="3.6625in" svg:y="0.13403in" svg:width="2.04167in" svg:height="1.88264in" style:rel-width="scale" style:rel-height="scale"><draw:text-box><text:p text:style-name="P413">IF condition°1 THEN</text:p><text:p text:style-name="P414"><text:tab/>instructions</text:p><text:p text:style-name="P415">ELSE condition°2 THEN</text:p><text:p text:style-name="Normal"><text:span text:style-name="T416"><text:tab/></text:span><text:span text:style-name="T417">instructions</text:span></text:p><text:p text:style-name="P418">ELSE IF</text:p><text:p text:style-name="P419"><text:tab/>instructions</text:p><text:p text:style-name="P420">ELSE</text:p><text:p text:style-name="P421"><text:tab/>instructions</text:p><text:p text:style-name="P422">END IF</text:p><text:p text:style-name="P423"/></draw:text-box><svg:title/><svg:desc/></draw:frame></text:span><text:span text:style-name="T424"><draw:frame draw:z-index="251665408" draw:id="id1" draw:style-name="a4" draw:name="Zone de texte 2" text:anchor-type="paragraph" svg:x="1.84583in" svg:y="0.13819in" svg:width="1.51667in" svg:height="1.09167in" style:rel-width="scale" style:rel-height="scale"><draw:text-box><text:p text:style-name="P425">IF condition THEN</text:p><text:p text:style-name="P426"><text:tab/>instr°1;</text:p><text:p text:style-name="P427">ELSE</text:p><text:p text:style-name="P428"><text:tab/>instr°2;</text:p><text:p text:style-name="P429">END IF</text:p><text:p text:style-name="P430"/></draw:text-box><svg:title/><svg:desc/></draw:frame></text:span><text:span text:style-name="T431"><draw:frame draw:z-index="251663360" draw:id="id2" draw:style-name="a5" draw:name="Zone de texte 2" text:anchor-type="paragraph" svg:x="0.00417in" svg:y="0.13403in" svg:width="1.575in" svg:height="0.80764in" style:rel-width="scale" style:rel-height="scale"><draw:text-box><text:p text:style-name="P432">IF condition THEN</text:p><text:p text:style-name="P433"><text:tab/>instructions;</text:p><text:p text:style-name="P434">END IF</text:p><text:p text:style-name="P435"/></draw:text-box><svg:title/><svg:desc/></draw:frame></text:span></text:p>
      <text:p text:style-name="P436"/>
      <text:p text:style-name="Normal"><text:span text:style-name="T437"><draw:frame draw:z-index="251669504" draw:id="id3" draw:style-name="a6" draw:name="Zone de texte 2" text:anchor-type="paragraph" svg:x="-0.17292in" svg:y="1.04167in" svg:width="2.58125in" svg:height="1.53542in" style:rel-width="scale" style:rel-height="scale"><draw:text-box><text:p text:style-name="P438">CASE Expression</text:p><text:p text:style-name="P439">WHEN Exp1 THEN instr1;</text:p><text:p text:style-name="P440">----------Exp2---------instr2;</text:p><text:p text:style-name="P441">…</text:p><text:p text:style-name="P442">ELSE instructions°N;</text:p><text:p text:style-name="P443">END CASE</text:p><text:p text:style-name="P444"/><text:p text:style-name="P445">expression peut avoir n'importe quel type symple</text:p></draw:text-box><svg:title/><svg:desc/></draw:frame></text:span></text:p>
      <text:p text:style-name="P446"/>
      <text:p text:style-name="P447"/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ext:p text:style-name="P455"/>
      <text:p text:style-name="P456"/>
      <text:p text:style-name="P457"/>
      <text:p text:style-name="P458"/>
      <text:p text:style-name="P459"/>
      <text:p text:style-name="P460"/>
      <text:p text:style-name="P461"/>
      <text:h text:style-name="P462" text:outline-level="2">Boucles</text:h>
      <text:p text:style-name="Normal"><text:span text:style-name="T463"><draw:frame draw:z-index="251675648" draw:id="id4" draw:style-name="a7" draw:name="Zone de texte 2" text:anchor-type="paragraph" svg:x="-0.0375in" svg:y="1.46111in" svg:width="3.51667in" svg:height="1.53542in" style:rel-width="scale" style:rel-height="scale"><draw:text-box><text:p text:style-name="Normal">(Pour)</text:p><text:p text:style-name="Normal">FOR compteur IN [REVERSE] inf…sup LOOP</text:p><text:p text:style-name="Normal"><text:tab/>instructions;</text:p><text:p text:style-name="Normal">ENDLOOP</text:p><text:p text:style-name="Normal"/><text:p text:style-name="Normal"/><text:p text:style-name="Normal">FOR I IN 1…100 LOOP</text:p><text:p text:style-name="Normal"><text:tab/>somme+=somme+i;</text:p><text:p text:style-name="Normal">ENDLOOP</text:p></draw:text-box><svg:title/><svg:desc/></draw:frame></text:span><text:span text:style-name="T464"><draw:frame draw:z-index="251673600" draw:id="id5" draw:style-name="a8" draw:name="Zone de texte 2" text:anchor-type="paragraph" svg:x="2.57083in" svg:y="0.09444in" svg:width="1.94167in" svg:height="1.53542in" style:rel-width="scale" style:rel-height="scale"><draw:text-box><text:p text:style-name="P465">(TantQue)</text:p><text:p text:style-name="P466">WHILE condition LOOP</text:p><text:p text:style-name="P467"><text:tab/>instructions;</text:p><text:p text:style-name="P468">END LOOP</text:p></draw:text-box><svg:title/><svg:desc/></draw:frame></text:span><text:span text:style-name="T469"><draw:frame draw:z-index="251671552" draw:id="id6" draw:style-name="a9" draw:name="Zone de texte 2" text:anchor-type="paragraph" svg:x="-0.0375in" svg:y="0.09444in" svg:width="2.40764in" svg:height="1.53542in" style:rel-width="scale" style:rel-height="scale"><draw:text-box><text:p text:style-name="P470">LOOP</text:p><text:p text:style-name="P471"><text:tab/>instructions;</text:p><text:p text:style-name="P472"><text:tab/>EXIT [WHEN condition]</text:p><text:p text:style-name="P473"><text:tab/>instructions;</text:p><text:p text:style-name="P474">ENDLOOP</text:p></draw:text-box><svg:title/><svg:desc/></draw:frame></text:span></text:p>
      <text:p text:style-name="P475"/>
      <text:p text:style-name="P476"/>
      <text:p text:style-name="P477"/>
      <text:p text:style-name="P478"/>
      <text:p text:style-name="P479"/>
      <text:p text:style-name="P480"/>
      <text:p text:style-name="P481"/>
      <text:p text:style-name="P482"/>
      <text:p text:style-name="P483"/>
      <text:p text:style-name="P484"/>
      <text:p text:style-name="P485"/>
      <text:p text:style-name="P486"/>
      <text:p text:style-name="P487"/>
      <text:p text:style-name="P488"/>
      <text:p text:style-name="P489"/>
      <text:p text:style-name="P490"/>
      <text:p text:style-name="P491"/>
      <text:p text:style-name="P492"/>
      <text:p text:style-name="P493"/>
      <text:p text:style-name="P494"/>
      <text:p text:style-name="P495"/>
      <text:p text:style-name="P496"/>
      <text:p text:style-name="P497"/>
      <text:p text:style-name="P498"/>
      <text:p text:style-name="P499"/>
      <text:soft-page-break/>
      <text:h text:style-name="P500" text:outline-level="2">Extraction de données</text:h>
      <text:p text:style-name="P501"/>
      <text:p text:style-name="P502">Select expr1, expr2, … into Var1, Var2, … FROM</text:p>
      <text:p text:style-name="P503"/>
      <text:p text:style-name="P504">Met les valeurs de la BD dans une ou plusieurs variables.</text:p>
      <text:list text:style-name="LFO2" text:continue-numbering="true">
        <text:list-item>
          <text:p text:style-name="P505">Le Select ne doit retourner qu'un seul type</text:p>
        </text:list-item>
      </text:list>
      <text:p text:style-name="P506">(Pour "ramener" plusieurs types, on utilise un curseur)</text:p>
      <text:p text:style-name="P507"/>
      <text:p text:style-name="P508">Si plusieurs t-uples ramenés : une exception (TOO_MANY_ROWS) est levée.</text:p>
      <text:p text:style-name="P509">Si aucun t-uples n'est ramené, une exception (NODATA_FOUNDS) est levée.</text:p>
      <text:p text:style-name="P510">Exemple :</text:p>
      <text:p text:style-name="P511"/>
      <text:p text:style-name="P512">DECLARE</text:p>
      <text:p text:style-name="P513"><text:tab/>v_nom emp.nomE%TYPE;</text:p>
      <text:p text:style-name="P514"><text:tab/>v_emp emp%ROWTYPE</text:p>
      <text:p text:style-name="P515">BEGIN</text:p>
      <text:p text:style-name="P516"><text:tab/>Select NomE into v_nom From Emp Where matr=500;</text:p>
      <text:p text:style-name="P517"><text:tab/>Select * into v_emp From Emp Where matr=500;</text:p>
      <text:p text:style-name="P518"/>
      <text:h text:style-name="P519" text:outline-level="2">Modification de données</text:h>
      <text:p text:style-name="P520">Les requêtes SQL insert, update, delete, peuvent utiliser les variables PL/SQL.</text:p>
      <text:p text:style-name="P521">Les commit et rollbacks doivent être explicites : aucune n'est exécutée à la fin d'un bloc.</text:p>
      <text:p text:style-name="Normal"><text:span text:style-name="T522"><draw:frame draw:z-index="251677696" draw:id="id7" draw:style-name="a10" draw:name="Zone de texte 2" text:anchor-type="paragraph" svg:x="-0.02083in" svg:y="0.17778in" svg:width="5.64931in" svg:height="1.53542in" style:rel-width="scale" style:rel-height="scale"><draw:text-box><text:p text:style-name="P523">Exemple d'ajout</text:p><text:p text:style-name="P524"/><text:p text:style-name="P525">DECLARE</text:p><text:p text:style-name="P526">v_emp<text:tab/><text:tab/>emp%ROWTYPE</text:p><text:p text:style-name="P527">v_nom<text:tab/><text:tab/>emp.nomE%TYPE</text:p><text:p text:style-name="P528"/><text:p text:style-name="P529">BEGIN</text:p><text:p text:style-name="P530"><text:tab/>v_nom := "Dupont";</text:p><text:p text:style-name="P531"><text:tab/>insert into emp(matr,nomE) values(600,v_nom);</text:p><text:p text:style-name="P532"><text:tab/>v_emp.matr := 610;</text:p><text:p text:style-name="P533"><text:tab/>v_emp.nomE := "Dupont";</text:p><text:p text:style-name="P534"><text:tab/>insert into emp(matr,nomE) values(v_emp.matr, v_emp.nomE);</text:p><text:p text:style-name="P535"><text:tab/>commit;</text:p><text:p text:style-name="P536">END;</text:p></draw:text-box><svg:title/><svg:desc/></draw:frame></text:span></text:p>
      <text:p text:style-name="P537"/>
      <text:p text:style-name="P538"/>
      <text:p text:style-name="P539"/>
      <text:p text:style-name="P540"/>
      <text:p text:style-name="P541"/>
      <text:p text:style-name="P542"/>
      <text:p text:style-name="P543"/>
      <text:p text:style-name="P544"/>
      <text:p text:style-name="P545"/>
      <text:p text:style-name="P546"/>
      <text:p text:style-name="P547"/>
      <text:p text:style-name="P548"/>
      <text:p text:style-name="P549"/>
      <text:p text:style-name="P550"/>
      <text:p text:style-name="P551"/>
      <text:p text:style-name="P552"/>
      <text:h text:style-name="P553" text:outline-level="2">Curseurs</text:h>
      <text:p text:style-name="P554">Toutes les requêtes SQL sont associées à un curseur.</text:p>
      <text:p text:style-name="P555">Ce curseur représente la zone mémoire utilisée pour parser et exécuter la requête.</text:p>
      <text:p text:style-name="P556">Le curseur peut être explicite ou implicite</text:p>
      <text:p text:style-name="P557">Les curseurs explicites servent à retourner plusieurs t-uples.</text:p>
      <text:p text:style-name="P558"/>
      <text:p text:style-name="P559"/>
      <text:p text:style-name="P560"/>
      <text:soft-page-break/>
      <text:h text:style-name="P561" text:outline-level="2">Attribut des curseurs</text:h>
      <text:p text:style-name="P562">Tous les curseurs ont des attributs que l'utilisateur peut utiliser.</text:p>
      <text:list text:style-name="LFO1" text:continue-numbering="true">
        <text:list-item>
          <text:p text:style-name="P563">%ROWCOUNT : nb de t-uples retournés</text:p>
        </text:list-item>
        <text:list-item>
          <text:p text:style-name="P564">%FOUND : vrai si au moins une ligne a été traitée</text:p>
        </text:list-item>
        <text:list-item>
          <text:p text:style-name="P565">%NOTFOUND : vrai si aucune ligne n'a été traitée</text:p>
        </text:list-item>
        <text:list-item>
          <text:p text:style-name="P566">%ISOPEN : vrai si le curseur est ouvert</text:p>
        </text:list-item>
      </text:list>
      <text:p text:style-name="P567"/>
      <text:p text:style-name="P568">Les curseurs implicites sont tous nommés SQL</text:p>
      <text:p text:style-name="P569"/>
      <text:p text:style-name="Normal"><text:span text:style-name="T570"><draw:frame draw:z-index="251679744" draw:id="id8" draw:style-name="a11" draw:name="Zone de texte 2" text:anchor-type="paragraph" svg:x="0.07083in" svg:y="0.00903in" svg:width="3.11667in" svg:height="1.53542in" style:rel-width="scale" style:rel-height="scale"><draw:text-box><text:p text:style-name="P571">Exemple de curseurs</text:p><text:p text:style-name="P572"/><text:p text:style-name="P573">DECLARE</text:p><text:p text:style-name="P574"><text:tab/>nb_ligne integer;</text:p><text:p text:style-name="P575"/><text:p text:style-name="P576">BEGIN</text:p><text:p text:style-name="P577">delete from emp where dept := 10;</text:p><text:p text:style-name="P578">nb_ligne := SQL %ROWCOUNT;</text:p></draw:text-box><svg:title/><svg:desc/></draw:frame></text:span></text:p>
      <text:p text:style-name="P579"/>
      <text:p text:style-name="P580"/>
      <text:p text:style-name="P581"/>
      <text:p text:style-name="P582"/>
      <text:p text:style-name="P583"/>
      <text:p text:style-name="P584"/>
      <text:p text:style-name="P585"/>
      <text:p text:style-name="P586"/>
      <text:p text:style-name="P587"/>
      <text:h text:style-name="P588" text:outline-level="2">Curseurs explicites</text:h>
      <text:list text:style-name="LFO1" text:continue-numbering="true">
        <text:list-item>
          <text:p text:style-name="P589">Pour traiter les Selects qui retournent plusieurs t-uples</text:p>
        </text:list-item>
        <text:list-item>
          <text:p text:style-name="P590">ils doivent être déclarés</text:p>
        </text:list-item>
        <text:list-item>
          <text:p text:style-name="P591">le code doit les utiliser explicitement à l'aide des ordres OPEN, FETCH, CLOSE<text:s/></text:p>
        </text:list-item>
        <text:list-item>
          <text:p text:style-name="P592">le plus souvent, on les utilise dans une boucle pour doit on sort quand l'attribut NOTFOUND du curseur est vrai.</text:p>
        </text:list-item>
      </text:list>
      <text:p text:style-name="Normal"><text:span text:style-name="T593"><draw:frame draw:z-index="251681792" draw:id="id9" draw:style-name="a12" draw:name="Zone de texte 2" text:anchor-type="paragraph" svg:x="0.15417in" svg:y="1.72778in" svg:width="4.95764in" svg:height="1.53542in" style:rel-width="scale" style:rel-height="scale"><draw:text-box><text:p text:style-name="P594">Exemple utilisation curseurs</text:p><text:p text:style-name="P595"/><text:p text:style-name="P596">BEGIN</text:p><text:p text:style-name="P597"><text:tab/>Open Salaires;</text:p><text:p text:style-name="P598"><text:tab/>LOOP</text:p><text:p text:style-name="P599"><text:tab/><text:tab/>FETCH Salaires into Salaire</text:p><text:p text:style-name="P600"><text:tab/><text:tab/>exit When Salaires %NOTFOUND;</text:p><text:p text:style-name="P601"><text:tab/><text:tab/>IF Salaires IS NOT NULL</text:p><text:p text:style-name="P602"><text:tab/><text:tab/><text:tab/>total := total + salaire;</text:p><text:p text:style-name="P603"><text:tab/><text:tab/>ENDIF</text:p><text:p text:style-name="P604"><text:tab/>ENDLOOP</text:p><text:p text:style-name="P605"><text:tab/>close Salaires</text:p><text:p text:style-name="P606"><text:tab/>DBMS_OUTPUT(total) <text:s/>//instruction pour afficher</text:p><text:p text:style-name="P607">END;</text:p></draw:text-box><svg:title/><svg:desc/></draw:frame></text:span><text:span text:style-name="T608"><draw:frame draw:z-index="251683840" draw:id="id10" draw:style-name="a13" draw:name="Zone de texte 2" text:anchor-type="paragraph" svg:x="0.15417in" svg:y="0.12778in" svg:width="4.95764in" svg:height="1.53542in" style:rel-width="scale" style:rel-height="scale"><draw:text-box><text:p text:style-name="P609">Exemple déclaration</text:p><text:p text:style-name="P610"/><text:p text:style-name="P611">DECLARE</text:p><text:p text:style-name="P612">CURSOR salaires IS select Sal from emp where dept =10;</text:p><text:p text:style-name="P613">salaire numeric(8,2);</text:p><text:p text:style-name="P614">total numeric(10,2) := 0;</text:p></draw:text-box><svg:title/><svg:desc/></draw:frame></text:span></text:p>
      <text:p text:style-name="P615"/>
      <text:p text:style-name="P616"/>
      <text:p text:style-name="P617"/>
      <text:p text:style-name="P618"/>
      <text:p text:style-name="P619"/>
      <text:p text:style-name="P620"/>
      <text:p text:style-name="P621"/>
      <text:p text:style-name="P622"/>
      <text:p text:style-name="P623"/>
      <text:p text:style-name="P624"/>
      <text:p text:style-name="P625"/>
      <text:p text:style-name="P626"/>
      <text:p text:style-name="P627"/>
      <text:p text:style-name="P628"/>
      <text:p text:style-name="P629"/>
      <text:p text:style-name="P630"/>
      <text:p text:style-name="P631"/>
      <text:p text:style-name="P632"/>
      <text:p text:style-name="P633"/>
      <text:p text:style-name="P634"/>
      <text:p text:style-name="P635"/>
      <text:p text:style-name="P636"/>
      <text:soft-page-break/>
      <text:h text:style-name="P637" text:outline-level="2">Boucle FOR et curseurs</text:h>
      <text:list text:style-name="LFO1" text:continue-numbering="true">
        <text:list-item>
          <text:p text:style-name="P638">Simplifie la programmation : elle évite d'expliciter open fetch close.</text:p>
        </text:list-item>
        <text:list-item>
          <text:p text:style-name="P639">En plus, elle déclare implicitement une variable de type ROW</text:p>
        </text:list-item>
      </text:list>
      <text:p text:style-name="P640"/>
      <text:p text:style-name="Normal"><text:span text:style-name="T641"><draw:frame draw:z-index="251685888" draw:id="id11" draw:style-name="a14" draw:name="Zone de texte 2" text:anchor-type="paragraph" svg:x="0.05417in" svg:y="0.05069in" svg:width="4.96667in" svg:height="1.53542in" style:rel-width="scale" style:rel-height="scale"><draw:text-box><text:p text:style-name="P642">Exemple<text:s/></text:p><text:p text:style-name="P643"/><text:p text:style-name="P644">DECLARE</text:p><text:p text:style-name="P645"><text:tab/>curseur c IS Select dept, nomE From Emp Where dept = 10;</text:p><text:p text:style-name="P646"/><text:p text:style-name="P647">BEGIN</text:p><text:p text:style-name="P648"><text:tab/>FOR employé IN C LOOP</text:p><text:p text:style-name="P649"><text:tab/><text:tab/>dbms_output_line(employé.nomE);</text:p><text:p text:style-name="P650"><text:tab/>ENDLOOP;</text:p><text:p text:style-name="P651">END;</text:p></draw:text-box><svg:title/><svg:desc/></draw:frame></text:span></text:p>
      <text:p text:style-name="P652"/>
      <text:p text:style-name="P653"/>
      <text:p text:style-name="P654"/>
      <text:p text:style-name="P655"/>
      <text:p text:style-name="P656"/>
      <text:p text:style-name="P657"/>
      <text:p text:style-name="P658"/>
      <text:p text:style-name="P659"/>
      <text:p text:style-name="P660"/>
      <text:p text:style-name="P661"/>
      <text:p text:style-name="P662"/>
      <text:p text:style-name="P663"/>
      <text:h text:style-name="P664" text:outline-level="2">Triggers</text:h>
      <text:p text:style-name="P665">Un trigger (déclencheur) est un objet de la base de données. Attaché à une table, il déclenche l'exécution d'une instruction (ou d'un bloc d'instr.) lors d'un événement d'insertion ou de suppression ou de mise à jour.</text:p>
      <text:p text:style-name="P666">Un trigger exécute un traitement pour chaque ligne affectée par l'événement déclencheur.</text:p>
      <text:p text:style-name="P667"/>
      <text:p text:style-name="P668">Utilité :<text:s/></text:p>
      <text:list text:style-name="LFO1" text:continue-numbering="true">
        <text:list-item>
          <text:p text:style-name="P669">contraintes et vérification de données</text:p>
        </text:list-item>
        <text:list-item>
          <text:p text:style-name="P670">intégrité des données</text:p>
        </text:list-item>
        <text:list-item>
          <text:p text:style-name="P671">historique des opérations</text:p>
        </text:list-item>
        <text:list-item>
          <text:p text:style-name="P672">Màj d'informations qui dépendent d'autres données</text:p>
        </text:list-item>
      </text:list>
      <text:p text:style-name="Normal"><text:span text:style-name="T673"><draw:connector draw:type="line" svg:x1="3.61256in" svg:y1="0.58542in" svg:x2="3.61256in" svg:y2="2.59931in" draw:z-index="251688960" draw:id="id12" draw:style-name="a15" draw:name="Connecteur droit 14" text:anchor-type="paragraph"><svg:title/><svg:desc/></draw:connector></text:span><text:span text:style-name="T674"><draw:frame draw:z-index="251687936" draw:id="id13" draw:style-name="a16" draw:name="Zone de texte 2" text:anchor-type="paragraph" svg:x="0.10625in" svg:y="0.36667in" svg:width="6.99167in" svg:height="2.52917in" style:rel-width="scale" style:rel-height="scale"><draw:text-box><text:p text:style-name="P675">Création d'un trigger</text:p><text:p text:style-name="P676"/><text:p text:style-name="P677">Create Trigger moment_trigger evenement_trigger</text:p><text:p text:style-name="P678"><text:tab/>ON Nom_Table FOR EACH ROW</text:p><text:p text:style-name="P679"><text:tab/>CORPS_Trigger;<text:tab/><text:tab/><text:tab/><text:tab/>Trigger : Nom du trigger</text:p><text:p text:style-name="P680">NomTable : table à laquelle est attaché le <text:s text:c="2"/>trigger</text:p><text:p text:style-name="P681">FOR EACH ROW : indique que le traitement sera effectué pour chaque ligne</text:p><text:p text:style-name="P682">CORPS_trigger : instructions à réaliser</text:p></draw:text-box><svg:title/><svg:desc/></draw:frame></text:span></text:p>
      <text:p text:style-name="P683"/>
      <text:p text:style-name="P684">moment_trigger : BEFORE / AFTER</text:p>
      <text:p text:style-name="P685">evenement_trigger : INSERT / DELETE / UPDATE</text:p>
      <text:p text:style-name="P686"/>
      <text:p text:style-name="P687"/>
      <text:soft-page-break/>
      <text:h text:style-name="P688" text:outline-level="2">Écriture d'un trigger</text:h>
      <text:p text:style-name="P689">Dans le corps du trigger, PL/SQL met à dispo 2 mots clés :<text:s/></text:p>
      <text:list text:style-name="LFO1" text:continue-numbering="true">
        <text:list-item>
          <text:p text:style-name="P690">OLD<text:s/><text:tab/><text:tab/>anciennes et</text:p>
        </text:list-item>
        <text:list-item>
          <text:p text:style-name="P691"><text:span text:style-name="T692"><draw:frame draw:z-index="251691008" draw:id="id14" draw:style-name="a17" draw:name="Zone de texte 2" text:anchor-type="paragraph" svg:x="-0.05417in" svg:y="0.40069in" svg:width="7.25in" svg:height="3.40764in" style:rel-width="scale" style:rel-height="scale"><draw:text-box><text:p text:style-name="P693">Exemple :</text:p><text:p text:style-name="P694">Dans une table Animal se trouve une colonne sexe. Cette colonne accepte tout caractère ou même NULL.</text:p><text:p text:style-name="P695">Or, seuls les caractères 'F' et 'M' ont du sens.</text:p><text:p text:style-name="P696"/><text:p text:style-name="P697">DELIMITER |</text:p><text:p text:style-name="P698">CREATE Trigger before_update_Animal BEFORE UPDATE</text:p><text:p text:style-name="P699"><text:tab/>ON Animal FOR EACH ROW</text:p><text:p text:style-name="P700"/><text:p text:style-name="P701">BEGIN</text:p><text:p text:style-name="P702"><text:tab/>IF</text:p><text:p text:style-name="P703"><text:tab/><text:tab/>New.Sexe != M</text:p><text:p text:style-name="P704"><text:tab/><text:tab/>AND New.Sexe != F</text:p><text:p text:style-name="P705"><text:tab/>THEN</text:p><text:p text:style-name="P706"><text:tab/><text:tab/>SET New.Sexe = M;</text:p><text:p text:style-name="P707"><text:tab/>END IF;</text:p><text:p text:style-name="P708">END |</text:p><text:p text:style-name="P709">DELIMITER ;</text:p></draw:text-box><svg:title/><svg:desc/></draw:frame></text:span><text:span text:style-name="T710">NEW<text:s/></text:span><text:span text:style-name="T711"><text:tab/></text:span><text:span text:style-name="T712"><text:tab/>nouvelles valeurs</text:span></text:p>
        </text:list-item>
      </text:list>
      <text:p text:style-name="P713"/>
      <text:p text:style-name="P714"/>
      <text:p text:style-name="P715"/>
      <text:p text:style-name="P716"/>
      <text:soft-page-break/>
      <text:h text:style-name="P717" text:outline-level="1">Jeudi 12/09/2019</text:h>
      <text:p text:style-name="Normal"><text:span text:style-name="T718"><draw:frame draw:z-index="251693056" draw:id="id15" draw:style-name="a18" draw:name="Zone de texte 2" text:anchor-type="paragraph" svg:x="0.88333in" svg:y="0.18264in" svg:width="4.96667in" svg:height="1.53542in" style:rel-width="scale" style:rel-height="scale"><draw:text-box><text:p text:style-name="P719">Exemple</text:p><text:p text:style-name="P720"/><text:p text:style-name="P721">DECLARE</text:p><text:p text:style-name="P722">cursor c IS Select dept, nomE From Emp Where dept = 10;</text:p><text:p text:style-name="P723"/><text:p text:style-name="P724">BEGIN</text:p><text:p text:style-name="P725">FOR employé IN C LOOP</text:p><text:p text:style-name="P726">dbms_output_line(employé.nomE);</text:p><text:p text:style-name="P727">ENDLOOP;</text:p><text:p text:style-name="P728">END;</text:p></draw:text-box><svg:title/><svg:desc/></draw:frame></text:span></text:p>
      <text:p text:style-name="P729"/>
      <text:p text:style-name="P730"/>
      <text:p text:style-name="P731"/>
      <text:p text:style-name="P732"/>
      <text:p text:style-name="P733"/>
      <text:p text:style-name="P734"/>
      <text:p text:style-name="P735"/>
      <text:p text:style-name="P736"/>
      <text:p text:style-name="P737"/>
      <text:p text:style-name="P738"/>
      <text:p text:style-name="P739"/>
      <text:p text:style-name="P740"/>
      <text:h text:style-name="P741" text:outline-level="2">Curseur paramétré</text:h>
      <text:p text:style-name="P742">Un curseur paramétré peut servir plusieurs fois avec des valeurs de paramètres différentes.</text:p>
      <text:p text:style-name="P743">On doit fermer le curseur entre chaque util. de paramètres différents.</text:p>
      <text:p text:style-name="P744"/>
      <text:p text:style-name="Normal"><text:span text:style-name="T745"><draw:frame draw:z-index="251695104" draw:id="id16" draw:style-name="a19" draw:name="Zone de texte 2" text:anchor-type="paragraph" svg:x="0.89167in" svg:y="0.04097in" svg:width="4.96667in" svg:height="1.53542in" style:rel-width="scale" style:rel-height="scale"><draw:text-box><text:p text:style-name="P746">Exemple<text:s/></text:p><text:p text:style-name="P747"/><text:p text:style-name="P748">DECLARE</text:p><text:p text:style-name="P749"><text:tab/>cursor c (d integer) IS Select dept, nomE FROM Emp</text:p><text:p text:style-name="P750"><text:tab/><text:tab/>Where dept = d;</text:p><text:p text:style-name="P751"/><text:p text:style-name="P752">BEGIN</text:p><text:p text:style-name="P753"><text:tab/>FOR employe IN c(10) LOOP</text:p><text:p text:style-name="P754"><text:tab/><text:tab/>dbms_output_line(employe.nomE);</text:p><text:p text:style-name="P755"><text:tab/>ENDLOOP;</text:p><text:p text:style-name="P756"><text:tab/>FOR employe in c(20) LOOP</text:p><text:p text:style-name="P757"><text:tab/><text:tab/>dbms_output_line(employe.nomE);</text:p><text:p text:style-name="P758"><text:tab/>ENDLOOP;</text:p><text:p text:style-name="P759">END</text:p><text:p text:style-name="P760"/></draw:text-box><svg:title/><svg:desc/></draw:frame></text:span></text:p>
      <text:p text:style-name="P761"/>
      <text:p text:style-name="P762"/>
      <text:p text:style-name="P763"/>
      <text:p text:style-name="P764"/>
      <text:p text:style-name="P765"/>
      <text:p text:style-name="P766"/>
      <text:p text:style-name="P767"/>
      <text:p text:style-name="P768"/>
      <text:p text:style-name="P769"/>
      <text:p text:style-name="P770"/>
      <text:p text:style-name="P771"/>
      <text:p text:style-name="P772"/>
      <text:p text:style-name="P773"/>
      <text:p text:style-name="P774"/>
      <text:p text:style-name="P775"/>
      <text:p text:style-name="P776"/>
      <text:p text:style-name="P777"/>
      <text:p text:style-name="P778"/>
      <text:p text:style-name="P779"/>
      <text:p text:style-name="P780"/>
      <text:p text:style-name="P781"/>
      <text:p text:style-name="P782"/>
      <text:p text:style-name="P783"/>
      <text:p text:style-name="P784"/>
      <text:p text:style-name="P785"/>
      <text:p text:style-name="P786"/>
      <text:p text:style-name="P787"/>
      <text:p text:style-name="P788"/>
      <text:soft-page-break/>
      <text:h text:style-name="P789" text:outline-level="2">Tableau en PL/SQL</text:h>
      <text:p text:style-name="P790"/>
      <text:p text:style-name="Normal"><text:span text:style-name="T791"><draw:frame draw:z-index="251697152" draw:id="id17" draw:style-name="a20" draw:name="Zone de texte 2" text:anchor-type="paragraph" svg:x="0.8875in" svg:y="0.06875in" svg:width="4.96667in" svg:height="1.53542in" style:rel-width="scale" style:rel-height="scale"><draw:text-box><text:p text:style-name="Normal"><text:span text:style-name="T792">Record</text:span></text:p><text:p text:style-name="P793">→<text:s/>Tableau</text:p><text:p text:style-name="P794"/><text:p text:style-name="P795">Exemple</text:p><text:p text:style-name="P796">DECLARE</text:p><text:p text:style-name="P797"><text:tab/>Type numTab IS VARRAY(10) of NUMBER;</text:p><text:p text:style-name="P798"><text:tab/>t numTab;</text:p><text:p text:style-name="P799"/><text:p text:style-name="P800">BEGIN</text:p><text:p text:style-name="P801"><text:tab/>t = numTab();</text:p></draw:text-box><svg:title/><svg:desc/></draw:frame></text:span></text:p>
      <text:p text:style-name="P802"/>
      <text:p text:style-name="P803"/>
      <text:p text:style-name="P804"/>
      <text:p text:style-name="P805"/>
      <text:p text:style-name="P806"/>
      <text:p text:style-name="P807"/>
      <text:p text:style-name="P808"/>
      <text:p text:style-name="P809"/>
      <text:p text:style-name="P810"/>
      <text:p text:style-name="P811"/>
      <text:p text:style-name="P812"/>
      <text:p text:style-name="P813"/>
      <text:p text:style-name="P814"/>
      <text:p text:style-name="P815"/>
      <text:h text:style-name="P816" text:outline-level="2">Ligne courante d'un curseur</text:h>
      <text:p text:style-name="P817">La ligne courante d'un curseur est déplacée<text:s/>à chaque appel de la fonction fetch.</text:p>
      <text:p text:style-name="P818">On est parfois amenés à modifier la ligne courante pendant le parcours.</text:p>
      <text:p text:style-name="P819">On utilise pour cela<text:s/></text:p>
      <text:p text:style-name="P820"/>
      <text:p text:style-name="P821"/>
      <text:h text:style-name="P822" text:outline-level="2">Création d'une procédure</text:h>
      <text:p text:style-name="P823"/>
      <text:p text:style-name="Normal"><text:span text:style-name="T824"><draw:frame draw:z-index="251699200" draw:id="id18" draw:style-name="a21" draw:name="Zone de texte 2" text:anchor-type="paragraph" svg:x="0.81667in" svg:y="0.09931in" svg:width="4.96667in" svg:height="1.53542in" style:rel-width="scale" style:rel-height="scale"><draw:text-box><text:p text:style-name="P825">create or replace</text:p><text:p text:style-name="P826"/><text:p text:style-name="P827">PROCEDURE(&lt;Liste paramètres&gt;) IS</text:p><text:p text:style-name="P828"><text:tab/>--- Déclaration des variables</text:p><text:p text:style-name="P829">BEGIN</text:p><text:p text:style-name="P830"><text:tab/>--- Code de la procédure</text:p><text:p text:style-name="P831">END</text:p></draw:text-box><svg:title/><svg:desc/></draw:frame></text:span></text:p>
      <text:p text:style-name="P832"/>
      <text:p text:style-name="P833"/>
      <text:p text:style-name="P834"/>
      <text:p text:style-name="P835"/>
      <text:p text:style-name="P836"/>
      <text:p text:style-name="P837"/>
      <text:p text:style-name="P838"/>
      <text:p text:style-name="P839"/>
      <text:p text:style-name="P840">idem, mais fonction.</text:p>
      <text:p text:style-name="Normal"><text:span text:style-name="T841"><draw:frame draw:z-index="251701248" draw:id="id19" draw:style-name="a22" draw:name="Zone de texte 2" text:anchor-type="paragraph" svg:x="0.825in" svg:y="0.25833in" svg:width="4.96667in" svg:height="1.53542in" style:rel-width="scale" style:rel-height="scale"><draw:text-box><text:p text:style-name="P842">create or replace</text:p><text:p text:style-name="P843"/><text:p text:style-name="P844">FUNCTION(&lt;Liste paramètres&gt;)</text:p><text:p text:style-name="P845">RETURN &lt;Type retour&gt; IS</text:p><text:p text:style-name="P846"><text:tab/>--- Déclaration des variables</text:p><text:p text:style-name="P847">BEGIN</text:p><text:p text:style-name="P848"><text:tab/>--- Code fonction</text:p><text:p text:style-name="P849">END</text:p></draw:text-box><svg:title/><svg:desc/></draw:frame></text:span></text:p>
      <text:p text:style-name="P850"/>
      <text:p text:style-name="P851"/>
      <text:p text:style-name="P852"/>
      <text:p text:style-name="P853"/>
      <text:p text:style-name="P854"/>
      <text:p text:style-name="P855"/>
      <text:p text:style-name="P856"/>
      <text:p text:style-name="P857"/>
      <text:p text:style-name="P858"/>
      <text:p text:style-name="P859"/>
      <text:p text:style-name="P860"/>
      <text:p text:style-name="P861"/>
      <text:soft-page-break/>
      <text:h text:style-name="P862" text:outline-level="2">Passage des paramètres</text:h>
      <text:p text:style-name="P863">Pour une procédure on<text:s/>indique le type de passage souhaité :</text:p>
      <text:list text:style-name="LFO1" text:continue-numbering="true">
        <text:list-item>
          <text:p text:style-name="P864">IN : par valeur</text:p>
        </text:list-item>
        <text:list-item>
          <text:p text:style-name="P865">INOUT : par référence</text:p>
        </text:list-item>
        <text:list-item>
          <text:p text:style-name="P866">OUT : par référence si la val du param n'est pas utilisée en entrée</text:p>
        </text:list-item>
      </text:list>
      <text:p text:style-name="P867"/>
      <text:p text:style-name="P868">Pour une fonction :</text:p>
      <text:list text:style-name="LFO1" text:continue-numbering="true">
        <text:list-item>
          <text:p text:style-name="P869">Seul IN est autorisé</text:p>
        </text:list-item>
      </text:list>
      <text:p text:style-name="P870"/>
      <text:p text:style-name="P871">Les fonctions peuvent aussi être utilisées dans les requêtes SQL</text:p>
      <text:p text:style-name="P872"/>
      <text:p text:style-name="Normal"><text:span text:style-name="T873"><draw:frame draw:z-index="251703296" draw:id="id20" draw:style-name="a23" draw:name="Zone de texte 2" text:anchor-type="paragraph" svg:x="0.83333in" svg:y="0.025in" svg:width="4.96667in" svg:height="1.53542in" style:rel-width="scale" style:rel-height="scale"><draw:text-box><text:p text:style-name="Normal"><text:span text:style-name="T874">Exemple :</text:span></text:p><text:p text:style-name="P875">create or replace</text:p><text:p text:style-name="P876">function euro_to_fr(somme IN Number)</text:p><text:p text:style-name="Normal"><text:span text:style-name="T877"><text:tab/>taux constant Numer<text:s/></text:span><text:span text:style-name="T878">≔</text:span><text:span text:style-name="T879"><text:s/>6.55957;</text:span></text:p><text:p text:style-name="P880"/><text:p text:style-name="P881">BEGIN</text:p><text:p text:style-name="P882"><text:tab/>return somme*taux;</text:p><text:p text:style-name="P883">END;</text:p></draw:text-box><svg:title/><svg:desc/></draw:frame></text:span></text:p>
      <text:p text:style-name="P884"/>
      <text:p text:style-name="P885"/>
      <text:p text:style-name="P886"/>
      <text:p text:style-name="P887"/>
      <text:p text:style-name="P888"/>
      <text:p text:style-name="P889"/>
      <text:p text:style-name="P890"/>
      <text:p text:style-name="P891"/>
      <text:p text:style-name="P892"/>
      <text:h text:style-name="P893" text:outline-level="2">Procédure stockée</text:h>
      <text:p text:style-name="P894">Une procédure stockée<text:s/>est une série d'instructions désignée par un nom.</text:p>
      <text:p text:style-name="P895">Lors de sa création, on l'enregirstre dans la base de données.</text:p>
      <text:p text:style-name="P896">Il est possible d'appeler celle-ci, les instructions sont alors exécutées.</text:p>
      <text:p text:style-name="P897">Pour déclencher l'exécution d'une procédure stockée, on utilise CALL suivi du nom de la procédure. Avec actuellement les paramètres.</text:p>
      <text:p text:style-name="Normal"><text:span text:style-name="T898">On supprime une procédure stockée avec la commande DROP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Calibri Light" fo:color="#2F5496" fo:font-size="16pt" style:font-size-asian="16pt" style:font-size-complex="14.5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Calibri Light" fo:color="#2F5496" fo:font-size="13pt" style:font-size-asian="13pt" style:font-size-complex="11.5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fo:color="#1F3763" style:font-size-complex="10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size-complex="10.5pt" fo:hyphenate="false"/>
    </style:style>
    <style:style style:name="Citation" style:display-name="Citation" style:family="paragraph" style:parent-style-name="Normal" style:next-style-name="Normal">
      <style:paragraph-properties fo:text-align="center" fo:margin-top="0.1388in" fo:margin-bottom="0.1111in" fo:margin-left="0.6in" fo:margin-right="0.6in">
        <style:tab-stops/>
      </style:paragraph-properties>
      <style:text-properties fo:font-style="italic" style:font-style-asian="italic" style:font-style-complex="italic" fo:color="#404040" style:font-size-complex="10.5pt" fo:hyphenate="false"/>
    </style:style>
    <style:style style:name="Sansinterligne" style:display-name="Sans interligne" style:family="paragraph">
      <style:text-properties style:font-size-complex="10.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Calibri Light" fo:color="#2F5496" fo:font-size="16pt" style:font-size-asian="16pt" style:font-size-complex="14.5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Calibri Light" fo:color="#2F5496" fo:font-size="13pt" style:font-size-asian="13pt" style:font-size-complex="11.5pt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 style:font-size-complex="10.5pt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Titre3Car" style:display-name="Titre 3 Car" style:family="text" style:parent-style-name="Policepardéfaut">
      <style:text-properties style:font-name="Calibri Light" style:font-name-asian="Times New Roman" fo:color="#1F3763" style:font-size-complex="10.5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En-têteCar" style:display-name="En-tête Car" style:family="text" style:parent-style-name="Policepardéfaut">
      <style:text-properties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PieddepageCar" style:display-name="Pied de page Car" style:family="text" style:parent-style-name="Policepardéfau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Liberation Serif" style:font-name-asian="SimSun" style:font-name-complex="Liberation Serif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SimSun" style:font-name-complex="Mang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 style:font-name-asian="SimSun" style:font-name-complex="Mang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Liberation Serif" style:font-name-asian="SimSun" style:font-name-complex="Liberation Serif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 style:font-name-asian="SimSun" style:font-name-complex="Manga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Liberation Serif" style:font-name-asian="SimSun" style:font-name-complex="Liberation Serif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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Liberation Serif"/>
      </text:list-level-style-bullet>
      <text:list-level-style-bullet text:level="2" text:style-name="WW_CharLFO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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Liberation Serif"/>
      </text:list-level-style-bullet>
      <text:list-level-style-bullet text:level="2" text:style-name="WW_CharLFO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Thomas Gigout</dc:creator>
    <meta:creation-date>2017-10-20T23:40:00Z</meta:creation-date>
    <dc:date>2019-09-12T16:00:00Z</dc:date>
    <meta:template xlink:href="Normal.dotm" xlink:type="simple"/>
    <meta:editing-cycles>25</meta:editing-cycles>
    <meta:editing-duration>PT18240S</meta:editing-duration>
    <meta:document-statistic meta:page-count="14" meta:paragraph-count="23" meta:word-count="1780" meta:character-count="11551" meta:row-count="81" meta:non-whitespace-character-count="9794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 mathvariant="normal">Π</mml:mi>
    </mml:mrow>
    <mml:mrow>
      <mml:mi>n</mml:mi>
      <mml:mi>o</mml:mi>
      <mml:mi>m</mml:mi>
      <mml:mi>L</mml:mi>
      <mml:mi>o</mml:mi>
      <mml:mi>c</mml:mi>
    </mml:mrow>
  </mml:msub>
  <mml:mfenced separators="|">
    <mml:mrow>
      <mml:mi>L</mml:mi>
      <mml:mi>o</mml:mi>
      <mml:mi>c</mml:mi>
      <mml:mi>a</mml:mi>
      <mml:mi>t</mml:mi>
      <mml:mi>a</mml:mi>
      <mml:mi>i</mml:mi>
      <mml:mi>r</mml:mi>
      <mml:mi>e</mml:mi>
      <mml:msub>
        <mml:mrow>
          <mml:mi mathvariant="normal">∞</mml:mi>
        </mml:mrow>
        <mml:mrow>
          <mml:mi>n</mml:mi>
          <mml:mi>u</mml:mi>
          <mml:mi>m</mml:mi>
          <mml:mi>L</mml:mi>
          <mml:mi>o</mml:mi>
          <mml:mi>c</mml:mi>
        </mml:mrow>
      </mml:msub>
      <mml:mfenced separators="|">
        <mml:mrow>
          <mml:mfenced separators="|">
            <mml:mrow>
              <mml:mi>L</mml:mi>
              <mml:mi>o</mml:mi>
              <mml:mi>u</mml:mi>
              <mml:mi>e</mml:mi>
            </mml:mrow>
          </mml:mfenced>
          <mml:msub>
            <mml:mrow>
              <mml:mi mathvariant="normal">∞</mml:mi>
            </mml:mrow>
            <mml:mrow>
              <mml:mi>n</mml:mi>
              <mml:mi>u</mml:mi>
              <mml:mi>m</mml:mi>
              <mml:mi>I</mml:mi>
              <mml:mi>m</mml:mi>
              <mml:mi>m</mml:mi>
              <mml:mi>a</mml:mi>
              <mml:mi>t</mml:mi>
            </mml:mrow>
          </mml:msub>
          <mml:mfenced separators="|">
            <mml:mrow>
              <mml:msub>
                <mml:mrow>
                  <mml:mi>σ</mml:mi>
                </mml:mrow>
                <mml:mrow>
                  <mml:mtable>
                    <mml:mtr>
                      <mml:mtd>
                        <mml:mrow>
                          <mml:maligngroup/>
                          <mml:mi>M</mml:mi>
                          <mml:mi>o</mml:mi>
                          <mml:mi>d</mml:mi>
                          <mml:mi>è</mml:mi>
                          <mml:mi>l</mml:mi>
                          <mml:mi>e</mml:mi>
                          <mml:mo>=</mml:mo>
                          <mml:mi>D</mml:mi>
                          <mml:mi>u</mml:mi>
                          <mml:mi>p</mml:mi>
                          <mml:mi>o</mml:mi>
                          <mml:mi>n</mml:mi>
                          <mml:mi>t</mml:mi>
                        </mml:mrow>
                      </mml:mtd>
                    </mml:mtr>
                    <mml:mtr>
                      <mml:mtd>
                        <mml:mrow>
                          <mml:maligngroup/>
                          <mml:mi>M</mml:mi>
                          <mml:mi>a</mml:mi>
                          <mml:mi>r</mml:mi>
                          <mml:mi>q</mml:mi>
                          <mml:mi>u</mml:mi>
                          <mml:mi>e</mml:mi>
                          <mml:mo>=</mml:mo>
                          <mml:mi>O</mml:mi>
                          <mml:mi>p</mml:mi>
                          <mml:mi>e</mml:mi>
                          <mml:mi>l</mml:mi>
                        </mml:mrow>
                      </mml:mtd>
                    </mml:mtr>
                  </mml:mtable>
                </mml:mrow>
              </mml:msub>
              <mml:mi>V</mml:mi>
              <mml:mi>e</mml:mi>
              <mml:mi>h</mml:mi>
              <mml:mi>i</mml:mi>
              <mml:mi>c</mml:mi>
              <mml:mi>u</mml:mi>
              <mml:mi>l</mml:mi>
              <mml:mi>e</mml:mi>
            </mml:mrow>
          </mml:mfenced>
        </mml:mrow>
      </mml:mfenced>
    </mml:mrow>
  </mml:mfenced>
  <mml:mi mathvariant="normal"> </mml:mi>
</mml:math>
</file>

<file path=Object 2/content.xml><?xml version="1.0" encoding="utf-8"?>
<mml:math xmlns:mml="http://www.w3.org/1998/Math/MathML" xmlns:m="http://schemas.openxmlformats.org/officeDocument/2006/math">
  <mml:msub>
    <mml:mrow>
      <mml:mi mathvariant="normal">Π</mml:mi>
    </mml:mrow>
    <mml:mrow>
      <mml:mi>T</mml:mi>
      <mml:mi>e</mml:mi>
      <mml:mi>l</mml:mi>
      <mml:mi>A</mml:mi>
      <mml:mi>s</mml:mi>
      <mml:mi>s</mml:mi>
    </mml:mrow>
  </mml:msub>
  <mml:mi>A</mml:mi>
  <mml:mi>s</mml:mi>
  <mml:mi>s</mml:mi>
  <mml:mi>u</mml:mi>
  <mml:mi>r</mml:mi>
  <mml:mi>a</mml:mi>
  <mml:mi>n</mml:mi>
  <mml:mi>c</mml:mi>
  <mml:mi>e</mml:mi>
  <mml:msub>
    <mml:mrow>
      <mml:mi mathvariant="normal">∞</mml:mi>
    </mml:mrow>
    <mml:mrow>
      <mml:mi>n</mml:mi>
      <mml:mi>u</mml:mi>
      <mml:mi>m</mml:mi>
      <mml:mi>A</mml:mi>
      <mml:mi>s</mml:mi>
      <mml:mi>s</mml:mi>
    </mml:mrow>
  </mml:msub>
  <mml:mo>(</mml:mo>
  <mml:mi>A</mml:mi>
  <mml:mi>s</mml:mi>
  <mml:mi>s</mml:mi>
  <mml:mi>u</mml:mi>
  <mml:mi>r</mml:mi>
  <mml:mi>e</mml:mi>
  <mml:msub>
    <mml:mrow>
      <mml:mi mathvariant="normal">∞</mml:mi>
    </mml:mrow>
    <mml:mrow>
      <mml:mi>n</mml:mi>
      <mml:mi>u</mml:mi>
      <mml:mi>m</mml:mi>
      <mml:mi>I</mml:mi>
      <mml:mi>m</mml:mi>
      <mml:mi>m</mml:mi>
      <mml:mi>a</mml:mi>
      <mml:mi>t</mml:mi>
    </mml:mrow>
  </mml:msub>
  <mml:msub>
    <mml:mrow>
      <mml:mi mathvariant="normal">Π</mml:mi>
    </mml:mrow>
    <mml:mrow>
      <mml:mi>n</mml:mi>
      <mml:mi>u</mml:mi>
      <mml:mi>m</mml:mi>
      <mml:mi>I</mml:mi>
      <mml:mi>m</mml:mi>
      <mml:mi>m</mml:mi>
      <mml:mi>a</mml:mi>
      <mml:mi>t</mml:mi>
    </mml:mrow>
  </mml:msub>
  <mml:mo>(</mml:mo>
  <mml:mi>L</mml:mi>
  <mml:mi>o</mml:mi>
  <mml:mi>u</mml:mi>
  <mml:mi>e</mml:mi>
  <mml:msub>
    <mml:mrow>
      <mml:mi mathvariant="normal">∞</mml:mi>
    </mml:mrow>
    <mml:mrow>
      <mml:mi>V</mml:mi>
      <mml:mi>e</mml:mi>
      <mml:mi>h</mml:mi>
      <mml:mi>i</mml:mi>
      <mml:mi>c</mml:mi>
      <mml:mi>u</mml:mi>
      <mml:mi>l</mml:mi>
      <mml:mi>e</mml:mi>
    </mml:mrow>
  </mml:msub>
  <mml:msub>
    <mml:mrow>
      <mml:mi mathvariant="normal">Π</mml:mi>
    </mml:mrow>
    <mml:mrow>
      <mml:mi>n</mml:mi>
      <mml:mi>u</mml:mi>
      <mml:mi>m</mml:mi>
      <mml:mi>L</mml:mi>
      <mml:mi>o</mml:mi>
      <mml:mi>c</mml:mi>
    </mml:mrow>
  </mml:msub>
  <mml:mo>(</mml:mo>
  <mml:msub>
    <mml:mrow>
      <mml:mi>σ</mml:mi>
    </mml:mrow>
    <mml:mrow>
      <mml:mtable>
        <mml:mtr>
          <mml:mtd>
            <mml:mrow>
              <mml:maligngroup/>
              <mml:mi>N</mml:mi>
              <mml:mi>o</mml:mi>
              <mml:mi>m</mml:mi>
              <mml:mo>=</mml:mo>
              <mml:mi>D</mml:mi>
              <mml:mi>u</mml:mi>
              <mml:mi>p</mml:mi>
              <mml:mi>o</mml:mi>
              <mml:mi>n</mml:mi>
              <mml:mi>t</mml:mi>
            </mml:mrow>
          </mml:mtd>
        </mml:mtr>
        <mml:mtr>
          <mml:mtd>
            <mml:mrow>
              <mml:maligngroup/>
              <mml:mi>P</mml:mi>
              <mml:mi>r</mml:mi>
              <mml:mi>é</mml:mi>
              <mml:mi>n</mml:mi>
              <mml:mi>o</mml:mi>
              <mml:mi>m</mml:mi>
              <mml:mo>=</mml:mo>
              <mml:mi>J</mml:mi>
              <mml:mi>e</mml:mi>
              <mml:mi>a</mml:mi>
              <mml:mi>n</mml:mi>
            </mml:mrow>
          </mml:mtd>
        </mml:mtr>
      </mml:mtable>
    </mml:mrow>
  </mml:msub>
  <mml:mi>L</mml:mi>
  <mml:mi>o</mml:mi>
  <mml:mi>c</mml:mi>
  <mml:mi>a</mml:mi>
  <mml:mi>t</mml:mi>
  <mml:mi>a</mml:mi>
  <mml:mi>i</mml:mi>
  <mml:mi>r</mml:mi>
  <mml:mi>e</mml:mi>
  <mml:mo>)</mml:mo>
  <mml:mo>)</mml:mo>
  <mml:mo>)</mml:mo>
</mml:math>
</file>

<file path=Object 3/content.xml><?xml version="1.0" encoding="utf-8"?>
<mml:math xmlns:mml="http://www.w3.org/1998/Math/MathML" xmlns:m="http://schemas.openxmlformats.org/officeDocument/2006/math">
  <mml:msub>
    <mml:mrow>
      <mml:mi mathvariant="normal">Π</mml:mi>
    </mml:mrow>
    <mml:mrow>
      <mml:mi>n</mml:mi>
      <mml:mi>o</mml:mi>
      <mml:mi>m</mml:mi>
      <mml:mi>L</mml:mi>
      <mml:mi>o</mml:mi>
      <mml:mi>c</mml:mi>
    </mml:mrow>
  </mml:msub>
  <mml:mi>L</mml:mi>
  <mml:mi>o</mml:mi>
  <mml:mi>c</mml:mi>
  <mml:mi>a</mml:mi>
  <mml:mi>t</mml:mi>
  <mml:mi>a</mml:mi>
  <mml:mi>i</mml:mi>
  <mml:mi>r</mml:mi>
  <mml:mi>e</mml:mi>
  <mml:msub>
    <mml:mrow>
      <mml:mi mathvariant="normal">∞</mml:mi>
    </mml:mrow>
    <mml:mrow>
      <mml:mi>n</mml:mi>
      <mml:mi>u</mml:mi>
      <mml:mi>m</mml:mi>
      <mml:mi>L</mml:mi>
      <mml:mi>o</mml:mi>
      <mml:mi>c</mml:mi>
    </mml:mrow>
  </mml:msub>
  <mml:mo>(</mml:mo>
  <mml:mi>L</mml:mi>
  <mml:mi>o</mml:mi>
  <mml:mi>u</mml:mi>
  <mml:mi>e</mml:mi>
  <mml:mrow>
    <mml:mrow/>
    <mml:mo>/</mml:mo>
    <mml:mrow/>
  </mml:mrow>
  <mml:msub>
    <mml:mrow>
      <mml:mi mathvariant="normal">Π</mml:mi>
    </mml:mrow>
    <mml:mrow>
      <mml:mi>n</mml:mi>
      <mml:mi>u</mml:mi>
      <mml:mi>m</mml:mi>
      <mml:mi>I</mml:mi>
      <mml:mi>m</mml:mi>
      <mml:mi>m</mml:mi>
      <mml:mi>a</mml:mi>
      <mml:mi>t</mml:mi>
    </mml:mrow>
  </mml:msub>
  <mml:mi>V</mml:mi>
  <mml:mi>e</mml:mi>
  <mml:mi>h</mml:mi>
  <mml:mi>i</mml:mi>
  <mml:mi>c</mml:mi>
  <mml:mi>u</mml:mi>
  <mml:mi>l</mml:mi>
  <mml:mi>e</mml:mi>
  <mml:mo>)</mml:mo>
</mml:math>
</file>